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2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Arkusz1" table:style-name="ta1">
        <table:table-column table:style-name="co1" table:default-cell-style-name="Default"/>
        <table:table-column table:style-name="co2" table:default-cell-style-name="Default"/>
        <table:table-row table:style-name="ro1">
          <table:table-cell office:value-type="string" calcext:value-type="string">
            <text:p>This is only for Julie Strain fans. It's a collection of her photos -- about 80 pages worth with a nice section of paintings by Olivia.If you're looking for heavy literary content, this isn't the place to find it -- there's only about 2 pages with text and everything else is photos.Bottom line: if you only want one book, the Six Foot One ... is probably a better choice, however, if you like Julie like I like Julie, you won't go wrong on this one either.</text:p>
          </table:table-cell>
          <table:table-cell office:value-type="float" office:value="1" calcext:value-type="float">
            <text:p>1</text:p>
          </table:table-cell>
        </table:table-row>
        <table:table-row table:style-name="ro1">
          <table:table-cell office:value-type="string" calcext:value-type="string">
            <text:p>I don't care much for Dr. Seuss but after reading Philip Nel's book I changed my mind--that's a good testimonial to the power of Rel's writing and thinking. Rel plays Dr. Seuss the ultimate compliment of treating him as a serious poet as well as one of the 20th century's most interesting visual artists, and after reading his book I decided that a trip to the Mandeville Collections of the library at University of California in San Diego was in order, so I could visit some of the incredible Seuss/Geisel holdings they have there.There's almost too much to take in, for, like William Butler Yeats, Seuss led a career that constantly shifted and metamoprhized itself to meet new historical and political cirsumstances, so he seems to have been both a leftist and a conservative at different junctures of his career, both in politics and in art. As Nel shows us, he was once a cartoonist for the fabled PM magazine and, like Andy Warhol, he served his time slaving in the ad business too. All was in the service of amusing and broadening the minds of US children. Nel doesn't hesitate to administer a sound spanking to the Seuss industry that, since his death, has seen fit to license all kinds of awful products including the recent CAT IN THE HAT film with Mike Myers. Oh, what a cat-astrophe!The book is great and I can especially recommend the work of the picture editor who has given us a bounty of good illustrations.</text:p>
          </table:table-cell>
          <table:table-cell office:value-type="float" office:value="1" calcext:value-type="float">
            <text:p>1</text:p>
          </table:table-cell>
        </table:table-row>
        <table:table-row table:style-name="ro1">
          <table:table-cell office:value-type="string" calcext:value-type="string">
            <text:p>If people become the books they read and if "the child is father to the man," then Dr. Seuss (Theodor Seuss Geisel) is the most influential author, poet, and artist of modern times. For me, a daddy to a large family who learned to read with Dr. Seuss and who has memorized too many of the books via repeated readings to young children, Prof. Nel's brilliant 'American Icon' is a long awaited treat. At last a serious treatment of this remarkable genius that is both an engaging read and filled with remarkable insights! I especially enjoyed (and learned more than I care to admit from) Prof. Nel's discussions of the Disneyfication of Seuss - which Nel links to failings in American copyright law, "the other sides of Dr. Seuss" - all of which sides were new to me, and the political genesis of his secular morality in the WWII cartoon work he did at PM magazine. The chapters on Geisel's poetry and artwork and the link Nel makes between Seuss and the historical avant guarde alone make this book a "must buy" for parents and serious readers, not to mention public libraries. Readers of Nel's other books will find the same engaging writing style that makes the book a fun read while imparting a mountain of information and important ideas. This is simply the best and most comprehensive book yet written on the work of Seuss Geisel and what will certainly be the standard for many years to come. Thank you, Prof. Nel, wherever you are, from a reader who grew up with the good doctor and who is growing up with him again years later. Your book, written from your encyclopeadic knowledge of children's literature and the media of this genre - from scanning verse to cubist painting! - explains the power, limits, and popularity of the Seuss phenomenon.</text:p>
          </table:table-cell>
          <table:table-cell office:value-type="float" office:value="1" calcext:value-type="float">
            <text:p>1</text:p>
          </table:table-cell>
        </table:table-row>
        <table:table-row table:style-name="ro1">
          <table:table-cell office:value-type="string" calcext:value-type="string">
            <text:p>Theodore Seuss Geisel (1904-1991), aka &amp;quot;Dr. Seuss,&amp;quot; was one of the most influential writers and artists of the 20th century.In 1959, Rudolf Flesch wrote, &amp;quot;A hundred years from now, children and their parents will still eagerly read the books of a fellow called Ted Geisel, popularly known as Dr. Seuss.&amp;quot;Flesch was too conservative in his prediction. A century, and more, from today, Dr. Seuss will still be read when many authors on today's bestseller lists will be forgotten.Published on the centenary of Geisel's birth, Dr. Seuss: American Icon analyzes six key aspects of Seuss's career: poetry, politics, art, biography, marketing, and influence.In six insightful chapters, Philip Nel, Assistant Professor of English at Kansas State University, discusses &amp;quot;U.S. Laureate of Nonsense,&amp;quot; &amp;quot;Dr. Seuss vs. Adolf Hitler,&amp;quot; &amp;quot;The Doc in the Smock,&amp;quot; &amp;quot;The 5,000 Fingers of Dr. S.,&amp;quot; &amp;quot;The Disneyfication of Dr. Seuss,&amp;quot; and &amp;quot;The Cat in the Hat for President.&amp;quot;Nel gives short shrift to Geisel's childhood and family background--and, indeed, to biography in general--preferring to focus on Seuss's writing and art, from his first book, And to Think That I Saw It on Mulberry Street (1937) to his last book, Oh, the Places You'll Go! (1990).Dr. Seuss's breakthrough year was 1957, when he published the two books with which he is most often identified: The Cat in the Hat and How the Grinch Stole Christmas!Other classic works in the Seussian canon are: Horton Hears a Who! (&amp;quot;A person's a person, no matter how small&amp;quot;), Yertle the Turtle (modeled on the rise of Adolf Hitler), Green Eggs and Ham (Seuss's bestselling book), The Sneeches (a criticism of anti-Semitism), The Lorax (a protest against corporate abuse of the environment), and The Butter Battle Book (a critique of Reagan's enthusiasm for the nuclear arms trace).His favorite work, among the books he authored, was The Cat in the Hat, for it, more than any other, taught children to read.While many of his books have a clear and powerful moral, Seuss had a horror of heavy-handed preaching. He sought to teach and ignite the imagination, but was a lifelong opponent of smug, self-righteous bourgeois moralism.&amp;quot;Seuss was a contrarian,&amp;quot; writes Nel, &amp;quot;who enjoyed challenging people to reconsider their assumptions. [He had a] rebellious imagination and a dispositional distaste for rules and regulations.&amp;quot; His work was a &amp;quot;rational insanity&amp;quot; that exhibited &amp;quot;joyous anarchy&amp;quot; and a &amp;quot;lifelong thrill in misbehaving.&amp;quot;A better subtitle for Nel's work would have been American Icon and Iconoclast.Nel tells of Seuss's early years as an advertising artist and as a agitprop cartoonist. The book, however, is not a biography; it is a serious study in the genres of literary and art criticism.For readers who want more biographical information, Nel recommends Dr. Seuss and Mr. Geisel, by Judith Morgan and Neil Morgan (1995), which he describes as &amp;quot;the definitive biography and the single best secondary source on Seuss. Any discussion of Seuss's life and work must begin with this book.&amp;quot;Dr. Seuss: American Icon includes 103 pages of notes, index, and the most comprehensive annotated Seuss bibliography ever assembled. One learns a lot from this book; the author's lucid style makes it not only an enlightening work but a fun read.Philip Nel is the author of J. K. Rowling's Harry Potter Novels: A Reader's Guide (2001) and The Avant-Garde and American Postmodernity (2002).Roy E. Perry of Nolensville, Tennessee, is an advertising copywriter at a Nashville publishing house.</text:p>
          </table:table-cell>
          <table:table-cell office:value-type="float" office:value="1" calcext:value-type="float">
            <text:p>1</text:p>
          </table:table-cell>
        </table:table-row>
        <table:table-row table:style-name="ro1">
          <table:table-cell office:value-type="string" calcext:value-type="string">
            <text:p>Philip Nel - Dr. Seuss: American IconThis is basically an academic overview of Seuss poetry, art, cartoons, and the problems with the commercialization of the Seuss name and works after his death. It is not, to any real extent, a biography. Those seeking such should move on.As an academic book it leans on the dry side. It assumes the reader has a fairly good knowledge of Children's Literature and 20th Century cartoons (not the animated kind). Not a book to begin your Dr. Seuss experience with. But if you have read them to your children and are interested about the writing style (there is a good chapter about his poetry) or his art style (not as good a chapter, but still interesting).What interested me the most was the deconstruction of the recent rush to "cash in" on Seuss by Hollywood and advertisers. I think that Nel wants to come down against it, but based on Seuss' background (he started out drawing Flit ads) and the projects he approved during his lifetime; it is a tough argument to make. In the end though Nel does point out that maybe the movies and tie- ins did not have to be so... crass?The book is well researched; lots of neat tidbits are to be gleamed. Early cartoons by Seuss for PM magazine were occasionally (by today's standards) shockingly racist. It makes him a little more human and puts his latter works like the Lorax in a new light.Those in Education may enjoy this background. Fans of Seuss will enjoy the exhaustive bibliography of Seuss's many, many works. Also good list of other works about the man.</text:p>
          </table:table-cell>
          <table:table-cell office:value-type="float" office:value="1" calcext:value-type="float">
            <text:p>1</text:p>
          </table:table-cell>
        </table:table-row>
        <table:table-row table:style-name="ro1">
          <table:table-cell office:value-type="string" calcext:value-type="string">
            <text:p>"Dr. Seuss: American Icon" by Philip Nel is a thoughtful deconstruction of the life and work of Theodore Geisel (aka Dr. Seuss). In this thoughtful book, Mr. Nel deepens our appreciation for Seuss as a distinctively American poet, artist and educator. The author demonstrates Seuss' wide ranging influence and argues for his rightful place among the most important cultural figures of the 20th century.An English professor at Kansas State University, Mr. Nel uses his historic knowledge to discuss how Seuss' text belongs to a tradition of great nonsense writers. Mr. Nel states that Seuss' carefully-constructed absurdist tales encourage children to challenge the status quo by gently skewering the grown-up world; elsewhere, he uses charts to show how Seuss effectively used meter and rhyme to complement his intentionally ridiculous plots and create masterful stories that have stood up well to the test of time.Mr. Nel recounts Seuss' early career as advertising illustrator and political cartoonist to help us better understand the influences that shaped his classic children's work. As an artist, Mr. Nel suggests that the term "energetic cartoon surrealism" appropriately describes Seuss' creative synthesis of cubism, art nouveau, surrealism and other styles. While Seuss' influence can be detected in modern rap music, children's books, political cartoons and more, Mr. Nel contends that Seuss would not have been happy about the manner in which his works have been posthumously marketed, opining that the "Disneyification" or simplification of Seuss' stories for marketable purposes "threatens to make 'Seuss' synomynous with the ambiguous power of global capitalism". Such commercialism would appear to collide with Seuss' desire to develop critical thinking among young people and to help us all imagine a better world.I highly recommend this book for everyone interested in gaining greater insight and perspective into one of America's greatest creative talents.</text:p>
          </table:table-cell>
          <table:table-cell office:value-type="float" office:value="1" calcext:value-type="float">
            <text:p>1</text:p>
          </table:table-cell>
        </table:table-row>
        <table:table-row table:style-name="ro1">
          <table:table-cell office:value-type="string" calcext:value-type="string">
            <text:p>Theodor Seuss Giesel was best known as 'Dr. Seuss', one of the most influential and enduringly popular children's authors of the 20th century. Giesel created not only his famous imaginative picturebooks, but a unique art and poetry, and even a place for himself in politics. Philip Nel argues that these added activities make Dr. Seuss one of the most influential people in America - certainly the most influential poet - and Dr. Seuss: American Icon provides the reader an memorably excellent survey of Dr. Seuss' many achievements.</text:p>
          </table:table-cell>
          <table:table-cell office:value-type="float" office:value="1" calcext:value-type="float">
            <text:p>1</text:p>
          </table:table-cell>
        </table:table-row>
        <table:table-row table:style-name="ro1">
          <table:table-cell office:value-type="string" calcext:value-type="string">
            <text:p>When I recieved this book as a gift for Christmas my first impression went along these line: "Oh great some professor who probably wrote alot of mumbo-jumbo that I don't want to know about Dr. Suess and I know it won't be an enjoyable read."Thanks goodness I read it nonetheless.To my pleasure, Nel hardly writes in the airy academia style with which I expected him to. In fact, he's writes so far from it, with a smart and precise style, I am tempted to revise how I feel about professor-writers. However, in accordance with his academia roots, Nel has a 100 page annotated bibliogarphy that goes along with his work, a nice shrine to prove his homework was well done.As far the actual book goes it is an excellent piece work. "Dr. Seuss: American Icon" looks at the man behind Dr. Suess not as a straight-forward biography, but rather it focuses on different areas of Dr. Suess (i.e. poet, poetry of, artist, artistic style, adult, activist, etc.) and interjects those discussions with biogrphical anecdotes. A very effective attention keeping method.If you're interested in learning more about the work and the man behind the work of Dr. Suess, this is the book that speaks to both and even more. Highly recommended!</text:p>
          </table:table-cell>
          <table:table-cell office:value-type="float" office:value="1" calcext:value-type="float">
            <text:p>1</text:p>
          </table:table-cell>
        </table:table-row>
        <table:table-row table:style-name="ro1">
          <table:table-cell office:value-type="string" calcext:value-type="string">
            <text:p>Trams (or any public transport) are not usually the best place to read and absorb scholarly texts. But this one has accompanied me on my daily commute, and I have been absorbed in it. It is well written and comprehensive, and tells the tale of a modern author, with plenty of "Fancy that" and "Well, well" moments. Highly recommended for stationary reading, too.</text:p>
          </table:table-cell>
          <table:table-cell office:value-type="float" office:value="1" calcext:value-type="float">
            <text:p>1</text:p>
          </table:table-cell>
        </table:table-row>
        <table:table-row table:style-name="ro1">
          <table:table-cell office:value-type="string" calcext:value-type="string">
            <text:p>As far as I am aware, this is the first book-length study of the work of Dr. Seuss, and Philip Nel has done an excellent job. If the word 'study' makes you nervous, rest assured: this is not a jargon-filled, pretentious analysis. It is, instead, a nicely written work that views Seuss from several different angles: as a poet, a visual artist, a cartoonist, and so on. Nel writes intelligently on how Seuss fits into the canon of nonsense poets, and provides good background on the roots of Seuss's visual style. Some of the WW2/political cartoon material I had read about before, but Nel covers it thoroughly. The most fascinating chapter to me deals with the marketing of Seuss, particularly since his death. Nel holds forth strongly on the abominable 'Grinch' movie (and I trust he feels the same way about the 'Cat in the Hat' film too), and gets into a very interesting discussion of the possible motivations behind the ever-expanding empire of Dr. Seuss Enterprises. (And no, I don't believe it is purely about the profits!)Two small quibbles prevent me from awarding five stars. Firstly, I would have liked the book to be a little longer. The in-depth bibliography is interesting in itself and will be a goldmine to future researchers, but I'm sure Nel could have found a few more things to say - perhaps about Seuss's gender politics. Secondly, the dust jacket on my copy was a little loose.</text:p>
          </table:table-cell>
          <table:table-cell office:value-type="float" office:value="1" calcext:value-type="float">
            <text:p>1</text:p>
          </table:table-cell>
        </table:table-row>
        <table:table-row table:style-name="ro1">
          <table:table-cell office:value-type="string" calcext:value-type="string">
            <text:p>I just finished the book, &amp;quot;Wonderful Worship in Smaller Churches,&amp;quot; by David Ray, an outstanding resource for small church pastors, as is his other book, &amp;quot;The Big Small Church Book.&amp;quot; I will be rereading both regularly and referring to them often. I may have to reorder the &amp;quot;Big Small Church Book&amp;quot; as my copy is nearly worn out. If I had only two choices for resources for pastors of small churches, it would be these two.I hope the author considers focusing on Christian Education in another book. There is a section in the &amp;quot;Big Small Church Book&amp;quot; on Christian Education, but concentrating on one of the most important church functions individually makes a huge difference, as is proven by this new book. I tell all my colleagues that Rev. Ray's books are worth every dollar and more.</text:p>
          </table:table-cell>
          <table:table-cell office:value-type="float" office:value="1" calcext:value-type="float">
            <text:p>1</text:p>
          </table:table-cell>
        </table:table-row>
        <table:table-row table:style-name="ro1">
          <table:table-cell office:value-type="string" calcext:value-type="string">
            <text:p>Many small churches feel like they can not have great worship because they lack the resources that larger churches take for granted.Ray's list of "thou shalts" is worth the price of the book.The description of various "personalities" in the small church is both humorous, and so true.This book gives encouragement as well as practical advice.</text:p>
          </table:table-cell>
          <table:table-cell office:value-type="float" office:value="1" calcext:value-type="float">
            <text:p>1</text:p>
          </table:table-cell>
        </table:table-row>
        <table:table-row table:style-name="ro1">
          <table:table-cell office:value-type="string" calcext:value-type="string">
            <text:p>I just finished reading this amazing book and came away with an entirely different perspective on our smaller congregation. As a ministry leader it is easy to become depressed over what can not be accomplished, and how overworked everyone is in a small church...but we often fail to see all that IS being accomplished and how extraordinary our smaller congregations are.There are many pluses outlined in this book about what works about being smaller, and in this day of mega churches the reminder is a good one. There are some very good tips about altering worship for smaller congregations and valuing it's unique size and working with it well.For the thousands of us who find ourselves in churches with membership of 100 or less, for those who are discouraged when worship attendence is 30 or 40 during the summer, this book is such an uplifting perspective you can't help but be energized!Unlike many tomes of this nature, this is an easy read and the layperson can gobble it up and immediately put it to use. David Ray's writing style is accessible and doesn't make assumptions about the knowledge of the reader, offering explanations where needed that were very helpful.Pick it up even if you are not a pastor, you will gain something from it, I guarantee it!</text:p>
          </table:table-cell>
          <table:table-cell office:value-type="float" office:value="1" calcext:value-type="float">
            <text:p>1</text:p>
          </table:table-cell>
        </table:table-row>
        <table:table-row table:style-name="ro1">
          <table:table-cell office:value-type="string" calcext:value-type="string">
            <text:p>I hadn't been a small church pastor very long before I began to hear about David R. Ray. If you do any reading in this area, you'll start to see other authors refer to him and a handful of others, especially Anthony Pappas and Carl Dudley (who are also excellent). But Ray is different. Reading his work, I felt as if he had actually visited MY home church. He describes some of the personalities in a church family, and I could supply their names. He lists some of the "Thou Shalts" of a strong worship service, and I heard echoes of my most recent deacons' meeting. He not only gets small church culture, he celebrates it, and he is eager to help small churches learn to get and to celebrate themselves. If you are part of a church where low-morale often coexists with feisty pride, this is a resource that will help. It offers some ways of identifying what church families with 50 or fewer need and hope for from their churches, and how to offer it in ways that are inclusive, warm, fun and authentic. Hallelujah!</text:p>
          </table:table-cell>
          <table:table-cell office:value-type="float" office:value="1" calcext:value-type="float">
            <text:p>1</text:p>
          </table:table-cell>
        </table:table-row>
        <table:table-row table:style-name="ro1">
          <table:table-cell office:value-type="string" calcext:value-type="string">
            <text:p>I bought this book because I read some glowing praise on an online library site. Unfortunately, I was deeply disappointed by page three. I always buy books in the hope and expectation of having an enjoyable read, not to criticise. However, this book is in urgent need of good editing -- though quite possibly editing alone wouldn't save it. Examples: a bed squeaks slightly and sharply in the same sentence; a nightgown hangs freely over her girlish figure and olive colored complexion; coffee aromas huddle; rumbling clouds huddle (as well as the coffee?); she prepared to sip her coffee beneath the wrath of God... cuddled within the arms of a strong breeze; (the wrath of God is a breeze?); the Columbian (stet) coffee aroma danced beneath her sculpted tan nose; the coffee bean fragrance tangoed within her body; she placed her thick pink lips against the warm cup;... and so on, all by page three. It is quite possible that the storyline is deeply moving. I'll never know because I can't bring myself to continue. Sorry.</text:p>
          </table:table-cell>
          <table:table-cell office:value-type="float" office:value="0" calcext:value-type="float">
            <text:p>0</text:p>
          </table:table-cell>
        </table:table-row>
        <table:table-row table:style-name="ro1">
          <table:table-cell office:value-type="string" calcext:value-type="string">
            <text:p>I have to admit, I am not one to write reviews on book. I do however like to read them. Some of the reviews are great, some are cruel, but the reviews on this book were absolutlely hysterical. I read this book and after watching the war of the words I couldn't help, but to jump in. I am on the good side of the book. I loved how it kept my intersted. On the bad side I have to say, there was a typo featured on the back cover and the secret to liking this book is making it through the first chapter. I have to admit I was a little curious when I read some of the reviews. They were so mean and false that it spiked my curiosity. I then like the last review noticed that the "Traveling librarian" wrote a completely ignorant review on this book. My first thought was wait a minute, that was not the book that I read. I read my copy once again and realized her entire review was fabricated. Then I knew, it was some kind of game. Maybe it is someone who dislikes the author for personal reasons, that has posted more then one awful review, or maybe this is another who is jealous, Who knows? All I know is that I liked the book, and future readers take the advice of the ignorant with a grain of salt.</text:p>
          </table:table-cell>
          <table:table-cell office:value-type="float" office:value="1" calcext:value-type="float">
            <text:p>1</text:p>
          </table:table-cell>
        </table:table-row>
        <table:table-row table:style-name="ro1">
          <table:table-cell office:value-type="string" calcext:value-type="string">
            <text:p>This is a self-published book, and if you want to know why--read a few paragraphs! Those 5 star reviews must have been written by Ms. Haddon's family and friends--or perhaps, by herself! I can't imagine anyone reading the whole thing--I spent an evening with the book and a friend and we were in hysterics reading bits and pieces of it to one another. It is most definitely bad enough to be entered into some kind of a "worst book" contest. I can't believe Amazon even sells this kind of thing. Maybe I can offer them my 8th grade term paper on "To Kill a Mockingbird"--a book I am quite sure Ms. Haddon never heard of. Anyway, unless you are in a mood to send a book to someone as a joke---stay far, far away from this one!</text:p>
          </table:table-cell>
          <table:table-cell office:value-type="float" office:value="0" calcext:value-type="float">
            <text:p>0</text:p>
          </table:table-cell>
        </table:table-row>
        <table:table-row table:style-name="ro1">
          <table:table-cell office:value-type="string" calcext:value-type="string">
            <text:p>When I first read this the I was mezmerized at the style of writting. I soon became so hooked on this book that I wanted to fall on my knees and shut out the rest of the world. Haddon delivers a portrayal of a woman that is hurt loney and abused and I think she does a wonderful job making the reader feel like the character.</text:p>
          </table:table-cell>
          <table:table-cell office:value-type="float" office:value="1" calcext:value-type="float">
            <text:p>1</text:p>
          </table:table-cell>
        </table:table-row>
        <table:table-row table:style-name="ro1">
          <table:table-cell office:value-type="string" calcext:value-type="string">
            <text:p>I read the review directly under mine and I have to say I laughed. How can someone write a honest review on a book they read only three pages of? That was funny but also sad that people are mean enough to keep others from an enjoyable read. I loved this book. I thought the first chapter was a little long, but I read the WHOLE book and I loved it. This book is about an afair of the heart and the right to be happy. It is a glimps into the lives of those who are forbiden to love each other. This is a heart warming story. This is a first book and it had a few flaws, but this writer will only get better and better as she goes forward. It was lovely and I am blessed that I read it.</text:p>
          </table:table-cell>
          <table:table-cell office:value-type="float" office:value="1" calcext:value-type="float">
            <text:p>1</text:p>
          </table:table-cell>
        </table:table-row>
        <table:table-row table:style-name="ro1">
          <table:table-cell office:value-type="string" calcext:value-type="string">
            <text:p>I really enjoyed the book. I believe the author did a good job at tackeling the subject of poor conduct in the church. I was reminded that we are all human, and even the mighty shall fall. Now I have to speak my mind regarding the poor reviews. I was shocked at the bahavior of "adults" What happened to respect for others. In my opinion I have to say those who wrote the mean reviews are nothing short of ignorent and without a doubt low class. Yes, there are minor errors in the book, but it did not change the greatness of the story for me. Who cares if a word on the back cover is missing an E? Did anyone stop to think that this book whent through a publisher most likely after it left the hands of Mrs, Haddon? I have to say, I am not one to leave reviews, but I just had too when I saw how this book was misrepresented. Not only was the author butchered, but those who liked the book as well were called illiterate. I agree with a fellow reviewer when I ask, how many of you have written a book? Obviously not many because you all have way too much time on your hands. I liked the book, and remember that those of you in glass houses should not throw stones.</text:p>
          </table:table-cell>
          <table:table-cell office:value-type="float" office:value="1" calcext:value-type="float">
            <text:p>1</text:p>
          </table:table-cell>
        </table:table-row>
        <table:table-row table:style-name="ro1">
          <table:table-cell office:value-type="string" calcext:value-type="string">
            <text:p>This was not a typical romance read. It is deep, loving and full of suspense. This book touches on wemon's issues and it caresses the heart. By the third chapter I was hooked. I did not think the first chapted was too long. It was great. I loved it and I recommend it to anyone who wants a great read.</text:p>
          </table:table-cell>
          <table:table-cell office:value-type="float" office:value="1" calcext:value-type="float">
            <text:p>1</text:p>
          </table:table-cell>
        </table:table-row>
        <table:table-row table:style-name="ro1">
          <table:table-cell office:value-type="string" calcext:value-type="string">
            <text:p>I loved Whisper of the wicked saints. The story was amazing and I was pleasantly surprised at the changes in the book. I am not normaly someone who is into romance novels, but the world was raving about this book and so I bought it. I loved it !! This is a brilliant story because it is so true. This book was so wonderful that I have told all of my friends to read it. It is not a typical romance, it is so much more. Not reading this book is a crime, becuase you are missing out on a heart warming story.</text:p>
          </table:table-cell>
          <table:table-cell office:value-type="float" office:value="1" calcext:value-type="float">
            <text:p>1</text:p>
          </table:table-cell>
        </table:table-row>
        <table:table-row table:style-name="ro1">
          <table:table-cell office:value-type="string" calcext:value-type="string">
            <text:p>I loved this book for a few reasons. The first was that I felt as if I was not reading the story, but I was part of the story. I loved the way it twisted and turned at every corner, I loved that I simply did not know what to expect. The choice of words was spectacular and just when I thought that I was in control of my own emotions, something would jump up and surprise me. I am anxiously waiting for the next book, this was one of the best romance suspense books that I have read in years. I highly recomend it. I give this one five stars !!!!!!!!</text:p>
          </table:table-cell>
          <table:table-cell office:value-type="float" office:value="1" calcext:value-type="float">
            <text:p>1</text:p>
          </table:table-cell>
        </table:table-row>
        <table:table-row table:style-name="ro1">
          <table:table-cell office:value-type="string" calcext:value-type="string">
            <text:p>I thought this book was brilliant. The plot was so good that it kept me guessing until the end. It worked its way into my heart and I can't help every now and then thinking about Maxwell, Heath and Julia. This is so great, I love this new writer and I can't wait for the next book. &amp;lt;hint, hint&gt; A must read for anyone with a beating heart.</text:p>
          </table:table-cell>
          <table:table-cell office:value-type="float" office:value="1" calcext:value-type="float">
            <text:p>1</text:p>
          </table:table-cell>
        </table:table-row>
        <table:table-row table:style-name="ro1">
          <table:table-cell office:value-type="string" calcext:value-type="string">
            <text:p>I just finished reading Whisper of the Wicked saints. I fell in love with the caracters. I expected an average romance read, but instead I found one of my favorite books of all time. Just when I thought I could predict the outcome I was shocked ! The writting was so descriptive that my heart broke when Julia's did and I felt as if I was there with them instead of just a distant reader. If you are a lover of romance novels then this is a must read. Don't let the cover fool you this book is spectacular!</text:p>
          </table:table-cell>
          <table:table-cell office:value-type="float" office:value="1" calcext:value-type="float">
            <text:p>1</text:p>
          </table:table-cell>
        </table:table-row>
        <table:table-row table:style-name="ro1">
          <table:table-cell office:value-type="string" calcext:value-type="string">
            <text:p>This was a easy to read book that made me want to keep reading on and on, not easy to put down.It left me wanting to read the follow on, which I hope is coming soon. I used to read a lot but have gotten away from it. This book made me want to read again. Very enjoyable.</text:p>
          </table:table-cell>
          <table:table-cell office:value-type="float" office:value="1" calcext:value-type="float">
            <text:p>1</text:p>
          </table:table-cell>
        </table:table-row>
        <table:table-row table:style-name="ro1">
          <table:table-cell office:value-type="string" calcext:value-type="string">
            <text:p>I was a dissapointed to see errors on the back cover, but since I paid for the book I read it anyway. I have to say I love it. I couldn't put it down. I read the whole book in two hours. I say buy it. I say read it. It is sad, but it gives an interesting point of view on church today. We spend too much time looking at the faults of others. I also enjoyed beloved.Sincerly,Jaylynn R</text:p>
          </table:table-cell>
          <table:table-cell office:value-type="float" office:value="1" calcext:value-type="float">
            <text:p>1</text:p>
          </table:table-cell>
        </table:table-row>
        <table:table-row table:style-name="ro1">
          <table:table-cell office:value-type="string" calcext:value-type="string">
            <text:p>A complete waste of time. Typographical errors, poor grammar, and a totally pathetic plot add up to absolutely nothing. I'm embarrassed for this author and very disappointed I actually paid for this book.</text:p>
          </table:table-cell>
          <table:table-cell office:value-type="float" office:value="0" calcext:value-type="float">
            <text:p>0</text:p>
          </table:table-cell>
        </table:table-row>
        <table:table-row table:style-name="ro1">
          <table:table-cell office:value-type="string" calcext:value-type="string">
            <text:p>I have to say that my friends at work all read this book and loved it. It was brought to our attention that there are negative reviews on this book that are false. For example the traveling librarian? We had a discussion about this book at work and the review of the traveling librarian is completely false. I pulled out the book and realized that these are lies and that someone is trying to ruin this book. The book never states that a garden is ten miles long. On page 62 it clearly states that the garden is five acres. No heartbeat of a fetus was heard at a week. How could it be? Julia was not even aware of the pregnancy at that time. The preacher never went to the house to give condolences, after reading the book once again it is obvious that he was there to fix the barn. So...on and ect... I also looked at the reviews &amp;lt;history&gt; all but one of the bad reviews is writen by someone who has never reviewed a book on amazon before. Veronica Haddon if you are reading this you need to write a letter to Amazon. Someon is playing a prank on you !!</text:p>
          </table:table-cell>
          <table:table-cell office:value-type="float" office:value="1" calcext:value-type="float">
            <text:p>1</text:p>
          </table:table-cell>
        </table:table-row>
        <table:table-row table:style-name="ro1">
          <table:table-cell office:value-type="string" calcext:value-type="string">
            <text:p>I am an avid reader and I was shocked at how hooked I became on this book. I thought the first chapter was a little long and a little too discriptive, but truth be told after that I could not put this down. I read the other reviews on Whispers of the wicked saints before I wrote this and I saw one bad review that was written by someone who admitedly did not read this book. Don't take the advice of the ignorant, this book is an absolute must for romance fans. I give it five stars !!</text:p>
          </table:table-cell>
          <table:table-cell office:value-type="float" office:value="1" calcext:value-type="float">
            <text:p>1</text:p>
          </table:table-cell>
        </table:table-row>
        <table:table-row table:style-name="ro1">
          <table:table-cell office:value-type="string" calcext:value-type="string">
            <text:p>This book was very discriptive and I actually found myself involved in the lives of the characters. If you ever get a chance to read this book, please do! I have found that the beginning of the book was a little too discriptive, but push through. The best is yet to come. You will definately find yourself wanting more. There was some parts in the book that made me HOT!! Veronica had a way with describing the places and the characters. I could actually see this story as if it were an actual movie. I really loved this book. If you are a romantic at heart and you love a great outcome, you must read Whispers of the Wicked Saints. GREAT, GREAT story!!</text:p>
          </table:table-cell>
          <table:table-cell office:value-type="float" office:value="1" calcext:value-type="float">
            <text:p>1</text:p>
          </table:table-cell>
        </table:table-row>
        <table:table-row table:style-name="ro1">
          <table:table-cell office:value-type="string" calcext:value-type="string">
            <text:p>I happen to love romance novels, but only if they are goos romance. I am not one who loves everything, but this made my heart rejoice. I absolutlely could not put it down. Wow what a book !! You have to read this awesome story of forbiden love. I warn you now. It is steamy.</text:p>
          </table:table-cell>
          <table:table-cell office:value-type="float" office:value="1" calcext:value-type="float">
            <text:p>1</text:p>
          </table:table-cell>
        </table:table-row>
        <table:table-row table:style-name="ro1">
          <table:table-cell office:value-type="string" calcext:value-type="string">
            <text:p>This was a great book,I just could not put it down,and could not read it fast enough. Boy what a book the twist and turns in this just keeps you guessing and wanting to know what is going to happen next. This book makes you fall in love and can heat you up,it can also make you so angery. this book can make you go throu several of your emotions. This is a quick read romance. It is something that you will want to end your day off with if you read at night.</text:p>
          </table:table-cell>
          <table:table-cell office:value-type="float" office:value="1" calcext:value-type="float">
            <text:p>1</text:p>
          </table:table-cell>
        </table:table-row>
        <table:table-row table:style-name="ro1">
          <table:table-cell office:value-type="string" calcext:value-type="string">
            <text:p>This is a wonderful book that will keep you guessing. It is Rare to find a book that will make you laugh and cry at the same time and still leave you wondering what will happen next. What was even more amazing about it, is the fact that it is written in such a poetic way. This is a rare find and I look forward to the next book written by Veronica Haddon.</text:p>
          </table:table-cell>
          <table:table-cell office:value-type="float" office:value="1" calcext:value-type="float">
            <text:p>1</text:p>
          </table:table-cell>
        </table:table-row>
        <table:table-row table:style-name="ro1">
          <table:table-cell office:value-type="string" calcext:value-type="string">
            <text:p>Just as predicted the first chapter of the book was long. I continued reading and then fell in love with WOTWS. It is heart warming and realistic. I thought it was a little depressing, but I quickly realized the writers point. There is a rainbow at the end of each storm. I did notice the error on the cover, but it only made me love the writer more. This writer is talented and she is not corporate, nor does it appear that she has a staff working for her. Her book was writen from the heart and that is what makes an American literary legend. I would rather read a book with an error then to read hollow perfection any day of the week.</text:p>
          </table:table-cell>
          <table:table-cell office:value-type="float" office:value="1" calcext:value-type="float">
            <text:p>1</text:p>
          </table:table-cell>
        </table:table-row>
        <table:table-row table:style-name="ro1">
          <table:table-cell office:value-type="string" calcext:value-type="string">
            <text:p>I thought this book was brilliant, but yet realistic. It showed me that to error is human. I loved the fact that this writer showed the loving side of God and not the revengeful side of him. I loved how it twisted and turned and I could not put it down. I also loved The glass castle.</text:p>
          </table:table-cell>
          <table:table-cell office:value-type="float" office:value="1" calcext:value-type="float">
            <text:p>1</text:p>
          </table:table-cell>
        </table:table-row>
        <table:table-row table:style-name="ro1">
          <table:table-cell office:value-type="string" calcext:value-type="string">
            <text:p>Normally I'm not much into romance stories but I absolutely loved this book. This book had the right kind of suspense that made it impossible to put down. Kept me wondering what would happen right up until the end. Loved it! I am looking for anything else this author puts out.</text:p>
          </table:table-cell>
          <table:table-cell office:value-type="float" office:value="1" calcext:value-type="float">
            <text:p>1</text:p>
          </table:table-cell>
        </table:table-row>
        <table:table-row table:style-name="ro1">
          <table:table-cell office:value-type="string" calcext:value-type="string">
            <text:p>I guess you have to be a romance novel lover for this one, and not a very discerning one. All others beware! It is absolute drivel. I figured I was in trouble when a typo is prominently featured on the back cover, but the first page of the book removed all doubt. Wait - maybe I'm missing the point. A quick re-read of the beginning now makes it clear. This has to be an intentional churning of over-heated prose for satiric purposes. Phew, so glad I didn't waste $10.95 after all.</text:p>
          </table:table-cell>
          <table:table-cell office:value-type="float" office:value="0" calcext:value-type="float">
            <text:p>0</text:p>
          </table:table-cell>
        </table:table-row>
        <table:table-row table:style-name="ro1">
          <table:table-cell office:value-type="string" calcext:value-type="string">
            <text:p>I feel I have to write to keep others from wasting their money. This book seems to have been written by a 7th grader with poor grammatical skills for her age! As another reviewer points out, there is a misspelling on the cover, and I believe there is at least one per chapter. For example, it was mentioned twice that she had a "lean" on her house. I was so distracted by the poor writing and weak plot, that I decided to read with a pencil in hand to mark all of the horrible grammar and spelling. Please don't waste your money. I too, believe that the good reviews must have been written by the author's relatives. I will not put much faith in the reviews from now on!</text:p>
          </table:table-cell>
          <table:table-cell office:value-type="float" office:value="0" calcext:value-type="float">
            <text:p>0</text:p>
          </table:table-cell>
        </table:table-row>
        <table:table-row table:style-name="ro1">
          <table:table-cell office:value-type="string" calcext:value-type="string">
            <text:p>I purchased this book after reading rave reviews of it included within a review of a really good book I'd read. Apparently, the author (or her friends and family) are placing reviews of good books and encouraging people to buy this book if you liked the one they were reviewing. Great marketing by the author. However, the author should probably stick to marketing and give up the idea of being a writer. This book could have been written by a middle-schooler. It is a self-published, self-edited (and extremely poorly edited, I might add), and self-promoted lame excuse for a novel. My eyes rolled constantly while reading this book. Just when I thought it couldn't get worse...it did. The best part of this book is the short length. There is no substance, no character development, and the plot (if there actually is one) is pathetic. I generally trust the reviewers on Amazon. I really feel duped for purchasing this book after reading about it in Amazon's readers' reviews. Don't waste your money. The author should have printed only enough copies for family and friends. The rest of the population should be spared having to read this drivel.</text:p>
          </table:table-cell>
          <table:table-cell office:value-type="float" office:value="0" calcext:value-type="float">
            <text:p>0</text:p>
          </table:table-cell>
        </table:table-row>
        <table:table-row table:style-name="ro1">
          <table:table-cell office:value-type="string" calcext:value-type="string">
            <text:p>It has been years since I've read a romance novel. If this is typical of the genre these days, I will never pick up another one. Not only is the plot contrived and juvenile, the writing shows the lack of skill expected only in a child's writing. Many of my seventh grade writing students would be embarrassed if this trash was attributed to them. "The bed squeaked slightly, but her husband was unmoved by the sharp squeaks from the bed as well as the howling noises caused by the wind that were surrounding him." Were the squeaks slight or sharp, and were she and her husband sleeping outside that the wind could be howling around him not the house? This is just one mangled sentence in a book filled with such tripe. If my criticism seems harsh, it's because I actually paid money for this book. What a waste!I would suggest that Miss Haddon go back to Junior High School and begin a serious course of writing instruction. Perhaps by the time she graduates from college she will have gained an understanding of good sentence construction, proper punctuation, and the value of using adjectives sparingly. And if she reads a great deal along the way, she might also learn how to construct a plausible plot.</text:p>
          </table:table-cell>
          <table:table-cell office:value-type="float" office:value="0" calcext:value-type="float">
            <text:p>0</text:p>
          </table:table-cell>
        </table:table-row>
        <table:table-row table:style-name="ro1">
          <table:table-cell office:value-type="string" calcext:value-type="string">
            <text:p>It's glaringly obvious that all of the glowing reviews have been written by the same person, perhaps the author herself. They all have the same misspellings and poor sentence structure that is featured in the book. Who made Veronica Haddon think she is an author?</text:p>
          </table:table-cell>
          <table:table-cell office:value-type="float" office:value="0" calcext:value-type="float">
            <text:p>0</text:p>
          </table:table-cell>
        </table:table-row>
        <table:table-row table:style-name="ro1">
          <table:table-cell office:value-type="string" calcext:value-type="string">
            <text:p>I really enjoyed this book, sure this author is just starting out, but I still really liked it. How many books have the reviewers that hated this book wrote and got published? I read a lot, and I always have. I don't usually like modern love stories, but I gave it a chance and found that I didn't want to put it down until I finished it. I look forward to reading her next book and no I'm not a family member or a friend. Just give her book a chance and you might just find that it really is pretty good.</text:p>
          </table:table-cell>
          <table:table-cell office:value-type="float" office:value="1" calcext:value-type="float">
            <text:p>1</text:p>
          </table:table-cell>
        </table:table-row>
        <table:table-row table:style-name="ro1">
          <table:table-cell office:value-type="string" calcext:value-type="string">
            <text:p>I loved this little book, I thought the first chapter was a little long, but even though it was long I loved it. This writer is a 3D writer. Her words make you feel as if you are the character and I loved that. This is a first novel for Veronica, and I am forever a fan !!</text:p>
          </table:table-cell>
          <table:table-cell office:value-type="float" office:value="1" calcext:value-type="float">
            <text:p>1</text:p>
          </table:table-cell>
        </table:table-row>
        <table:table-row table:style-name="ro1">
          <table:table-cell office:value-type="string" calcext:value-type="string">
            <text:p>I can not talk this book up enough. It was well writen and a major page turner. It was a book about a pastor that falls for a member of his congregation. It will leave your heart full and your mind pondering question of infidelity and what is right and wrong and where God draws the line. It is a must read.</text:p>
          </table:table-cell>
          <table:table-cell office:value-type="float" office:value="1" calcext:value-type="float">
            <text:p>1</text:p>
          </table:table-cell>
        </table:table-row>
        <table:table-row table:style-name="ro1">
          <table:table-cell office:value-type="string" calcext:value-type="string">
            <text:p>I can't remember the last time I read such a dire book. I howled with laughter all the way through, wondering how much worse it could get - and sure enough, it got worse. If the writing is bad, the plot is ludicrous. A preacher comes to offer condolences the same afternoon that the heroine's husband is shot dead. Within moments they are having sex. The sex is not sensually treated or beautifully described - no, all they do is stick their tongues down each other's throats. The preacher goes to tell his paralysed wife. Her bizarre response - wait for it - is to stick her tongue down his throat. No wonder he veers away. The heroine runs off to work in the heart of Liverpool in a rose garden ten miles long (I kid you not). Did I mention she is dying? But never mind, she'll make a miraculous recovery. She meets another man - even though, conveniently, he's dying too, and she's pregnant by the preacher by now (and, oh joy, she hears the heartbeat of the fetus at a week... truly, a miracle)! The other man lives in castle and is very rich. Of course. They consumate their affair when she sticks her tongue down his throat. Not to worry, she doesn't have to perform this crude tonsil-tickling for long. The preacher turns up again. Everyone in the way drops dead, leaving the coast free for the "wicked saints" of the title to romp without blame or shame into the sunset.I could have kicked myself for buying this book; but I had been fooled by reading a mention of it by a so-called reviewer of The Mermaid Chair (which is a good book.) Then I checked all the other reviews done by reviewers of Ms Haddon's book (you can click on "other reviews" to see what I mean) and believe I have spotted a scam. The reviewers appear to have chosen the same half dozen best sellers to review -- each on the same day! - and in each review of these other genuinely good books they mention Wicked Saints in the most glowing terms. This is cynical piggy-back riding on bona fide books, made worse because this is a very badly edited (and badly written) self published book. I hope few people will be fooled as I was - and as Amazon has been. Be warned!</text:p>
          </table:table-cell>
          <table:table-cell office:value-type="float" office:value="0" calcext:value-type="float">
            <text:p>0</text:p>
          </table:table-cell>
        </table:table-row>
        <table:table-row table:style-name="ro1">
          <table:table-cell office:value-type="string" calcext:value-type="string">
            <text:p>from publisher:Addresses the interplay of diverse spiritual, religious, and cultural traditions across the Caribbean.Dealing with the ongoing interaction of rich and diverse cultural traditions from Cuba and Jamaica to Guyana and Surinam, Nation Dance addresses some of the major contemporary issues in the study of Caribbean religion and identity. The book's three sections move from a focus on spirituality and healing, to theology in social and political context, and on to questions of identity and diaspora.The book begins with the voices of female practitioners and then offers a broad, interdisciplinary examination of Caribbean religion and culture. Afro-Caribbean religions, Hinduism, Judaism, Islam, and Christianity are all addressed, with specific reflections on Santer&amp;iacute;a, Palo Monte, Vodou, Winti, Obeah, Kali Mai, Orisha work, Spiritual Baptist faith, Spiritualism, Rastafari, Confucianism, Congregationalism, Pentecostalism, Catholicism, and liberation theology. Some essays are based on fieldwork, archival research, and textual or linguistic analysis, while others are concerned with methodological or theoretical issues. Contributors include practitioners and scholars, some very established in the field, others with fresh, new approaches; all of them come from the region or have done extensive fieldwork or research there. In these essays the poetic vitality of the practitioner's voice meets the attentive commitment of the postcolonial scholar in a dance of "nations" across the waters.</text:p>
          </table:table-cell>
          <table:table-cell office:value-type="float" office:value="1" calcext:value-type="float">
            <text:p>1</text:p>
          </table:table-cell>
        </table:table-row>
        <table:table-row table:style-name="ro1">
          <table:table-cell office:value-type="string" calcext:value-type="string">
            <text:p>With the publication of Everett Ferguson's book on ecclesiology, another milestone has been reached in the scholarly presentation of the distinctive theological perspective of Churches of Christ. The book is divided into six chapters, each roughly sixty to seventy pages in length. Within each chapter, Ferguson neatly and systematically outlines his thoughts and arguments. The first chapter, entitled "The People and the Messiah: History and Eschatology," deals mainly with background issues. It examines the Old Testament teaching on the importance of covenant and the meaning of the phrase "kingdom of God" in its relationship to an and distinction from the church. Ferguson enters into the New Testament and ecclesiology proper via a consideration of Jesus as Messiah, including a careful exegesis of Matt. 16:13-23, where he concludes that the "rock" of Matt. 16:18 is not Peter, but the fact of Jesus' Messiahship. Ferguson's analysis of Matt. 16:13-23 is insightful and carefully articulated. Within this section, he gives attention to "the gates of Hades will not prevail" and concludes with some interesting yet encouraging insight. In the second chapter, "The Church and Her Lord: The Nature of the Church," Ferguson deals with and focuses on three images, "people of God," "body of Christ," and "community of the Spirit." A peculiar feature in this chapter is placing the discussion of the word ekklesia last rather than first. The latter would seem more appropriate and would seem to set the stage for the chapter, especially for a work of biblical ecclesiology. This great section will open the eyes of the reader and renew his focus of church. That is to say, this chapter correctly puts Christ as the head of the church and gives Him His appropriate place. The third chapter concentrates on, "The Church and Her Savior: Salvation and Church Membership." Essentially this section covers soteriology, which determines ecclesiology, but it is not ecclesiology itself. His full treatment of the nature of sin, the meaning of the cross, and the human response to God's saving work is only loosely linked to his topic of ecclesiology. This is not to say that this section is uninteresting or uninformative because it is quite helpful for a fuller understanding of these matters. Far more important is the content of Ferguson's soteriology. Ferguson is strong when it comes to the necessity of baptism. A few statements will give the reader an idea of his position: "Baptism is the time at which one is incorporated into Christ and so becomes a child of God" (pg. 170); "Baptism is a `calling on the name' of the Lord" (pg. 180); and, "Baptism is the appointed time at which God pronounces forgiveness" (pg. 183). He concludes: There must be an objective necessity about baptism, or New Testament writers could not speak of baptism in the way they do" (pg. 185). How refreshing! In our world of relativity and ecumenism, people need to hear Ferguson's words, especially those in Churches of Christ. The last three chapters move into a more familiar territory for a treatise on the church. Chapter four, "The Church and Her High Priest: Worship and Assembly" is a great section for anyone interested in the dynamics of worship. Here, Ferguson begins with a type of etymology as a way of introduction, concentrating on both the Greek and English words. This introduction to the subject sets the stage for the entire chapter. Worship is a hot topic today, thus chapter four is rather applicable for our day with all the differing views. This section is multitudinously faceted and exhaustive. "The Church and Her Bishop: The Continuing Ministry" is appropriately the title for the fifth chapter. In this section, Ferguson again touches on some hot topics in the church. It is unfortunate however that he only briefly deals with the debates on miraculous gifts and women's roles. Ferguson advocates a cessasionist position on miraculous gifts and a complementarian position on women's roles, but leaves the reader thirsting for more information and a more comprehensive treatment of the issues. In a day where these two in particular issues are so widely discussed and debated, one would think that they might have received a little concentration. Again, this is not to eradicate what was accomplished in this chapter because it was insightful and obliging, especially given the fact that his discussion on deaconesses was amazingly insightful and well balanced. In chapter six Ferguson adequately covers, "The Church and Her Teacher: The New Way of Life." In this section, he includes an unusually prominent consideration of ethics and a very healthy discussion of the importance of Christian fellowship and its concomitant, church discipline. One last thing that must be mentioned about this chapter is Ferguson's section on unity. Although this section is brief, it is significant and insightful. Ferguson lays out the various aspects of unity and does so in just a few short pages. It serves as an excellent conclusion to a monumental work. Of course, any reader is free to take issue with some of Ferguson's conclusions. For example, the distinction that is made between the temporary and permanent endowments of the Spirit still awaits additional clarification, and there will be those who will score Ferguson, despite his disclaimer, for his synchronic rather than diachronic approach to the New Testament writings. This is a courageous book. Its Reformed-Restorationist slant that the proper doctrine of the church entails a return to the faith and practice of the apostolic church is unmistakable. There are numerous nuggets of exegesis and important points of emphases that make this book worth reading. It is astounding that Ferguson deals with so many facets of ecclesiology in a one-volume work. Not only that, but he also includes a helpful subject index as well as a number of bibliographies. Just a glance at his copious footnotes and it is clear that this book is well researched and well documented. This book should be one that every minister, church leader, and ministry student is required to read and ponder.</text:p>
          </table:table-cell>
          <table:table-cell office:value-type="float" office:value="1" calcext:value-type="float">
            <text:p>1</text:p>
          </table:table-cell>
        </table:table-row>
        <table:table-row table:style-name="ro1">
          <table:table-cell office:value-type="string" calcext:value-type="string">
            <text:p>Everett Ferguson approaches the subject of early christian development with quotes from their early documents in their own words. Ferguson gives us a peek into the minds of early Christians and puts it together in a form one can understand today. The only criticism is that he can get too technical and detailed at times. With patience his writing is able to be followed by a serious student of the subject of God's church. I highly recommend this book for any serious student of the subject!</text:p>
          </table:table-cell>
          <table:table-cell office:value-type="float" office:value="1" calcext:value-type="float">
            <text:p>1</text:p>
          </table:table-cell>
        </table:table-row>
        <table:table-row table:style-name="ro1">
          <table:table-cell office:value-type="string" calcext:value-type="string">
            <text:p>This book is a continual resource. It is so biblical and so simple. Dr. Ferguson's candid honesty is transparent to the bright shining light of Christ's words for His glorious Church.</text:p>
          </table:table-cell>
          <table:table-cell office:value-type="float" office:value="1" calcext:value-type="float">
            <text:p>1</text:p>
          </table:table-cell>
        </table:table-row>
        <table:table-row table:style-name="ro1">
          <table:table-cell office:value-type="string" calcext:value-type="string">
            <text:p>This is a very useful and thorough text book. I would recommend it for anyone who wants an in depth study of the Lord's church.</text:p>
          </table:table-cell>
          <table:table-cell office:value-type="float" office:value="1" calcext:value-type="float">
            <text:p>1</text:p>
          </table:table-cell>
        </table:table-row>
        <table:table-row table:style-name="ro1">
          <table:table-cell office:value-type="string" calcext:value-type="string">
            <text:p>Full of intrigue and a good overview of the court of James 1 and the key players. Provides a good general history of all the facts of the case.</text:p>
          </table:table-cell>
          <table:table-cell office:value-type="float" office:value="1" calcext:value-type="float">
            <text:p>1</text:p>
          </table:table-cell>
        </table:table-row>
        <table:table-row table:style-name="ro1">
          <table:table-cell office:value-type="string" calcext:value-type="string">
            <text:p>This play was excellent. It's very smart, intellectually and morally meaty, and fast. I highly recommend it. Especially good material to ponder for people who in today's age can still think of the US or any country as being moral and right and good.</text:p>
          </table:table-cell>
          <table:table-cell office:value-type="float" office:value="1" calcext:value-type="float">
            <text:p>1</text:p>
          </table:table-cell>
        </table:table-row>
        <table:table-row table:style-name="ro1">
          <table:table-cell office:value-type="string" calcext:value-type="string">
            <text:p>This is a fast read filled with unexpected humour and profound insights into the art of politics and policy. In brief, it is sly, wry, and wise.</text:p>
          </table:table-cell>
          <table:table-cell office:value-type="float" office:value="1" calcext:value-type="float">
            <text:p>1</text:p>
          </table:table-cell>
        </table:table-row>
        <table:table-row table:style-name="ro1">
          <table:table-cell office:value-type="string" calcext:value-type="string">
            <text:p>This is an old play I saw on stage many years ago. It still brings a laugh at times. But also a reality check at other times. Truly a great play. Glad it's still available.</text:p>
          </table:table-cell>
          <table:table-cell office:value-type="float" office:value="1" calcext:value-type="float">
            <text:p>1</text:p>
          </table:table-cell>
        </table:table-row>
        <table:table-row table:style-name="ro1">
          <table:table-cell office:value-type="string" calcext:value-type="string">
            <text:p>Tells the wonderful story of how St. Hyacinth and his fellow Dominicans planted the Holy Catholic Faith in Poland, Lithuania, Russia, and all over Northern Europe. Many were the remarkable events in this Saint's life, including the raising of the dead! For children ages 10 and up. 17 illustrations. 189pp. PB. Imprimatur.</text:p>
          </table:table-cell>
          <table:table-cell office:value-type="float" office:value="1" calcext:value-type="float">
            <text:p>1</text:p>
          </table:table-cell>
        </table:table-row>
        <table:table-row table:style-name="ro1">
          <table:table-cell office:value-type="string" calcext:value-type="string">
            <text:p>Who was Saint Hyacinth? The story starts with a chance meeting in Rome where he witnesses (the future) Saint Dominic raising a man from death. From that point the book is one miracle and amazing encounter on Hyacinth's journey across North Europe. He raised the dead, walks on water, fled the invading Tatars from a Cathedral carrying a 500 lb. Statue. All thoughout he dispenses his own brand of spiruatilty and humility. The book reads liks a combination of a self help book like the One minute Manager and the excitement of the Raiders of the Lost Arc. Kids will love this book to be read to them. They will never forget Saint Hyacinth. I know I never will.</text:p>
          </table:table-cell>
          <table:table-cell office:value-type="float" office:value="1" calcext:value-type="float">
            <text:p>1</text:p>
          </table:table-cell>
        </table:table-row>
        <table:table-row table:style-name="ro1">
          <table:table-cell office:value-type="string" calcext:value-type="string">
            <text:p>Steven Wardell's book is a pure delight and I've recommended itto friends of all ages. In Rising Sons and Daughters, we learn thatJapanese young people are preserving their country's tradition of respect for their elders while also creating their own identity as Japan's &amp;quot;Generation X&amp;quot;. Like our own young people, they are bombarded with some of the excesses of &amp;quot;Western culture&amp;quot; - Clothing fads, rock groups, a culture of shopping, etc. What they seem to be developing, however, is a healthy hybrid of old and new that retains a firm foundation in good values. The Ando family members are wonderful, memorable people and Stevern Wardell writes poignantly about their lives and hopes of each of them.</text:p>
          </table:table-cell>
          <table:table-cell office:value-type="float" office:value="1" calcext:value-type="float">
            <text:p>1</text:p>
          </table:table-cell>
        </table:table-row>
        <table:table-row table:style-name="ro1">
          <table:table-cell office:value-type="string" calcext:value-type="string">
            <text:p>I thoroughly enjoyed Rising Sons and Daughters. I don't know of any other book that looks at Japanese society from the point of view of its young people poised as they are between their parents' age-old Japanese culture of restraint and obedience to the will of the community, and their peers' adulation of Western culture. True to form, the &amp;quot;New Young&amp;quot; of Japan seem to be creating an &amp;quot;international&amp;quot; blend, as the Ando family demonstrates in this beautifully written book of vignettes of the private lives of members of this family. Steven Wardell is clearly a talented young author, adopted for some of his schooling into this family of four teens, and thus able to view family life in Japan from the inside out. A great read!</text:p>
          </table:table-cell>
          <table:table-cell office:value-type="float" office:value="1" calcext:value-type="float">
            <text:p>1</text:p>
          </table:table-cell>
        </table:table-row>
        <table:table-row table:style-name="ro1">
          <table:table-cell office:value-type="string" calcext:value-type="string">
            <text:p>Steven Wardell went to Japan without reading any of the hundreds of books about Japan. He went without any idea of how Japan would treat him. So what he writes seems to come to us without much editing by any pre-made belief. No filters are between us and the experiences he had day to day. All the details about school, family life and learning the language comes to us without any forethought.Compared to other books on Japan this is raw, unmolded, information and is full of insight that I doubt even Wardell realized was amazing for such a young writer. I would say that this is a must for anybody planning on going to Japan for ANY reason.Did find some humor in the fact that Wardell felt the need to explain everything, even what a corn dog was, and that when he met other exchange students one complained about how the Japanese, and I quote, Couldn't even speak English good, end of quote. Couldn't even speak English GOOD? Neither can the exchange students it seems.All in all, you need to get it. Used, paperback, in hardcover, any version you can. Just get it.</text:p>
          </table:table-cell>
          <table:table-cell office:value-type="float" office:value="1" calcext:value-type="float">
            <text:p>1</text:p>
          </table:table-cell>
        </table:table-row>
        <table:table-row table:style-name="ro1">
          <table:table-cell office:value-type="string" calcext:value-type="string">
            <text:p>This is an excellent book. It offers the opinions of a diverse sample of real Muslim Women with very different attitudes. It will not appeal to those who don't want to listen or who want an anti-islamic feminist political tract. The value of this is that you hear the opinions, educated and not, of the real people involved.Most of the time, the real voices are ignored and what is presented in the name of feminism is non-muslim american female TV personalities yacking endlessly on about the lives and experiences of people they really don't know and don't want to know.What must be understood above all else is that if you wish to change a society or a culture, you must at the very least understand how the people in that culture who disagree with you think. That is what this book does so well. I may not agree at all with the opinion of every woman in the book, but I at least understand how they think after finishing it.What many will never understand is that Islamic Society has changed and is still changing. But it can only change by consensus from within. No amount of cultural imperialism from western countries is going to change anything for the better.There is also more than a little hypocracy. For all the lectures about the veil from American Women, few of them stop to think about why they are themselves forced into certain choices. A veil isn't great, but its a whole lot more confortable than the pantyhose that many Western women must wear effectively as a condition of employment. One wonders at a certain point if its the veil itself they object to or that as constrasted to their money-driven appearance decisons, the veil has a meaning beyond the secular.</text:p>
          </table:table-cell>
          <table:table-cell office:value-type="float" office:value="1" calcext:value-type="float">
            <text:p>1</text:p>
          </table:table-cell>
        </table:table-row>
        <table:table-row table:style-name="ro1">
          <table:table-cell office:value-type="string" calcext:value-type="string">
            <text:p>I was excited to find a book ostensibly about Muslim feminism, but this volume did not live up to the expectations.One essay, among other things, describes the veil as potentially liberating. It doesn't begin to explain how or why.Another, on Muslim women in Cape Town, claims that Muslim women there are separate but "more than equal." Gee whiz, what a disappointment.I had expected and hoped for at least one Muslim feminist condemnation of gender apartheid. But there is not a single one in the book.I'm surprised it didn't have an essay extolling the virtues of female genital mutilation.--Alyssa A. Lappen</text:p>
          </table:table-cell>
          <table:table-cell office:value-type="float" office:value="0" calcext:value-type="float">
            <text:p>0</text:p>
          </table:table-cell>
        </table:table-row>
        <table:table-row table:style-name="ro1">
          <table:table-cell office:value-type="string" calcext:value-type="string">
            <text:p>Although written with script authors et al in mind, Dramatica for Screenwriters is the perfect companion book for Dramatica: A New Theory of Story.Using witty and easy to understand examples, the author takes you systematically through the process of turning a meager idea into a full-blown, grand argument story via Dramatica Theory definitions. With a slight mental adjustment, the tips and advice in this book fit the novelist's dilemma as well as the screenwriter's. If you are exploring the world of Dramatica, you need this book on your shelf.</text:p>
          </table:table-cell>
          <table:table-cell office:value-type="float" office:value="1" calcext:value-type="float">
            <text:p>1</text:p>
          </table:table-cell>
        </table:table-row>
        <table:table-row table:style-name="ro1">
          <table:table-cell office:value-type="string" calcext:value-type="string">
            <text:p>Sorry for any mistake I could do here, English is not my first language.While Dramatica is a powerful tool for building a story, it is complex and sometimes overwhelming. Armando Salda&amp;ntilde;a-Mora found a way to demystify Dramatica and give a lot of practical advices and principles for creating a story with Dramatica."Dramatica for Screenwriters" is easy to understand, fun and thought-provoking. The only drawback is that this book is not useful if you do not know the Dramatica Theory or do not use Dramatica software. Now, if you're a Dramatica user or if you plan to seriously evaluate the software, it is a must-have.</text:p>
          </table:table-cell>
          <table:table-cell office:value-type="float" office:value="1" calcext:value-type="float">
            <text:p>1</text:p>
          </table:table-cell>
        </table:table-row>
        <table:table-row table:style-name="ro1">
          <table:table-cell office:value-type="string" calcext:value-type="string">
            <text:p>I purchased this book based on the other reviews claiming that it "demystifies" the Dramatica theory and software. Unfortunately, I found the opposite to be the case.I've made numerous attempts to get my head around the principles of the Dramatica theory, with the intention of finally being able to put to use the rather pricey Dramatica Pro software I bought years ago. Both the software itself, and the book of theory explaining it ("Dramatica: A New Theory of Story") are so riddled with specialized (and somewhat proprietary) jargon that I've long counted myself among the number of users for whom the effort to grasp the principles involved outweighed the potential benefits. (And BTW, I'm no newcomer to the basic premises of story structure; I've got an MFA from a respectable film school, and have worked for many years as a film editor.)I'd had high hopes for "Dramatica For Screenwriters", figuring it would serve as a practical layman's guide to understanding and using the software. Unfortunately (there's that word again), despite claims in the author's introduction to the contrary, a few pages in the jargon begins coming at the reader hot and heavy, and unlike in "Dramatica: A New Theory of Story", which I already found to be too opaque, here much of the jargon is not even explained in a cursory manner. Reader familiarity is assumed, which would seem to defeat the purpose of the book in the first place. So the reader is left with a bit of a Catch-22: if you need the book, you probably won't understand it, and if you can understand the book, you probably don't need it.</text:p>
          </table:table-cell>
          <table:table-cell office:value-type="float" office:value="0" calcext:value-type="float">
            <text:p>0</text:p>
          </table:table-cell>
        </table:table-row>
        <table:table-row table:style-name="ro1">
          <table:table-cell office:value-type="string" calcext:value-type="string">
            <text:p>Dramatica is a pain in the ass to learn. The main book is dense, repetitive, dilatory and slow. DRAMATICA FOR SCREENWRITERS is the opposite! The writing flows easily. It's directs you to the easiest possible paths for getting started. It encourages you to take action and walks you through it. It provides good theoretical guidance without getting bogged down.This is the book that should come with the software for everyone, not just screenwriters. It gives anyone who reads it the ability to jump into A STORY and get it done. Once you've gotten A STORY done you can use Dramatica to alter it for it's media (you may need the main book to get you there). You can also get more stories done with it. Dramatica is not intuitive software. You need to use it from a number of angles to get the hang of it. DRAMATICA FOR SCREENWRITERS gets you there. The main Dramatica book doesn't. READ THIS BOOK FIRST.</text:p>
          </table:table-cell>
          <table:table-cell office:value-type="float" office:value="1" calcext:value-type="float">
            <text:p>1</text:p>
          </table:table-cell>
        </table:table-row>
        <table:table-row table:style-name="ro1">
          <table:table-cell office:value-type="string" calcext:value-type="string">
            <text:p>I think the hardest thing for people coming to Dramatica the first time is understanding that the theory and software are not designed to write your story for you (or tell you what your story is about), but rather to tell you, based on the way you answer all the hundreds of questions, what the best storyform or context is from which to tell your story in the way you want.[...]I did the work to know the theory, but "Dramatica for Screenwriters" really helped me understand it. Even though I am a fiction writer and not a screenwriter, I found that most of this book applies to any kind of fictional world building. I highly recommend it.Don't buy the book thinking it's going to take the place of doing the work of getting to know the theory. It assumes prior knowledge.</text:p>
          </table:table-cell>
          <table:table-cell office:value-type="float" office:value="1" calcext:value-type="float">
            <text:p>1</text:p>
          </table:table-cell>
        </table:table-row>
        <table:table-row table:style-name="ro1">
          <table:table-cell office:value-type="string" calcext:value-type="string">
            <text:p>Beauty is in the bones. This book gives your story good bones, and you end up knowing why. It is a clear explanation of how to do the structure of a story so the end product is a top model. You have to supply the writing, a big commitment, but you won't have the feeling when you're done that something is incomplete or wrong - and all your work goes to something which misses the mark.We have all seen too many movies where the verdict is "Interesting!" To a writer, this is deadly. It means that all the work of director and actors and film crew, editors and producers, went for naught because the starting place, the script, had the final flaws buried in its pages. Use this book and your story will have a coherence and an internal logic that will be solid and subtle - and when you put on it the forensic anthopologist's 'layer of flesh,' what will stare back at you will be a thing of beauty.</text:p>
          </table:table-cell>
          <table:table-cell office:value-type="float" office:value="1" calcext:value-type="float">
            <text:p>1</text:p>
          </table:table-cell>
        </table:table-row>
        <table:table-row table:style-name="ro1">
          <table:table-cell office:value-type="string" calcext:value-type="string">
            <text:p>A really good book to go with the software an excellent guide I highly recommend . . . . .</text:p>
          </table:table-cell>
          <table:table-cell office:value-type="float" office:value="1" calcext:value-type="float">
            <text:p>1</text:p>
          </table:table-cell>
        </table:table-row>
        <table:table-row table:style-name="ro1">
          <table:table-cell office:value-type="string" calcext:value-type="string">
            <text:p>This is the way to get a handle on the incredibly complex yet useful theory of Dramatica and its program. At one time I almost went crazy trying to figure out how to use it with my writing and finally gave up, until I found this book. Armando is a genius.</text:p>
          </table:table-cell>
          <table:table-cell office:value-type="float" office:value="1" calcext:value-type="float">
            <text:p>1</text:p>
          </table:table-cell>
        </table:table-row>
        <table:table-row table:style-name="ro1">
          <table:table-cell office:value-type="string" calcext:value-type="string">
            <text:p>I am finding out that my 10 years old copy of Dramatica may be worth Something. I know about Armando from early adopters and listserve participants. I have poured over many times my dogeared notes of Instant dramatica before....Then I got distracted but knew this book was coming...That was 2005...but I am starting with this book now.I am at just part 3 of the book now and I am already feeling like a skilled storyteller.Thanks to Armando for sharing invaluable wealth of PRO information getting me back on the road....And restoring my belief in usefulness of Dramatica.....</text:p>
          </table:table-cell>
          <table:table-cell office:value-type="float" office:value="1" calcext:value-type="float">
            <text:p>1</text:p>
          </table:table-cell>
        </table:table-row>
        <table:table-row table:style-name="ro1">
          <table:table-cell office:value-type="string" calcext:value-type="string">
            <text:p>It's just awesome, even better than what you can read online about using dramatica of Armando. If you want to use Dramatica - and don't want to get lost eventually - you really, really, really need this guide to get to some point you can call your plot really a plot. This book just makes you very, very happy. For it will boost your efforts to really WORK with dramatica. I only wish we had had that book ten years before. So I do highly recommend it. Even if you aren't a native speaker like me, having german as my mother tongue. I would never have made it with the DRAMATICA SOFTWARE if I haven't had this book. Believe me. It's worth every Cent (I payed in Euro). Though I tried very hard for roundabout 2 years I was coming to fail with Dramatica 4.0. This book saved my ass. Let it save yours too. It's making me happy. Thank you so much, Armando. Greetings from Germany, Cologne</text:p>
          </table:table-cell>
          <table:table-cell office:value-type="float" office:value="1" calcext:value-type="float">
            <text:p>1</text:p>
          </table:table-cell>
        </table:table-row>
        <table:table-row table:style-name="ro1">
          <table:table-cell office:value-type="string" calcext:value-type="string">
            <text:p>Not much I can say about this book... It's full of VVVery difficult number puzzles... at least for me. Okay, so I don't get 'A's for my grades at school, but I think that even you might find it a little difficult. The way I see it, you will need lots of paper, patience and time, say 30 minutes or so to solve even the easiest of these.Why? Because basically, you are asked how many combinations can be formed from such and such. Example: How many ways get 31241 by adding prime numbers only? This is not really what the problems are like in the book, they are far more complicated than that.For me, it's just too much. I can't even do 1 single problem. I can't even look up the answers because uses some sort of a legend that I can't understand. But if you have an above average intelligence or are mathematically gifted, you will probably find some obscure short cut to the problem a la Gauss. For the rest, forget it.Word of warning: these are purely number problems. I can't tell if logic will help or even plays a part in this book, but the problems are NUMBER problems.</text:p>
          </table:table-cell>
          <table:table-cell office:value-type="float" office:value="1" calcext:value-type="float">
            <text:p>1</text:p>
          </table:table-cell>
        </table:table-row>
        <table:table-row table:style-name="ro1">
          <table:table-cell office:value-type="string" calcext:value-type="string">
            <text:p>This is a good book if you like numbers puzzles.It contains different types of puzzles such asgrids, sequences, logic and many others.They can be difficult at times; with a littlepatience, they can be solved.</text:p>
          </table:table-cell>
          <table:table-cell office:value-type="float" office:value="1" calcext:value-type="float">
            <text:p>1</text:p>
          </table:table-cell>
        </table:table-row>
        <table:table-row table:style-name="ro1">
          <table:table-cell office:value-type="string" calcext:value-type="string">
            <text:p>An essential book for researchers and engineers working on vector quantization. It provides a (nearly) exhaustive description of the available VQ methods, with analyses and discussions. The book concentrates on VQ, so don't buy it if you're not interested in that only. Most math tools explained. Could be a little bit outdated on some aspects -&amp;gt; things are moving fast in the field.</text:p>
          </table:table-cell>
          <table:table-cell office:value-type="float" office:value="1" calcext:value-type="float">
            <text:p>1</text:p>
          </table:table-cell>
        </table:table-row>
        <table:table-row table:style-name="ro1">
          <table:table-cell office:value-type="string" calcext:value-type="string">
            <text:p>Many useful concepts of digital compression can be found in this book. It is easy to read and understand, especially for students and engineers in EE.</text:p>
          </table:table-cell>
          <table:table-cell office:value-type="float" office:value="1" calcext:value-type="float">
            <text:p>1</text:p>
          </table:table-cell>
        </table:table-row>
        <table:table-row table:style-name="ro1">
          <table:table-cell office:value-type="string" calcext:value-type="string">
            <text:p>This book appears to be a "print on demand" style book which manifests itself, in this case, as a poor quality hardcover. Some of the text is laughably bad, the few images near the end look like they are snapshots from a black and white TV screen, but most bothersome is the "muddy" look of the text. The price seems a bit steep for such a poor quality print. That said, the actual content is very comprehensive. One of the authors (Gray) is co-creator of the now commonplace LBG (Linde Buzo Gray) VQ algorithm. Fortunately, the quality of the content shines through the terrible printing.</text:p>
          </table:table-cell>
          <table:table-cell office:value-type="float" office:value="1" calcext:value-type="float">
            <text:p>1</text:p>
          </table:table-cell>
        </table:table-row>
        <table:table-row table:style-name="ro1">
          <table:table-cell office:value-type="string" calcext:value-type="string">
            <text:p>It seems somebody was complaining for the printing quality. This is not a calculus book. If you take most theoretical books, and certainly most Springer's book, they don't have nice full color Barney images. This is technical (mostly theoretical) stuff. There is, in my opinion, no problem with the printing at all, clear, quality monochromatic printing.With respect to the contents of the book, it has almost everything you may want to know about Vector (and even Scalar) quantization and Signal compression. It was a great help while I was writing my doctoral thesis. Gray is probably one of the most respected authorities in the field.</text:p>
          </table:table-cell>
          <table:table-cell office:value-type="float" office:value="1" calcext:value-type="float">
            <text:p>1</text:p>
          </table:table-cell>
        </table:table-row>
        <table:table-row table:style-name="ro1">
          <table:table-cell office:value-type="string" calcext:value-type="string">
            <text:p>It seems that authors have pictures unrelated to content of the text repeatedly printed. It does not cover major topics, such as .gif/ graphic file compression. On the positive side it is well-written, organized, multiple equation in some chapters, descriptive in others. Very little mathematical proof.</text:p>
          </table:table-cell>
          <table:table-cell office:value-type="float" office:value="1" calcext:value-type="float">
            <text:p>1</text:p>
          </table:table-cell>
        </table:table-row>
        <table:table-row table:style-name="ro1">
          <table:table-cell office:value-type="string" calcext:value-type="string">
            <text:p>Exotic tales of the Orient from the 1930's. "Dr Shen Fu", a Weird Tales magazine reprint, is about the elixir of life that grants immortality at a price. If you're tired of modern authors who all sound alike, this is the antidote for you. Owen's palette is loaded with splashes of Chinese and Japanese colours. Marvelous.</text:p>
          </table:table-cell>
          <table:table-cell office:value-type="float" office:value="1" calcext:value-type="float">
            <text:p>1</text:p>
          </table:table-cell>
        </table:table-row>
        <table:table-row table:style-name="ro1">
          <table:table-cell office:value-type="string" calcext:value-type="string">
            <text:p>Gold and Greenstone&amp;quot</text:p>
          </table:table-cell>
          <table:table-cell office:value-type="float" office:value="1" calcext:value-type="float">
            <text:p>1</text:p>
          </table:table-cell>
        </table:table-row>
        <table:table-row table:style-name="ro1">
          <table:table-cell office:value-type="string" calcext:value-type="string">
            <text:p>Insider&amp;quot</text:p>
          </table:table-cell>
          <table:table-cell office:value-type="float" office:value="1" calcext:value-type="float">
            <text:p>1</text:p>
          </table:table-cell>
        </table:table-row>
        <table:table-row table:style-name="ro1">
          <table:table-cell office:value-type="string" calcext:value-type="string">
            <text:p>Firstly,I enjoyed the format and tone of the book (how the author addressed the reader). However, I did not feel that she imparted any insider secrets that the book promised to reveal. If you are just starting to research law school, and do not know all the requirements of admission, then this book may be a tremendous help. If you have done your homework and are looking for an edge when it comes to admissions, I recommend some more topic-specific books. For example, books on how to write your personal statment, books geared specifically towards LSAT preparation (Powerscore books were the most helpful for me), and there are some websites with great advice geared towards aiding the individuals whom you are asking to write letters of recommendation. Yet, for those new to the entire affair, this book can definitely clarify the requirements for you.</text:p>
          </table:table-cell>
          <table:table-cell office:value-type="float" office:value="0" calcext:value-type="float">
            <text:p>0</text:p>
          </table:table-cell>
        </table:table-row>
        <table:table-row table:style-name="ro1">
          <table:table-cell office:value-type="string" calcext:value-type="string">
            <text:p>My advisor never asked any of the right questions or gave me the kind of information that would have helped me with my plan to study law. While looking for books on the LSAT I found this book and it really helped. It told me everything that the best advisor would have told me. It really helped me evaluate how I felt about law school and how to properly prepare myself. The last time I went back to my advisor he was shocked at how much I knew. I feel really good about my applications and think I have a really good chance of getting a "big envelope".</text:p>
          </table:table-cell>
          <table:table-cell office:value-type="float" office:value="1" calcext:value-type="float">
            <text:p>1</text:p>
          </table:table-cell>
        </table:table-row>
        <table:table-row table:style-name="ro1">
          <table:table-cell office:value-type="string" calcext:value-type="string">
            <text:p>This book answered all my questions about getting into law school in a plain and straightforward way. It was easy to read, and clear in its explanations. It even answered many questions I hadn't even thought to ask. The stories that are included in its &amp;quot;Tales From the Trenches&amp;quot; are really interesting, sometimes funny, and really help you to know how to avoid mistakes you might otherwise make. It's much more help than any other source I have found. The only thing it doesn't do is have a full LSAT prep course, but it does give you examples of the questions, and tells you how you can structure your own preparation program. Buying this book actually saved me money by helping me choose only to the right law schools for me, and by giving me a way to evaluate LSAT courses.(It turns out that a lot of expensive courses are not as good as you might think!) The appendix alone is worth the cost of the book. It has information on all the law schools sorted by the &amp;quot;15 Essential Factors&amp;quot; for picking law schools as they are outlined in the book. It makes it easier to sort through all the schools to find the right ones to apply to. This book really gave me confidence that I will get into law school. I can't wait to get my &amp;quot;big envelopes&amp;quot;!</text:p>
          </table:table-cell>
          <table:table-cell office:value-type="float" office:value="1" calcext:value-type="float">
            <text:p>1</text:p>
          </table:table-cell>
        </table:table-row>
        <table:table-row table:style-name="ro1">
          <table:table-cell office:value-type="string" calcext:value-type="string">
            <text:p>What can I say? It works. This helped me when applying to law schools. A great guide to utilize. Cutting a great score on the LSAT is just part of the equation to get into law school.</text:p>
          </table:table-cell>
          <table:table-cell office:value-type="float" office:value="1" calcext:value-type="float">
            <text:p>1</text:p>
          </table:table-cell>
        </table:table-row>
        <table:table-row table:style-name="ro1">
          <table:table-cell office:value-type="string" calcext:value-type="string">
            <text:p>Boy am I lucky to have found The Ultimate Guide to Law School Admission. I picked it up because a friend recommended it to me as being the best book for the law school application process, and was she right! When I got the book I skipped right to the chapters on the admission process and found the whole thing very informative and encouraging. It let me know that even though I'm not the best student, there are plenty of schools that I would definitly get in to, and it told me how to make my application the best it could possibly be. I am sure that I would have gotten into at least a couple of the schools I had picked to apply to. However, lucky for me, before I sent in my applications I decided to read the book again. This time I started with the first chapter &amp;quot;Should I go to law school.&amp;quot; Guess what? Being a lawyer isn't what I thought it was! I mean, this book told me things about what lawyers personal lives are like, and what their average work day is like... stuff that I had never gotten anywhere else! This chapter convinced me that I would not be happy being a lawyer! Not only did this chapter save me from the expensive application fees... it saved me from spending the next three years wasting my time, and tuition money, pursuing a degree that would have put me in a job that apparently isn't right for me at all! Thank you Mrs. Wright, you saved me $100,000.00! I definitly recommend that EVERYONE read this chapter first! Don't go to law school without it!!!</text:p>
          </table:table-cell>
          <table:table-cell office:value-type="float" office:value="1" calcext:value-type="float">
            <text:p>1</text:p>
          </table:table-cell>
        </table:table-row>
        <table:table-row table:style-name="ro1">
          <table:table-cell office:value-type="string" calcext:value-type="string">
            <text:p>If you have even casually looked into applying to law school, have already read everything there is in this book, do not waste your money, seriously!!</text:p>
          </table:table-cell>
          <table:table-cell office:value-type="float" office:value="0" calcext:value-type="float">
            <text:p>0</text:p>
          </table:table-cell>
        </table:table-row>
        <table:table-row table:style-name="ro1">
          <table:table-cell office:value-type="string" calcext:value-type="string">
            <text:p>Using a quiet, restrained writing style that is a pure pleasure to read, Gurstein chronicles the one-sided battle between the party of exposure and the party of reticence. She is on the side of reticence and writes with the pained nostalgia of a Southerner describing aspects of the War Between the States. Guerstein knows that reticence is a lost cause; she asks only whether it should be.Gurstein makes a quiet case for the reintroduction of taste, judgement, and sensibility into our public lives. This is a common theme these days. What is uncommon is that she derives her &amp;quot;argument&amp;quot; (always presented with the greatest of civility) from the distortion of privacy that somehow led from Brandeis's great legal work on privacy to the transformation of social man to private men and women and eventually to the public dissemination of all sorts of private matters. This is innovative and intriguing.Reticence should emerge from the coordinated behavior of civilized persons; it should not be coerced by legislation and litigation. It is thus especially appropriate that Gurstein never hectors or lectures. Instead, she paints such a delightful alternative portrait of life, far from morning talk radio, nightly real tv, and ever-present commercial messages in nearly all media, that she inspires the reader to aspire toward at least some aspects of reticence.I felt that Gurstein did not define reticence early enough and failed to take advantage of the opportunities to add more detail as the book progressed. I assume that the party of reticence acquired useful knowledge over time, such as after its (happily) failed efforts to prosecute the publisher of Joyce's Ulysses. But these reservations are minor.My most serious concern is whether the domestic party of reticence has foreign (and sometimes not-so-foreign) counterparts in governments that have successfully enforced taste through stern rule of law. I would have appreciated a treatment of these cultural (or anti-cultural) forces. Althoug! h very difficult, such an effort would have greatly sharpened my understanding of the tenets of the party of reticence and its role in our society. Gurstein surely knows that the mere existence of such potential counterparts to her domestic party of reticence may chill further inquiry; after all, she records numerous instances in which the party of exposure has dangled straw men for talismanic protection from true debate. It would be very useful if Gurstein, accounting for the human rights of those oppressed by governmental regimes, could make a better case for the human rights of those increasingly oppressed by the party of exposure, whose methodology of oppression is vastly different. The incremental personal losses to the party of exposure do not lend themselves to the same degree of drama, but possibly, over a sufficiently long period of time, they can present, cumulatively, a meaningful loss of freedom.Henry James wrote that the words, &amp;quot;summer afternoon&amp;quot; were the most pleasant in the English language. Take a summer afternoon (or two) to read this euphonious essay for a refreshing breather from the cacophony of Howard Stern, Don Imus, and their local knock-offs; follow-up news stories on Viagra; Judge Judy; infomercials; network news; and the culture of money, sex, power, and fame hustled by the print and electronic media.</text:p>
          </table:table-cell>
          <table:table-cell office:value-type="float" office:value="1" calcext:value-type="float">
            <text:p>1</text:p>
          </table:table-cell>
        </table:table-row>
        <table:table-row table:style-name="ro1">
          <table:table-cell office:value-type="string" calcext:value-type="string">
            <text:p>Wondering what the hell has happened to the moral aspect of modern American culture ? This book is a lucid, well argued explanation of the simple fact that we have become so totally focused on our individual RIGHTS that we have completely ignored, and even mocked, our personal and public responsibilities. The final response and indictment of Robert Ringer's best seller, LOOKING OUT FOR #1. This is a great time for anyone who is disgusted with the boorish state of American media, politics and discourse in general, to clear their heads for the substantial challenges that lie before us not only as Americans, but as human beings. A great book</text:p>
          </table:table-cell>
          <table:table-cell office:value-type="float" office:value="1" calcext:value-type="float">
            <text:p>1</text:p>
          </table:table-cell>
        </table:table-row>
        <table:table-row table:style-name="ro1">
          <table:table-cell office:value-type="string" calcext:value-type="string">
            <text:p>Books by Dr Kenneth Cooper have been a tremendous source of guidance for me for over 30 years.When I first started being affected by the stress side effects of working too hard and too long in the 70's I started exercising. At the time jogging/running was becoming quite popular, so I took that up. I like to read so I read the Jim Fixx book on running which led me to Dr Cooper's book "Aerobics" (a term he coined), then to "Aerobics Program for total Well Being...", which became sort of a bible for a long time. After retirement I quit smoking and started going to a doctor. Found to be out of shape - again - I looked up Dr Cooper and saw his book "Start Strong, Finish Strong" which I absorbed like a sponge dropped in a bucket of water. Joined a gym and started the prescription of 55% aerobics, 45% strength and have never felt better. Now I've got one doctor trying to tie me down to hypertension drugs. That diagnosis was contrary to my own readings, so I'm in the middle of a complete cardio workup. (The initial stress test results were great, waiting for the in depth analysis.) When I saw this book it was a gotta have.In this book Dr. Cooper very thoughtfully presents all factors in a very helpful manner with a goal of controlling blood pressure without medications, but points out factors that could make them necessary. After my first reading I feel like I can more intelligently discuss the stress test results with my cardiologist, then better deal with my general physician.I would hardily, strongly recommend this book for any person who has had a too high blood pressure reading.</text:p>
          </table:table-cell>
          <table:table-cell office:value-type="float" office:value="1" calcext:value-type="float">
            <text:p>1</text:p>
          </table:table-cell>
        </table:table-row>
        <table:table-row table:style-name="ro1">
          <table:table-cell office:value-type="string" calcext:value-type="string">
            <text:p>Ruth Allman has written an excellent book about Alaskan sourdough history and provided very tasty receipes. As a resident of Kodiak,Alaska I have been lucky enough to get some of Ruth Allmans sourdough starter. I have tried her receipes and all I can say is , wow! San Francisco look out. You get a real sense of the struggle of the pioneers with this book, and the way she describs the receipes, you can just imagine spreading the butter and jam on the bread. My favorite receipe is the hot griddle cakes with fresh strawberries. As Ruth says, the art of mixing the batter with air, and the timing of slopping it on the grill is a skill learned over time. The Baked Alaska with sourdough waffles (which by the way is how it was actually first made) is a dessert from heaven. This is a book that every sourdough making Alaskan owns.</text:p>
          </table:table-cell>
          <table:table-cell office:value-type="float" office:value="1" calcext:value-type="float">
            <text:p>1</text:p>
          </table:table-cell>
        </table:table-row>
        <table:table-row table:style-name="ro1">
          <table:table-cell office:value-type="string" calcext:value-type="string">
            <text:p>I have been using this book since 1988, the eighth printing, and I can honestly say it is the best sourdough cookbook I have seen. The recipe's are easy to follow and the history lessons are entertaining as well. Ms. Allman has written a really fun book and I do mean written. The entire book is hand written ! Truly an Alaskan cookbook.</text:p>
          </table:table-cell>
          <table:table-cell office:value-type="float" office:value="1" calcext:value-type="float">
            <text:p>1</text:p>
          </table:table-cell>
        </table:table-row>
        <table:table-row table:style-name="ro1">
          <table:table-cell office:value-type="string" calcext:value-type="string">
            <text:p>My poor dogeared, stained copy of this book came to me by way of my dad and brother after their trip to Alaska in 1989. Dad acquired some starter in about 1959 that its guardian said had been going since the days of the 49ers. I know it's been bubbling since then. All Dad made, though, were bread and rubbery pancakes. He, unfortunately, didn't buy a copy for himself, although I'd give anything to have him make another meal of them! You see, that's the magic of sourdough, the romance, the stories, the memories! I've not yet been to Alaska, but Ruth Allman has taken me from Cheechako to Sourdough by generously sharing her recipes and her stories with me. I read this book just for the enjoyment of it sometimes. We had her waffles this morning. I made her Flower Rolls recipe into Danish rolls for my famously fussy father-in-law. What better tribute could I make to this cook and her book than to say that he loved them! My two year old son and I will make a little fire in the woods and bake a sourdough version of bannock in Dad's old Dutch oven this week and make some memories of our own.</text:p>
          </table:table-cell>
          <table:table-cell office:value-type="float" office:value="1" calcext:value-type="float">
            <text:p>1</text:p>
          </table:table-cell>
        </table:table-row>
        <table:table-row table:style-name="ro1">
          <table:table-cell office:value-type="string" calcext:value-type="string">
            <text:p>I found a copy of this cookbook at a local used book store and mixed up a sourdough starter the following day. It was bubbling away the next morning and I can't wait to try it in a few more days...The directions in this book are simple to follow. The anecdotes and history provided are entertaining. The recipes all sound delicious! I'll be working my way through many of these, starting of course with the sourdough hotcakes and bread. The handwritten format just adds to the charm of the book. If you're interested in learning to make sourdoughs, this book will give you all the information you'll need.</text:p>
          </table:table-cell>
          <table:table-cell office:value-type="float" office:value="1" calcext:value-type="float">
            <text:p>1</text:p>
          </table:table-cell>
        </table:table-row>
        <table:table-row table:style-name="ro1">
          <table:table-cell office:value-type="string" calcext:value-type="string">
            <text:p>As a former Alaskan, I didn't want to have to do this. But after repeatedly attempting Allman's recipes and having to throw out 8-10 cups of flour and miscellaneous ingredients nearly every time--and then comparing to Ed Wood's recipes which work flawlessly, and Lisa Rayner's very excellent Wild Bread: Hand-baked sourdough artisan breads in your own kitchen, I can't help but notice that their recipes work, where Allman's fail.I'm not a novice baker. The only thing that worked reliably was the pancakes recipe, but that can be found other places as well.If you are looking for reliable recipes and concise information about starting a sourdough and maintaining it, I recommend any of Ed Wood's books, even his very old ones. Lisa Rayner has written a fabulous tome in Wild Bread. But pass on this book.While some of the historical vignettes were interesting--not enough so to warrant the cost of the book. Check it out at your library if you must.</text:p>
          </table:table-cell>
          <table:table-cell office:value-type="float" office:value="0" calcext:value-type="float">
            <text:p>0</text:p>
          </table:table-cell>
        </table:table-row>
        <table:table-row table:style-name="ro1">
          <table:table-cell office:value-type="string" calcext:value-type="string">
            <text:p>For those of us who would prefer to use sourdough starter as the sole leavening agent in making breads, this cookbook is very helpful in getting us "started". There are some receipts calling for the addition of yeast, and baking soda is often added not so much to leaven loaves as to create a chemical change which dampens some of the sourness in a very sour pot of starter. Overall, this book gives some of the best history of sourdough from a lady who knows first-hand the importance of an active sourdough starter, and will get any beginner started off making some very good breads, rolls, breakfast items &amp; desserts. There is even a section at the end for making various products from the wild berries grown in the Last Frontier (for those of us who are able to utilize lingonberries &amp; such)! Even for those who don't care to do a lot of baking, this book has a great deal of interesting information about Alaska &amp; its pioneers - a great read for celebrating our 50th year of Statehood!</text:p>
          </table:table-cell>
          <table:table-cell office:value-type="float" office:value="1" calcext:value-type="float">
            <text:p>1</text:p>
          </table:table-cell>
        </table:table-row>
        <table:table-row table:style-name="ro1">
          <table:table-cell office:value-type="string" calcext:value-type="string">
            <text:p>Make the most sublime waffles - crispy outside, creamy inside, and with a flavor that beats anything else. So good that my children want them even as plain unheated leftovers later in the morning.</text:p>
          </table:table-cell>
          <table:table-cell office:value-type="float" office:value="1" calcext:value-type="float">
            <text:p>1</text:p>
          </table:table-cell>
        </table:table-row>
        <table:table-row table:style-name="ro1">
          <table:table-cell office:value-type="string" calcext:value-type="string">
            <text:p>I got this book because of all the interesting stories and sourdough tidbits that it contained. The stories were informative, a fascinating look at history, and most of all - FUN! Then, because she made it sound so easy and delectable - I decided to try making sourdough and see what would happen. I had to go back and forth in the book a little to make sure I was doing everything correctly - the Sourdough Hints in the back were very helpful. Well, it's been a week since I mixed up the starter. The sourdough smelled "sour cream sour" and it looked OK. (I was glad not to see little black fungus or other such nasties growing on the surface like the last sourdough I tried to make 20 years ago). So I made the Quick Sourdough Bread today. I figured that was a good place to start since I didn't want to take time for the 2 risings that the regular Sourdough Bread recipe called for. It rose nicely in the pan. It smelled good. But I did take it out of the oven 10 minutes early, because it was a deep golden brown and I was afraid it would be a rock-hard loaf if I waited the full 45 minutes. I brushed butter on the crust to soften it a little (still paranoid about the possible hard crust) and waited for it to cool. I sliced it. My husband and I had one slice. Then we had another. (And, yes, then we had one more with black cherry jam!) Oh My Goodness!! I haven't had bread that tasted that good in a LONG time!! My husband put it this way, "It is a slice of Heaven!". I agreed wholeheartedly - better than candy, cake or cookies! So take it from a person who has hundreds of cook books and probably thousands of recipes and has cooked all sorts of bread for the last 30+ years - this book is worth getting. It made the best bread we have ever eaten and now I can't wait to try some of the other recipes in the book. Four thumbs up.</text:p>
          </table:table-cell>
          <table:table-cell office:value-type="float" office:value="1" calcext:value-type="float">
            <text:p>1</text:p>
          </table:table-cell>
        </table:table-row>
        <table:table-row table:style-name="ro1">
          <table:table-cell office:value-type="string" calcext:value-type="string">
            <text:p>Imprecise Recipes Make Bad Bread</text:p>
          </table:table-cell>
          <table:table-cell office:value-type="float" office:value="0" calcext:value-type="float">
            <text:p>0</text:p>
          </table:table-cell>
        </table:table-row>
        <table:table-row table:style-name="ro1">
          <table:table-cell office:value-type="string" calcext:value-type="string">
            <text:p>cant cook sourdough without it</text:p>
          </table:table-cell>
          <table:table-cell office:value-type="float" office:value="1" calcext:value-type="float">
            <text:p>1</text:p>
          </table:table-cell>
        </table:table-row>
        <table:table-row table:style-name="ro1">
          <table:table-cell office:value-type="string" calcext:value-type="string">
            <text:p>Enjoyed Ruth's Sourdough pancakes when she served them.</text:p>
          </table:table-cell>
          <table:table-cell office:value-type="float" office:value="1" calcext:value-type="float">
            <text:p>1</text:p>
          </table:table-cell>
        </table:table-row>
        <table:table-row table:style-name="ro1">
          <table:table-cell office:value-type="string" calcext:value-type="string">
            <text:p>Alaska Sourdough</text:p>
          </table:table-cell>
          <table:table-cell office:value-type="float" office:value="1" calcext:value-type="float">
            <text:p>1</text:p>
          </table:table-cell>
        </table:table-row>
        <table:table-row table:style-name="ro1">
          <table:table-cell office:value-type="string" calcext:value-type="string">
            <text:p>The Best Sourdough Starter for Bread &amp; Hot Cakes</text:p>
          </table:table-cell>
          <table:table-cell office:value-type="float" office:value="1" calcext:value-type="float">
            <text:p>1</text:p>
          </table:table-cell>
        </table:table-row>
        <table:table-row table:style-name="ro1">
          <table:table-cell office:value-type="string" calcext:value-type="string">
            <text:p>Alaska sourdough</text:p>
          </table:table-cell>
          <table:table-cell office:value-type="float" office:value="1" calcext:value-type="float">
            <text:p>1</text:p>
          </table:table-cell>
        </table:table-row>
        <table:table-row table:style-name="ro1">
          <table:table-cell office:value-type="string" calcext:value-type="string">
            <text:p>Not your quick refrence cookbook</text:p>
          </table:table-cell>
          <table:table-cell office:value-type="float" office:value="1" calcext:value-type="float">
            <text:p>1</text:p>
          </table:table-cell>
        </table:table-row>
        <table:table-row table:style-name="ro1">
          <table:table-cell office:value-type="string" calcext:value-type="string">
            <text:p>The Best</text:p>
          </table:table-cell>
          <table:table-cell office:value-type="float" office:value="1" calcext:value-type="float">
            <text:p>1</text:p>
          </table:table-cell>
        </table:table-row>
        <table:table-row table:style-name="ro1">
          <table:table-cell office:value-type="string" calcext:value-type="string">
            <text:p>Good for what it is</text:p>
          </table:table-cell>
          <table:table-cell office:value-type="float" office:value="1" calcext:value-type="float">
            <text:p>1</text:p>
          </table:table-cell>
        </table:table-row>
        <table:table-row table:style-name="ro1">
          <table:table-cell office:value-type="string" calcext:value-type="string">
            <text:p>Alaska Sourdough</text:p>
          </table:table-cell>
          <table:table-cell office:value-type="float" office:value="1" calcext:value-type="float">
            <text:p>1</text:p>
          </table:table-cell>
        </table:table-row>
        <table:table-row table:style-name="ro1">
          <table:table-cell office:value-type="string" calcext:value-type="string">
            <text:p>Old and good</text:p>
          </table:table-cell>
          <table:table-cell office:value-type="float" office:value="1" calcext:value-type="float">
            <text:p>1</text:p>
          </table:table-cell>
        </table:table-row>
        <table:table-row table:style-name="ro1">
          <table:table-cell office:value-type="string" calcext:value-type="string">
            <text:p>good basic</text:p>
          </table:table-cell>
          <table:table-cell office:value-type="float" office:value="1" calcext:value-type="float">
            <text:p>1</text:p>
          </table:table-cell>
        </table:table-row>
        <table:table-row table:style-name="ro1">
          <table:table-cell office:value-type="string" calcext:value-type="string">
            <text:p>Tasty</text:p>
          </table:table-cell>
          <table:table-cell office:value-type="float" office:value="1" calcext:value-type="float">
            <text:p>1</text:p>
          </table:table-cell>
        </table:table-row>
        <table:table-row table:style-name="ro1">
          <table:table-cell office:value-type="string" calcext:value-type="string">
            <text:p>Alaska Sourdough Book Reivew</text:p>
          </table:table-cell>
          <table:table-cell office:value-type="float" office:value="1" calcext:value-type="float">
            <text:p>1</text:p>
          </table:table-cell>
        </table:table-row>
        <table:table-row table:style-name="ro1">
          <table:table-cell office:value-type="string" calcext:value-type="string">
            <text:p>Sourdough Starter</text:p>
          </table:table-cell>
          <table:table-cell office:value-type="float" office:value="1" calcext:value-type="float">
            <text:p>1</text:p>
          </table:table-cell>
        </table:table-row>
        <table:table-row table:style-name="ro1">
          <table:table-cell office:value-type="string" calcext:value-type="string">
            <text:p>autumn</text:p>
          </table:table-cell>
          <table:table-cell office:value-type="float" office:value="1" calcext:value-type="float">
            <text:p>1</text:p>
          </table:table-cell>
        </table:table-row>
        <table:table-row table:style-name="ro1">
          <table:table-cell office:value-type="string" calcext:value-type="string">
            <text:p>What fun</text:p>
          </table:table-cell>
          <table:table-cell office:value-type="float" office:value="1" calcext:value-type="float">
            <text:p>1</text:p>
          </table:table-cell>
        </table:table-row>
        <table:table-row table:style-name="ro1">
          <table:table-cell office:value-type="string" calcext:value-type="string">
            <text:p>Sourdough...Alaska style</text:p>
          </table:table-cell>
          <table:table-cell office:value-type="float" office:value="1" calcext:value-type="float">
            <text:p>1</text:p>
          </table:table-cell>
        </table:table-row>
        <table:table-row table:style-name="ro1">
          <table:table-cell office:value-type="string" calcext:value-type="string">
            <text:p>Alaska Sourdough</text:p>
          </table:table-cell>
          <table:table-cell office:value-type="float" office:value="1" calcext:value-type="float">
            <text:p>1</text:p>
          </table:table-cell>
        </table:table-row>
        <table:table-row table:style-name="ro1">
          <table:table-cell office:value-type="string" calcext:value-type="string">
            <text:p>Robert Kane's *The Oxford Handbook on Free Will*</text:p>
          </table:table-cell>
          <table:table-cell office:value-type="float" office:value="1" calcext:value-type="float">
            <text:p>1</text:p>
          </table:table-cell>
        </table:table-row>
        <table:table-row table:style-name="ro1">
          <table:table-cell office:value-type="string" calcext:value-type="string">
            <text:p>Oxford and Kane have done it again!</text:p>
          </table:table-cell>
          <table:table-cell office:value-type="float" office:value="1" calcext:value-type="float">
            <text:p>1</text:p>
          </table:table-cell>
        </table:table-row>
        <table:table-row table:style-name="ro1">
          <table:table-cell office:value-type="string" calcext:value-type="string">
            <text:p>Kane's Compilation Will Leave You Proud To Lose An Argument</text:p>
          </table:table-cell>
          <table:table-cell office:value-type="float" office:value="1" calcext:value-type="float">
            <text:p>1</text:p>
          </table:table-cell>
        </table:table-row>
        <table:table-row table:style-name="ro1">
          <table:table-cell office:value-type="string" calcext:value-type="string">
            <text:p>Awesome Preview of Europe!</text:p>
          </table:table-cell>
          <table:table-cell office:value-type="float" office:value="1" calcext:value-type="float">
            <text:p>1</text:p>
          </table:table-cell>
        </table:table-row>
        <table:table-row table:style-name="ro1">
          <table:table-cell office:value-type="string" calcext:value-type="string">
            <text:p>great book---but......</text:p>
          </table:table-cell>
          <table:table-cell office:value-type="float" office:value="1" calcext:value-type="float">
            <text:p>1</text:p>
          </table:table-cell>
        </table:table-row>
        <table:table-row table:style-name="ro1">
          <table:table-cell office:value-type="string" calcext:value-type="string">
            <text:p>Very good synopsis of Europe</text:p>
          </table:table-cell>
          <table:table-cell office:value-type="float" office:value="1" calcext:value-type="float">
            <text:p>1</text:p>
          </table:table-cell>
        </table:table-row>
        <table:table-row table:style-name="ro1">
          <table:table-cell office:value-type="string" calcext:value-type="string">
            <text:p>good for the one who needs to see before deciding to go</text:p>
          </table:table-cell>
          <table:table-cell office:value-type="float" office:value="1" calcext:value-type="float">
            <text:p>1</text:p>
          </table:table-cell>
        </table:table-row>
        <table:table-row table:style-name="ro1">
          <table:table-cell office:value-type="string" calcext:value-type="string">
            <text:p>Europe Eyewitness Travel Guide by Dan Colwell</text:p>
          </table:table-cell>
          <table:table-cell office:value-type="float" office:value="1" calcext:value-type="float">
            <text:p>1</text:p>
          </table:table-cell>
        </table:table-row>
        <table:table-row table:style-name="ro1">
          <table:table-cell office:value-type="string" calcext:value-type="string">
            <text:p>Great book for travelling Europe</text:p>
          </table:table-cell>
          <table:table-cell office:value-type="float" office:value="1" calcext:value-type="float">
            <text:p>1</text:p>
          </table:table-cell>
        </table:table-row>
        <table:table-row table:style-name="ro1">
          <table:table-cell office:value-type="string" calcext:value-type="string">
            <text:p>Disappointed Romanian!</text:p>
          </table:table-cell>
          <table:table-cell office:value-type="float" office:value="0" calcext:value-type="float">
            <text:p>0</text:p>
          </table:table-cell>
        </table:table-row>
        <table:table-row table:style-name="ro1">
          <table:table-cell office:value-type="string" calcext:value-type="string">
            <text:p>The Travelers Companion</text:p>
          </table:table-cell>
          <table:table-cell office:value-type="float" office:value="1" calcext:value-type="float">
            <text:p>1</text:p>
          </table:table-cell>
        </table:table-row>
        <table:table-row table:style-name="ro1">
          <table:table-cell office:value-type="string" calcext:value-type="string">
            <text:p>Great travel guide to Europe!</text:p>
          </table:table-cell>
          <table:table-cell office:value-type="float" office:value="1" calcext:value-type="float">
            <text:p>1</text:p>
          </table:table-cell>
        </table:table-row>
        <table:table-row table:style-name="ro1">
          <table:table-cell office:value-type="string" calcext:value-type="string">
            <text:p>Dk Travel guides</text:p>
          </table:table-cell>
          <table:table-cell office:value-type="float" office:value="1" calcext:value-type="float">
            <text:p>1</text:p>
          </table:table-cell>
        </table:table-row>
        <table:table-row table:style-name="ro1">
          <table:table-cell office:value-type="string" calcext:value-type="string">
            <text:p>A Superlative Planning Aide and Top-level Guide</text:p>
          </table:table-cell>
          <table:table-cell office:value-type="float" office:value="1" calcext:value-type="float">
            <text:p>1</text:p>
          </table:table-cell>
        </table:table-row>
        <table:table-row table:style-name="ro1">
          <table:table-cell office:value-type="string" calcext:value-type="string">
            <text:p>Poor maps, no hostels</text:p>
          </table:table-cell>
          <table:table-cell office:value-type="float" office:value="1" calcext:value-type="float">
            <text:p>1</text:p>
          </table:table-cell>
        </table:table-row>
        <table:table-row table:style-name="ro1">
          <table:table-cell office:value-type="string" calcext:value-type="string">
            <text:p>Good Overall Idea</text:p>
          </table:table-cell>
          <table:table-cell office:value-type="float" office:value="1" calcext:value-type="float">
            <text:p>1</text:p>
          </table:table-cell>
        </table:table-row>
        <table:table-row table:style-name="ro1">
          <table:table-cell office:value-type="string" calcext:value-type="string">
            <text:p>nice eye candy, but not as handy as the other guides</text:p>
          </table:table-cell>
          <table:table-cell office:value-type="float" office:value="1" calcext:value-type="float">
            <text:p>1</text:p>
          </table:table-cell>
        </table:table-row>
        <table:table-row table:style-name="ro1">
          <table:table-cell office:value-type="string" calcext:value-type="string">
            <text:p>Not the best</text:p>
          </table:table-cell>
          <table:table-cell office:value-type="float" office:value="0" calcext:value-type="float">
            <text:p>0</text:p>
          </table:table-cell>
        </table:table-row>
        <table:table-row table:style-name="ro1">
          <table:table-cell office:value-type="string" calcext:value-type="string">
            <text:p>WONDERFUL BOOK</text:p>
          </table:table-cell>
          <table:table-cell office:value-type="float" office:value="1" calcext:value-type="float">
            <text:p>1</text:p>
          </table:table-cell>
        </table:table-row>
        <table:table-row table:style-name="ro1">
          <table:table-cell office:value-type="string" calcext:value-type="string">
            <text:p>Good but received defective book</text:p>
          </table:table-cell>
          <table:table-cell office:value-type="float" office:value="1" calcext:value-type="float">
            <text:p>1</text:p>
          </table:table-cell>
        </table:table-row>
        <table:table-row table:style-name="ro1">
          <table:table-cell office:value-type="string" calcext:value-type="string">
            <text:p>Colourful Digest Of Places To See In Europe</text:p>
          </table:table-cell>
          <table:table-cell office:value-type="float" office:value="1" calcext:value-type="float">
            <text:p>1</text:p>
          </table:table-cell>
        </table:table-row>
        <table:table-row table:style-name="ro1">
          <table:table-cell office:value-type="string" calcext:value-type="string">
            <text:p>Going to Europe? Get this book!</text:p>
          </table:table-cell>
          <table:table-cell office:value-type="float" office:value="1" calcext:value-type="float">
            <text:p>1</text:p>
          </table:table-cell>
        </table:table-row>
        <table:table-row table:style-name="ro1">
          <table:table-cell office:value-type="string" calcext:value-type="string">
            <text:p>The Major Sights in Twenty Countries - Amazing!</text:p>
          </table:table-cell>
          <table:table-cell office:value-type="float" office:value="1" calcext:value-type="float">
            <text:p>1</text:p>
          </table:table-cell>
        </table:table-row>
        <table:table-row table:style-name="ro1">
          <table:table-cell office:value-type="string" calcext:value-type="string">
            <text:p>Europe (Eyewitness Travel Guides) by Dan Colwell</text:p>
          </table:table-cell>
          <table:table-cell office:value-type="float" office:value="1" calcext:value-type="float">
            <text:p>1</text:p>
          </table:table-cell>
        </table:table-row>
        <table:table-row table:style-name="ro1">
          <table:table-cell office:value-type="string" calcext:value-type="string">
            <text:p>Helpful guide on tours through Europe</text:p>
          </table:table-cell>
          <table:table-cell office:value-type="float" office:value="1" calcext:value-type="float">
            <text:p>1</text:p>
          </table:table-cell>
        </table:table-row>
        <table:table-row table:style-name="ro1">
          <table:table-cell office:value-type="string" calcext:value-type="string">
            <text:p>The Quick Trip Around Europe!</text:p>
          </table:table-cell>
          <table:table-cell office:value-type="float" office:value="1" calcext:value-type="float">
            <text:p>1</text:p>
          </table:table-cell>
        </table:table-row>
        <table:table-row table:style-name="ro1">
          <table:table-cell office:value-type="string" calcext:value-type="string">
            <text:p>If it's Tuesday it must be Belgium</text:p>
          </table:table-cell>
          <table:table-cell office:value-type="float" office:value="1" calcext:value-type="float">
            <text:p>1</text:p>
          </table:table-cell>
        </table:table-row>
        <table:table-row table:style-name="ro1">
          <table:table-cell office:value-type="string" calcext:value-type="string">
            <text:p>Great Guide to Europe!</text:p>
          </table:table-cell>
          <table:table-cell office:value-type="float" office:value="1" calcext:value-type="float">
            <text:p>1</text:p>
          </table:table-cell>
        </table:table-row>
        <table:table-row table:style-name="ro1">
          <table:table-cell office:value-type="string" calcext:value-type="string">
            <text:p>excellent</text:p>
          </table:table-cell>
          <table:table-cell office:value-type="float" office:value="1" calcext:value-type="float">
            <text:p>1</text:p>
          </table:table-cell>
        </table:table-row>
        <table:table-row table:style-name="ro1">
          <table:table-cell office:value-type="string" calcext:value-type="string">
            <text:p>Great when assisted by another guide</text:p>
          </table:table-cell>
          <table:table-cell office:value-type="float" office:value="1" calcext:value-type="float">
            <text:p>1</text:p>
          </table:table-cell>
        </table:table-row>
        <table:table-row table:style-name="ro1">
          <table:table-cell office:value-type="string" calcext:value-type="string">
            <text:p>excellent turn of the century bow hunter and builders book</text:p>
          </table:table-cell>
          <table:table-cell office:value-type="float" office:value="1" calcext:value-type="float">
            <text:p>1</text:p>
          </table:table-cell>
        </table:table-row>
        <table:table-row table:style-name="ro1">
          <table:table-cell office:value-type="string" calcext:value-type="string">
            <text:p>GREAT GIFT FOR ANY TRADITIONAL ARCHER</text:p>
          </table:table-cell>
          <table:table-cell office:value-type="float" office:value="1" calcext:value-type="float">
            <text:p>1</text:p>
          </table:table-cell>
        </table:table-row>
        <table:table-row table:style-name="ro1">
          <table:table-cell office:value-type="string" calcext:value-type="string">
            <text:p>hunting the hard way</text:p>
          </table:table-cell>
          <table:table-cell office:value-type="float" office:value="1" calcext:value-type="float">
            <text:p>1</text:p>
          </table:table-cell>
        </table:table-row>
        <table:table-row table:style-name="ro1">
          <table:table-cell office:value-type="string" calcext:value-type="string">
            <text:p>The Best Archery Book I've Ever Read!</text:p>
          </table:table-cell>
          <table:table-cell office:value-type="float" office:value="1" calcext:value-type="float">
            <text:p>1</text:p>
          </table:table-cell>
        </table:table-row>
        <table:table-row table:style-name="ro1">
          <table:table-cell office:value-type="string" calcext:value-type="string">
            <text:p>Modern Traditional Point of View</text:p>
          </table:table-cell>
          <table:table-cell office:value-type="float" office:value="1" calcext:value-type="float">
            <text:p>1</text:p>
          </table:table-cell>
        </table:table-row>
        <table:table-row table:style-name="ro1">
          <table:table-cell office:value-type="string" calcext:value-type="string">
            <text:p>This is a must read for anyone involved with traditional archery.</text:p>
          </table:table-cell>
          <table:table-cell office:value-type="float" office:value="1" calcext:value-type="float">
            <text:p>1</text:p>
          </table:table-cell>
        </table:table-row>
        <table:table-row table:style-name="ro1">
          <table:table-cell office:value-type="string" calcext:value-type="string">
            <text:p>Makes me want to go back to 1940 and hunt with him</text:p>
          </table:table-cell>
          <table:table-cell office:value-type="float" office:value="1" calcext:value-type="float">
            <text:p>1</text:p>
          </table:table-cell>
        </table:table-row>
        <table:table-row table:style-name="ro1">
          <table:table-cell office:value-type="string" calcext:value-type="string">
            <text:p>Book is great - Purchase misleading !</text:p>
          </table:table-cell>
          <table:table-cell office:value-type="float" office:value="1" calcext:value-type="float">
            <text:p>1</text:p>
          </table:table-cell>
        </table:table-row>
        <table:table-row table:style-name="ro1">
          <table:table-cell office:value-type="string" calcext:value-type="string">
            <text:p>5 stars is not enough</text:p>
          </table:table-cell>
          <table:table-cell office:value-type="float" office:value="1" calcext:value-type="float">
            <text:p>1</text:p>
          </table:table-cell>
        </table:table-row>
        <table:table-row table:style-name="ro1">
          <table:table-cell office:value-type="string" calcext:value-type="string">
            <text:p>The classic longbow hunting book!</text:p>
          </table:table-cell>
          <table:table-cell office:value-type="float" office:value="1" calcext:value-type="float">
            <text:p>1</text:p>
          </table:table-cell>
        </table:table-row>
        <table:table-row table:style-name="ro1">
          <table:table-cell office:value-type="string" calcext:value-type="string">
            <text:p>Hunting the Hard Way</text:p>
          </table:table-cell>
          <table:table-cell office:value-type="float" office:value="1" calcext:value-type="float">
            <text:p>1</text:p>
          </table:table-cell>
        </table:table-row>
        <table:table-row table:style-name="ro1">
          <table:table-cell office:value-type="string" calcext:value-type="string">
            <text:p>Great read</text:p>
          </table:table-cell>
          <table:table-cell office:value-type="float" office:value="1" calcext:value-type="float">
            <text:p>1</text:p>
          </table:table-cell>
        </table:table-row>
        <table:table-row table:style-name="ro1">
          <table:table-cell office:value-type="string" calcext:value-type="string">
            <text:p>Hunting the Hard Way</text:p>
          </table:table-cell>
          <table:table-cell office:value-type="float" office:value="1" calcext:value-type="float">
            <text:p>1</text:p>
          </table:table-cell>
        </table:table-row>
        <table:table-row table:style-name="ro1">
          <table:table-cell office:value-type="string" calcext:value-type="string">
            <text:p>An entertaining panorama on magics and demon</text:p>
          </table:table-cell>
          <table:table-cell office:value-type="float" office:value="1" calcext:value-type="float">
            <text:p>1</text:p>
          </table:table-cell>
        </table:table-row>
        <table:table-row table:style-name="ro1">
          <table:table-cell office:value-type="string" calcext:value-type="string">
            <text:p>a bibliophiliac wedding of the SURREALIST &amp;amp</text:p>
          </table:table-cell>
          <table:table-cell office:value-type="float" office:value="1" calcext:value-type="float">
            <text:p>1</text:p>
          </table:table-cell>
        </table:table-row>
        <table:table-row table:style-name="ro1">
          <table:table-cell office:value-type="string" calcext:value-type="string">
            <text:p>Informative but dry...</text:p>
          </table:table-cell>
          <table:table-cell office:value-type="float" office:value="1" calcext:value-type="float">
            <text:p>1</text:p>
          </table:table-cell>
        </table:table-row>
        <table:table-row table:style-name="ro1">
          <table:table-cell office:value-type="string" calcext:value-type="string">
            <text:p>a bibliophiliac wedding of the SURREALIST &amp;amp</text:p>
          </table:table-cell>
          <table:table-cell office:value-type="float" office:value="1" calcext:value-type="float">
            <text:p>1</text:p>
          </table:table-cell>
        </table:table-row>
        <table:table-row table:style-name="ro1">
          <table:table-cell office:value-type="string" calcext:value-type="string">
            <text:p>A Great Starter for one interested in the Occult</text:p>
          </table:table-cell>
          <table:table-cell office:value-type="float" office:value="1" calcext:value-type="float">
            <text:p>1</text:p>
          </table:table-cell>
        </table:table-row>
        <table:table-row table:style-name="ro1">
          <table:table-cell office:value-type="string" calcext:value-type="string">
            <text:p>Disappointing</text:p>
          </table:table-cell>
          <table:table-cell office:value-type="float" office:value="0" calcext:value-type="float">
            <text:p>0</text:p>
          </table:table-cell>
        </table:table-row>
        <table:table-row table:style-name="ro1">
          <table:table-cell office:value-type="string" calcext:value-type="string">
            <text:p>The Little Book that Could, and Did.</text:p>
          </table:table-cell>
          <table:table-cell office:value-type="float" office:value="1" calcext:value-type="float">
            <text:p>1</text:p>
          </table:table-cell>
        </table:table-row>
        <table:table-row table:style-name="ro1">
          <table:table-cell office:value-type="string" calcext:value-type="string">
            <text:p>Homer or Moses?</text:p>
          </table:table-cell>
          <table:table-cell office:value-type="float" office:value="1" calcext:value-type="float">
            <text:p>1</text:p>
          </table:table-cell>
        </table:table-row>
        <table:table-row table:style-name="ro1">
          <table:table-cell office:value-type="string" calcext:value-type="string">
            <text:p>A classic</text:p>
          </table:table-cell>
          <table:table-cell office:value-type="float" office:value="1" calcext:value-type="float">
            <text:p>1</text:p>
          </table:table-cell>
        </table:table-row>
        <table:table-row table:style-name="ro1">
          <table:table-cell office:value-type="string" calcext:value-type="string">
            <text:p>A Painful Read... Break Out the Coffee</text:p>
          </table:table-cell>
          <table:table-cell office:value-type="float" office:value="0" calcext:value-type="float">
            <text:p>0</text:p>
          </table:table-cell>
        </table:table-row>
        <table:table-row table:style-name="ro1">
          <table:table-cell office:value-type="string" calcext:value-type="string">
            <text:p>It was published. That's an accomplishment.</text:p>
          </table:table-cell>
          <table:table-cell office:value-type="float" office:value="0" calcext:value-type="float">
            <text:p>0</text:p>
          </table:table-cell>
        </table:table-row>
        <table:table-row table:style-name="ro1">
          <table:table-cell office:value-type="string" calcext:value-type="string">
            <text:p>There's Only One Paolo</text:p>
          </table:table-cell>
          <table:table-cell office:value-type="float" office:value="1" calcext:value-type="float">
            <text:p>1</text:p>
          </table:table-cell>
        </table:table-row>
        <table:table-row table:style-name="ro1">
          <table:table-cell office:value-type="string" calcext:value-type="string">
            <text:p>yeah!</text:p>
          </table:table-cell>
          <table:table-cell office:value-type="float" office:value="1" calcext:value-type="float">
            <text:p>1</text:p>
          </table:table-cell>
        </table:table-row>
        <table:table-row table:style-name="ro1">
          <table:table-cell office:value-type="string" calcext:value-type="string">
            <text:p>Profound then. Truly horrible now.</text:p>
          </table:table-cell>
          <table:table-cell office:value-type="float" office:value="0" calcext:value-type="float">
            <text:p>0</text:p>
          </table:table-cell>
        </table:table-row>
        <table:table-row table:style-name="ro1">
          <table:table-cell office:value-type="string" calcext:value-type="string">
            <text:p>Richardson's book a brilliant look at a mysterious person</text:p>
          </table:table-cell>
          <table:table-cell office:value-type="float" office:value="1" calcext:value-type="float">
            <text:p>1</text:p>
          </table:table-cell>
        </table:table-row>
        <table:table-row table:style-name="ro1">
          <table:table-cell office:value-type="string" calcext:value-type="string">
            <text:p>Filled from cover to cover with practical guidance</text:p>
          </table:table-cell>
          <table:table-cell office:value-type="float" office:value="1" calcext:value-type="float">
            <text:p>1</text:p>
          </table:table-cell>
        </table:table-row>
        <table:table-row table:style-name="ro1">
          <table:table-cell office:value-type="string" calcext:value-type="string">
            <text:p>Excellent book for handling feelings</text:p>
          </table:table-cell>
          <table:table-cell office:value-type="float" office:value="1" calcext:value-type="float">
            <text:p>1</text:p>
          </table:table-cell>
        </table:table-row>
        <table:table-row table:style-name="ro1">
          <table:table-cell office:value-type="string" calcext:value-type="string">
            <text:p>Teaches an essential life skill!</text:p>
          </table:table-cell>
          <table:table-cell office:value-type="float" office:value="1" calcext:value-type="float">
            <text:p>1</text:p>
          </table:table-cell>
        </table:table-row>
        <table:table-row table:style-name="ro1">
          <table:table-cell office:value-type="string" calcext:value-type="string">
            <text:p>Outstanding!</text:p>
          </table:table-cell>
          <table:table-cell office:value-type="float" office:value="1" calcext:value-type="float">
            <text:p>1</text:p>
          </table:table-cell>
        </table:table-row>
        <table:table-row table:style-name="ro1">
          <table:table-cell office:value-type="string" calcext:value-type="string">
            <text:p>weak</text:p>
          </table:table-cell>
          <table:table-cell office:value-type="float" office:value="1" calcext:value-type="float">
            <text:p>1</text:p>
          </table:table-cell>
        </table:table-row>
        <table:table-row table:style-name="ro1">
          <table:table-cell office:value-type="string" calcext:value-type="string">
            <text:p>Excellent perspective on communal living and human nature</text:p>
          </table:table-cell>
          <table:table-cell office:value-type="float" office:value="1" calcext:value-type="float">
            <text:p>1</text:p>
          </table:table-cell>
        </table:table-row>
        <table:table-row table:style-name="ro1">
          <table:table-cell office:value-type="string" calcext:value-type="string">
            <text:p>Intense memoir told in brief segments by former members of The Farm</text:p>
          </table:table-cell>
          <table:table-cell office:value-type="float" office:value="1" calcext:value-type="float">
            <text:p>1</text:p>
          </table:table-cell>
        </table:table-row>
        <table:table-row table:style-name="ro1">
          <table:table-cell office:value-type="string" calcext:value-type="string">
            <text:p>If you are looking into starting or joining a commune, this book is for you.</text:p>
          </table:table-cell>
          <table:table-cell office:value-type="float" office:value="1" calcext:value-type="float">
            <text:p>1</text:p>
          </table:table-cell>
        </table:table-row>
        <table:table-row table:style-name="ro1">
          <table:table-cell office:value-type="string" calcext:value-type="string">
            <text:p>From one who was there</text:p>
          </table:table-cell>
          <table:table-cell office:value-type="float" office:value="1" calcext:value-type="float">
            <text:p>1</text:p>
          </table:table-cell>
        </table:table-row>
        <table:table-row table:style-name="ro1">
          <table:table-cell office:value-type="string" calcext:value-type="string">
            <text:p>Voices from the Farm: Adventures in Community Living</text:p>
          </table:table-cell>
          <table:table-cell office:value-type="float" office:value="1" calcext:value-type="float">
            <text:p>1</text:p>
          </table:table-cell>
        </table:table-row>
        <table:table-row table:style-name="ro1">
          <table:table-cell office:value-type="string" calcext:value-type="string">
            <text:p>LOVE The Farm!</text:p>
          </table:table-cell>
          <table:table-cell office:value-type="float" office:value="1" calcext:value-type="float">
            <text:p>1</text:p>
          </table:table-cell>
        </table:table-row>
        <table:table-row table:style-name="ro1">
          <table:table-cell office:value-type="string" calcext:value-type="string">
            <text:p>Good book</text:p>
          </table:table-cell>
          <table:table-cell office:value-type="float" office:value="1" calcext:value-type="float">
            <text:p>1</text:p>
          </table:table-cell>
        </table:table-row>
        <table:table-row table:style-name="ro1">
          <table:table-cell office:value-type="string" calcext:value-type="string">
            <text:p>awesome book about group dynamics of any kind</text:p>
          </table:table-cell>
          <table:table-cell office:value-type="float" office:value="1" calcext:value-type="float">
            <text:p>1</text:p>
          </table:table-cell>
        </table:table-row>
        <table:table-row table:style-name="ro1">
          <table:table-cell office:value-type="string" calcext:value-type="string">
            <text:p>voices from the farm</text:p>
          </table:table-cell>
          <table:table-cell office:value-type="float" office:value="1" calcext:value-type="float">
            <text:p>1</text:p>
          </table:table-cell>
        </table:table-row>
        <table:table-row table:style-name="ro1">
          <table:table-cell office:value-type="string" calcext:value-type="string">
            <text:p>great book!</text:p>
          </table:table-cell>
          <table:table-cell office:value-type="float" office:value="1" calcext:value-type="float">
            <text:p>1</text:p>
          </table:table-cell>
        </table:table-row>
        <table:table-row table:style-name="ro1">
          <table:table-cell office:value-type="string" calcext:value-type="string">
            <text:p>Far Out Way to Live</text:p>
          </table:table-cell>
          <table:table-cell office:value-type="float" office:value="1" calcext:value-type="float">
            <text:p>1</text:p>
          </table:table-cell>
        </table:table-row>
        <table:table-row table:style-name="ro1">
          <table:table-cell office:value-type="string" calcext:value-type="string">
            <text:p>Little one, maid of Israel</text:p>
          </table:table-cell>
          <table:table-cell office:value-type="float" office:value="1" calcext:value-type="float">
            <text:p>1</text:p>
          </table:table-cell>
        </table:table-row>
        <table:table-row table:style-name="ro1">
          <table:table-cell office:value-type="string" calcext:value-type="string">
            <text:p>A Good Look at the Culture of Assyrians and Israelites</text:p>
          </table:table-cell>
          <table:table-cell office:value-type="float" office:value="1" calcext:value-type="float">
            <text:p>1</text:p>
          </table:table-cell>
        </table:table-row>
        <table:table-row table:style-name="ro1">
          <table:table-cell office:value-type="string" calcext:value-type="string">
            <text:p>It Drew Air</text:p>
          </table:table-cell>
          <table:table-cell office:value-type="float" office:value="0" calcext:value-type="float">
            <text:p>0</text:p>
          </table:table-cell>
        </table:table-row>
        <table:table-row table:style-name="ro1">
          <table:table-cell office:value-type="string" calcext:value-type="string">
            <text:p>The Battleship Bismarck reviewed</text:p>
          </table:table-cell>
          <table:table-cell office:value-type="float" office:value="1" calcext:value-type="float">
            <text:p>1</text:p>
          </table:table-cell>
        </table:table-row>
        <table:table-row table:style-name="ro1">
          <table:table-cell office:value-type="string" calcext:value-type="string">
            <text:p>nice historical pictures</text:p>
          </table:table-cell>
          <table:table-cell office:value-type="float" office:value="1" calcext:value-type="float">
            <text:p>1</text:p>
          </table:table-cell>
        </table:table-row>
        <table:table-row table:style-name="ro1">
          <table:table-cell office:value-type="string" calcext:value-type="string">
            <text:p>Made me take a new look at my life -- and change it.</text:p>
          </table:table-cell>
          <table:table-cell office:value-type="float" office:value="1" calcext:value-type="float">
            <text:p>1</text:p>
          </table:table-cell>
        </table:table-row>
        <table:table-row table:style-name="ro1">
          <table:table-cell office:value-type="string" calcext:value-type="string">
            <text:p>CLEAR AND INSPIRING EXPLANATION OF SPIRITUAL TREATMENT</text:p>
          </table:table-cell>
          <table:table-cell office:value-type="float" office:value="1" calcext:value-type="float">
            <text:p>1</text:p>
          </table:table-cell>
        </table:table-row>
        <table:table-row table:style-name="ro1">
          <table:table-cell office:value-type="string" calcext:value-type="string">
            <text:p>Change the subconscious pattern through ...</text:p>
          </table:table-cell>
          <table:table-cell office:value-type="float" office:value="1" calcext:value-type="float">
            <text:p>1</text:p>
          </table:table-cell>
        </table:table-row>
        <table:table-row table:style-name="ro1">
          <table:table-cell office:value-type="string" calcext:value-type="string">
            <text:p>Good help for the willing</text:p>
          </table:table-cell>
          <table:table-cell office:value-type="float" office:value="1" calcext:value-type="float">
            <text:p>1</text:p>
          </table:table-cell>
        </table:table-row>
        <table:table-row table:style-name="ro1">
          <table:table-cell office:value-type="string" calcext:value-type="string">
            <text:p>Harnessing thought-power</text:p>
          </table:table-cell>
          <table:table-cell office:value-type="float" office:value="1" calcext:value-type="float">
            <text:p>1</text:p>
          </table:table-cell>
        </table:table-row>
        <table:table-row table:style-name="ro1">
          <table:table-cell office:value-type="string" calcext:value-type="string">
            <text:p>Treat Yourself to Life (1954)</text:p>
          </table:table-cell>
          <table:table-cell office:value-type="float" office:value="1" calcext:value-type="float">
            <text:p>1</text:p>
          </table:table-cell>
        </table:table-row>
        <table:table-row table:style-name="ro1">
          <table:table-cell office:value-type="string" calcext:value-type="string">
            <text:p>RCB rocks!</text:p>
          </table:table-cell>
          <table:table-cell office:value-type="float" office:value="1" calcext:value-type="float">
            <text:p>1</text:p>
          </table:table-cell>
        </table:table-row>
        <table:table-row table:style-name="ro1">
          <table:table-cell office:value-type="string" calcext:value-type="string">
            <text:p>Treat yourself to life</text:p>
          </table:table-cell>
          <table:table-cell office:value-type="float" office:value="1" calcext:value-type="float">
            <text:p>1</text:p>
          </table:table-cell>
        </table:table-row>
        <table:table-row table:style-name="ro1">
          <table:table-cell office:value-type="string" calcext:value-type="string">
            <text:p>One of my favorite books.</text:p>
          </table:table-cell>
          <table:table-cell office:value-type="float" office:value="1" calcext:value-type="float">
            <text:p>1</text:p>
          </table:table-cell>
        </table:table-row>
        <table:table-row table:style-name="ro1">
          <table:table-cell office:value-type="string" calcext:value-type="string">
            <text:p>Very Not Worth Your Time</text:p>
          </table:table-cell>
          <table:table-cell office:value-type="float" office:value="0" calcext:value-type="float">
            <text:p>0</text:p>
          </table:table-cell>
        </table:table-row>
        <table:table-row table:style-name="ro1">
          <table:table-cell office:value-type="string" calcext:value-type="string">
            <text:p>Great Projects! Even for a rainy day!</text:p>
          </table:table-cell>
          <table:table-cell office:value-type="float" office:value="1" calcext:value-type="float">
            <text:p>1</text:p>
          </table:table-cell>
        </table:table-row>
        <table:table-row table:style-name="ro1">
          <table:table-cell office:value-type="string" calcext:value-type="string">
            <text:p>Highly recommended</text:p>
          </table:table-cell>
          <table:table-cell office:value-type="float" office:value="1" calcext:value-type="float">
            <text:p>1</text:p>
          </table:table-cell>
        </table:table-row>
        <table:table-row table:style-name="ro1">
          <table:table-cell office:value-type="string" calcext:value-type="string">
            <text:p>Map your Imagination</text:p>
          </table:table-cell>
          <table:table-cell office:value-type="float" office:value="1" calcext:value-type="float">
            <text:p>1</text:p>
          </table:table-cell>
        </table:table-row>
        <table:table-row table:style-name="ro1">
          <table:table-cell office:value-type="string" calcext:value-type="string">
            <text:p>A Beautiful Map</text:p>
          </table:table-cell>
          <table:table-cell office:value-type="float" office:value="1" calcext:value-type="float">
            <text:p>1</text:p>
          </table:table-cell>
        </table:table-row>
        <table:table-row table:style-name="ro1">
          <table:table-cell office:value-type="string" calcext:value-type="string">
            <text:p>Smartly done</text:p>
          </table:table-cell>
          <table:table-cell office:value-type="float" office:value="1" calcext:value-type="float">
            <text:p>1</text:p>
          </table:table-cell>
        </table:table-row>
        <table:table-row table:style-name="ro1">
          <table:table-cell office:value-type="string" calcext:value-type="string">
            <text:p>Ludicrous and silly</text:p>
          </table:table-cell>
          <table:table-cell office:value-type="float" office:value="0" calcext:value-type="float">
            <text:p>0</text:p>
          </table:table-cell>
        </table:table-row>
        <table:table-row table:style-name="ro1">
          <table:table-cell office:value-type="string" calcext:value-type="string">
            <text:p>Great advice on caring for your Birman</text:p>
          </table:table-cell>
          <table:table-cell office:value-type="float" office:value="1" calcext:value-type="float">
            <text:p>1</text:p>
          </table:table-cell>
        </table:table-row>
        <table:table-row table:style-name="ro1">
          <table:table-cell office:value-type="string" calcext:value-type="string">
            <text:p>The Guide to Owning a Birman Cat (The Guide to Owning)</text:p>
          </table:table-cell>
          <table:table-cell office:value-type="float" office:value="1" calcext:value-type="float">
            <text:p>1</text:p>
          </table:table-cell>
        </table:table-row>
        <table:table-row table:style-name="ro1">
          <table:table-cell office:value-type="string" calcext:value-type="string">
            <text:p>Karen Cummings, comes through.</text:p>
          </table:table-cell>
          <table:table-cell office:value-type="float" office:value="1" calcext:value-type="float">
            <text:p>1</text:p>
          </table:table-cell>
        </table:table-row>
        <table:table-row table:style-name="ro1">
          <table:table-cell office:value-type="string" calcext:value-type="string">
            <text:p>textbook</text:p>
          </table:table-cell>
          <table:table-cell office:value-type="float" office:value="1" calcext:value-type="float">
            <text:p>1</text:p>
          </table:table-cell>
        </table:table-row>
        <table:table-row table:style-name="ro1">
          <table:table-cell office:value-type="string" calcext:value-type="string">
            <text:p>My new favorite book from the Avon True Romance series.</text:p>
          </table:table-cell>
          <table:table-cell office:value-type="float" office:value="1" calcext:value-type="float">
            <text:p>1</text:p>
          </table:table-cell>
        </table:table-row>
        <table:table-row table:style-name="ro1">
          <table:table-cell office:value-type="string" calcext:value-type="string">
            <text:p>An awesome novel from May McGoldrick</text:p>
          </table:table-cell>
          <table:table-cell office:value-type="float" office:value="1" calcext:value-type="float">
            <text:p>1</text:p>
          </table:table-cell>
        </table:table-row>
        <table:table-row table:style-name="ro1">
          <table:table-cell office:value-type="string" calcext:value-type="string">
            <text:p>a great book for Historical romance lovers</text:p>
          </table:table-cell>
          <table:table-cell office:value-type="float" office:value="1" calcext:value-type="float">
            <text:p>1</text:p>
          </table:table-cell>
        </table:table-row>
        <table:table-row table:style-name="ro1">
          <table:table-cell office:value-type="string" calcext:value-type="string">
            <text:p>Loved it!</text:p>
          </table:table-cell>
          <table:table-cell office:value-type="float" office:value="1" calcext:value-type="float">
            <text:p>1</text:p>
          </table:table-cell>
        </table:table-row>
        <table:table-row table:style-name="ro1">
          <table:table-cell office:value-type="string" calcext:value-type="string">
            <text:p>Best Avon True Romance.</text:p>
          </table:table-cell>
          <table:table-cell office:value-type="float" office:value="1" calcext:value-type="float">
            <text:p>1</text:p>
          </table:table-cell>
        </table:table-row>
        <table:table-row table:style-name="ro1">
          <table:table-cell office:value-type="string" calcext:value-type="string">
            <text:p>Great! One of the Best In the Seriess !!</text:p>
          </table:table-cell>
          <table:table-cell office:value-type="float" office:value="1" calcext:value-type="float">
            <text:p>1</text:p>
          </table:table-cell>
        </table:table-row>
        <table:table-row table:style-name="ro1">
          <table:table-cell office:value-type="string" calcext:value-type="string">
            <text:p>A great romance</text:p>
          </table:table-cell>
          <table:table-cell office:value-type="float" office:value="1" calcext:value-type="float">
            <text:p>1</text:p>
          </table:table-cell>
        </table:table-row>
        <table:table-row table:style-name="ro1">
          <table:table-cell office:value-type="string" calcext:value-type="string">
            <text:p>YES!!!</text:p>
          </table:table-cell>
          <table:table-cell office:value-type="float" office:value="1" calcext:value-type="float">
            <text:p>1</text:p>
          </table:table-cell>
        </table:table-row>
        <table:table-row table:style-name="ro1">
          <table:table-cell office:value-type="string" calcext:value-type="string">
            <text:p>Cute</text:p>
          </table:table-cell>
          <table:table-cell office:value-type="float" office:value="1" calcext:value-type="float">
            <text:p>1</text:p>
          </table:table-cell>
        </table:table-row>
        <table:table-row table:style-name="ro1">
          <table:table-cell office:value-type="string" calcext:value-type="string">
            <text:p>Fave Book!!!!</text:p>
          </table:table-cell>
          <table:table-cell office:value-type="float" office:value="1" calcext:value-type="float">
            <text:p>1</text:p>
          </table:table-cell>
        </table:table-row>
        <table:table-row table:style-name="ro1">
          <table:table-cell office:value-type="string" calcext:value-type="string">
            <text:p>This one is one of my favorite's</text:p>
          </table:table-cell>
          <table:table-cell office:value-type="float" office:value="1" calcext:value-type="float">
            <text:p>1</text:p>
          </table:table-cell>
        </table:table-row>
        <table:table-row table:style-name="ro1">
          <table:table-cell office:value-type="string" calcext:value-type="string">
            <text:p>Could have been better...</text:p>
          </table:table-cell>
          <table:table-cell office:value-type="float" office:value="1" calcext:value-type="float">
            <text:p>1</text:p>
          </table:table-cell>
        </table:table-row>
        <table:table-row table:style-name="ro1">
          <table:table-cell office:value-type="string" calcext:value-type="string">
            <text:p>&amp;lt</text:p>
          </table:table-cell>
          <table:table-cell office:value-type="float" office:value="1" calcext:value-type="float">
            <text:p>1</text:p>
          </table:table-cell>
        </table:table-row>
        <table:table-row table:style-name="ro1">
          <table:table-cell office:value-type="string" calcext:value-type="string">
            <text:p>good romance for teens</text:p>
          </table:table-cell>
          <table:table-cell office:value-type="float" office:value="1" calcext:value-type="float">
            <text:p>1</text:p>
          </table:table-cell>
        </table:table-row>
        <table:table-row table:style-name="ro1">
          <table:table-cell office:value-type="string" calcext:value-type="string">
            <text:p>not as good as the others</text:p>
          </table:table-cell>
          <table:table-cell office:value-type="float" office:value="1" calcext:value-type="float">
            <text:p>1</text:p>
          </table:table-cell>
        </table:table-row>
        <table:table-row table:style-name="ro1">
          <table:table-cell office:value-type="string" calcext:value-type="string">
            <text:p>"Romance"</text:p>
          </table:table-cell>
          <table:table-cell office:value-type="float" office:value="1" calcext:value-type="float">
            <text:p>1</text:p>
          </table:table-cell>
        </table:table-row>
        <table:table-row table:style-name="ro1">
          <table:table-cell office:value-type="string" calcext:value-type="string">
            <text:p>Not the best in the series</text:p>
          </table:table-cell>
          <table:table-cell office:value-type="float" office:value="0" calcext:value-type="float">
            <text:p>0</text:p>
          </table:table-cell>
        </table:table-row>
        <table:table-row table:style-name="ro1">
          <table:table-cell office:value-type="string" calcext:value-type="string">
            <text:p>Very authentic</text:p>
          </table:table-cell>
          <table:table-cell office:value-type="float" office:value="1" calcext:value-type="float">
            <text:p>1</text:p>
          </table:table-cell>
        </table:table-row>
        <table:table-row table:style-name="ro1">
          <table:table-cell office:value-type="string" calcext:value-type="string">
            <text:p>A good learning tool...</text:p>
          </table:table-cell>
          <table:table-cell office:value-type="float" office:value="1" calcext:value-type="float">
            <text:p>1</text:p>
          </table:table-cell>
        </table:table-row>
        <table:table-row table:style-name="ro1">
          <table:table-cell office:value-type="string" calcext:value-type="string">
            <text:p>Great starting point</text:p>
          </table:table-cell>
          <table:table-cell office:value-type="float" office:value="1" calcext:value-type="float">
            <text:p>1</text:p>
          </table:table-cell>
        </table:table-row>
        <table:table-row table:style-name="ro1">
          <table:table-cell office:value-type="string" calcext:value-type="string">
            <text:p>Not the best</text:p>
          </table:table-cell>
          <table:table-cell office:value-type="float" office:value="0" calcext:value-type="float">
            <text:p>0</text:p>
          </table:table-cell>
        </table:table-row>
        <table:table-row table:style-name="ro1">
          <table:table-cell office:value-type="string" calcext:value-type="string">
            <text:p>Great Source for Yoruba</text:p>
          </table:table-cell>
          <table:table-cell office:value-type="float" office:value="1" calcext:value-type="float">
            <text:p>1</text:p>
          </table:table-cell>
        </table:table-row>
        <table:table-row table:style-name="ro1">
          <table:table-cell office:value-type="string" calcext:value-type="string">
            <text:p>Much more sensible than most books critical of the field.</text:p>
          </table:table-cell>
          <table:table-cell office:value-type="float" office:value="1" calcext:value-type="float">
            <text:p>1</text:p>
          </table:table-cell>
        </table:table-row>
        <table:table-row table:style-name="ro1">
          <table:table-cell office:value-type="string" calcext:value-type="string">
            <text:p>Fascinating and Terrifying</text:p>
          </table:table-cell>
          <table:table-cell office:value-type="float" office:value="1" calcext:value-type="float">
            <text:p>1</text:p>
          </table:table-cell>
        </table:table-row>
        <table:table-row table:style-name="ro1">
          <table:table-cell office:value-type="string" calcext:value-type="string">
            <text:p>Informative, but left me wanting more</text:p>
          </table:table-cell>
          <table:table-cell office:value-type="float" office:value="1" calcext:value-type="float">
            <text:p>1</text:p>
          </table:table-cell>
        </table:table-row>
        <table:table-row table:style-name="ro1">
          <table:table-cell office:value-type="string" calcext:value-type="string">
            <text:p>Somatic medicine as an alternative to psychiatry?</text:p>
          </table:table-cell>
          <table:table-cell office:value-type="float" office:value="1" calcext:value-type="float">
            <text:p>1</text:p>
          </table:table-cell>
        </table:table-row>
        <table:table-row table:style-name="ro1">
          <table:table-cell office:value-type="string" calcext:value-type="string">
            <text:p>A brilliant,and compassionately written book.</text:p>
          </table:table-cell>
          <table:table-cell office:value-type="float" office:value="1" calcext:value-type="float">
            <text:p>1</text:p>
          </table:table-cell>
        </table:table-row>
        <table:table-row table:style-name="ro1">
          <table:table-cell office:value-type="string" calcext:value-type="string">
            <text:p>This book should be required reading by psychiatrists</text:p>
          </table:table-cell>
          <table:table-cell office:value-type="float" office:value="1" calcext:value-type="float">
            <text:p>1</text:p>
          </table:table-cell>
        </table:table-row>
        <table:table-row table:style-name="ro1">
          <table:table-cell office:value-type="string" calcext:value-type="string">
            <text:p>Lebron James</text:p>
          </table:table-cell>
          <table:table-cell office:value-type="float" office:value="1" calcext:value-type="float">
            <text:p>1</text:p>
          </table:table-cell>
        </table:table-row>
        <table:table-row table:style-name="ro1">
          <table:table-cell office:value-type="string" calcext:value-type="string">
            <text:p>Great Product!</text:p>
          </table:table-cell>
          <table:table-cell office:value-type="float" office:value="1" calcext:value-type="float">
            <text:p>1</text:p>
          </table:table-cell>
        </table:table-row>
        <table:table-row table:style-name="ro1">
          <table:table-cell office:value-type="string" calcext:value-type="string">
            <text:p>Lebron</text:p>
          </table:table-cell>
          <table:table-cell office:value-type="float" office:value="1" calcext:value-type="float">
            <text:p>1</text:p>
          </table:table-cell>
        </table:table-row>
        <table:table-row table:style-name="ro1">
          <table:table-cell office:value-type="string" calcext:value-type="string">
            <text:p>King James Scores!</text:p>
          </table:table-cell>
          <table:table-cell office:value-type="float" office:value="1" calcext:value-type="float">
            <text:p>1</text:p>
          </table:table-cell>
        </table:table-row>
        <table:table-row table:style-name="ro1">
          <table:table-cell office:value-type="string" calcext:value-type="string">
            <text:p>SLAM</text:p>
          </table:table-cell>
          <table:table-cell office:value-type="float" office:value="1" calcext:value-type="float">
            <text:p>1</text:p>
          </table:table-cell>
        </table:table-row>
        <table:table-row table:style-name="ro1">
          <table:table-cell office:value-type="string" calcext:value-type="string">
            <text:p>KING JAMES is awsome</text:p>
          </table:table-cell>
          <table:table-cell office:value-type="float" office:value="1" calcext:value-type="float">
            <text:p>1</text:p>
          </table:table-cell>
        </table:table-row>
        <table:table-row table:style-name="ro1">
          <table:table-cell office:value-type="string" calcext:value-type="string">
            <text:p>AWESOME BOOK</text:p>
          </table:table-cell>
          <table:table-cell office:value-type="float" office:value="1" calcext:value-type="float">
            <text:p>1</text:p>
          </table:table-cell>
        </table:table-row>
        <table:table-row table:style-name="ro1">
          <table:table-cell office:value-type="string" calcext:value-type="string">
            <text:p>Winnebago!!!!!!!!!!!!!!!!!!!!!!</text:p>
          </table:table-cell>
          <table:table-cell office:value-type="float" office:value="1" calcext:value-type="float">
            <text:p>1</text:p>
          </table:table-cell>
        </table:table-row>
        <table:table-row table:style-name="ro1">
          <table:table-cell office:value-type="string" calcext:value-type="string">
            <text:p>Stephen F. Miller Place, NY</text:p>
          </table:table-cell>
          <table:table-cell office:value-type="float" office:value="1" calcext:value-type="float">
            <text:p>1</text:p>
          </table:table-cell>
        </table:table-row>
        <table:table-row table:style-name="ro1">
          <table:table-cell office:value-type="string" calcext:value-type="string">
            <text:p>The Truth on King James!</text:p>
          </table:table-cell>
          <table:table-cell office:value-type="float" office:value="1" calcext:value-type="float">
            <text:p>1</text:p>
          </table:table-cell>
        </table:table-row>
        <table:table-row table:style-name="ro1">
          <table:table-cell office:value-type="string" calcext:value-type="string">
            <text:p>Yo Homie this is my sweet review</text:p>
          </table:table-cell>
          <table:table-cell office:value-type="float" office:value="1" calcext:value-type="float">
            <text:p>1</text:p>
          </table:table-cell>
        </table:table-row>
        <table:table-row table:style-name="ro1">
          <table:table-cell office:value-type="string" calcext:value-type="string">
            <text:p>Stephen F. Miller Place, NY</text:p>
          </table:table-cell>
          <table:table-cell office:value-type="float" office:value="1" calcext:value-type="float">
            <text:p>1</text:p>
          </table:table-cell>
        </table:table-row>
        <table:table-row table:style-name="ro1">
          <table:table-cell office:value-type="string" calcext:value-type="string">
            <text:p>This is an excellent book</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A decent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Overall a very good read</text:p>
          </table:table-cell>
          <table:table-cell office:value-type="float" office:value="1" calcext:value-type="float">
            <text:p>1</text:p>
          </table:table-cell>
        </table:table-row>
        <table:table-row table:style-name="ro1">
          <table:table-cell office:value-type="string" calcext:value-type="string">
            <text:p>Solid reference material for someone planning a build</text:p>
          </table:table-cell>
          <table:table-cell office:value-type="float" office:value="1" calcext:value-type="float">
            <text:p>1</text:p>
          </table:table-cell>
        </table:table-row>
        <table:table-row table:style-name="ro1">
          <table:table-cell office:value-type="string" calcext:value-type="string">
            <text:p>Awesome!</text:p>
          </table:table-cell>
          <table:table-cell office:value-type="float" office:value="1" calcext:value-type="float">
            <text:p>1</text:p>
          </table:table-cell>
        </table:table-row>
        <table:table-row table:style-name="ro1">
          <table:table-cell office:value-type="string" calcext:value-type="string">
            <text:p>One of a kind book for timber frame building.</text:p>
          </table:table-cell>
          <table:table-cell office:value-type="float" office:value="1" calcext:value-type="float">
            <text:p>1</text:p>
          </table:table-cell>
        </table:table-row>
        <table:table-row table:style-name="ro1">
          <table:table-cell office:value-type="string" calcext:value-type="string">
            <text:p>Fabulous!</text:p>
          </table:table-cell>
          <table:table-cell office:value-type="float" office:value="1" calcext:value-type="float">
            <text:p>1</text:p>
          </table:table-cell>
        </table:table-row>
        <table:table-row table:style-name="ro1">
          <table:table-cell office:value-type="string" calcext:value-type="string">
            <text:p>Classic must have for Timberframers</text:p>
          </table:table-cell>
          <table:table-cell office:value-type="float" office:value="1" calcext:value-type="float">
            <text:p>1</text:p>
          </table:table-cell>
        </table:table-row>
        <table:table-row table:style-name="ro1">
          <table:table-cell office:value-type="string" calcext:value-type="string">
            <text:p>Ok reference book</text:p>
          </table:table-cell>
          <table:table-cell office:value-type="float" office:value="1" calcext:value-type="float">
            <text:p>1</text:p>
          </table:table-cell>
        </table:table-row>
        <table:table-row table:style-name="ro1">
          <table:table-cell office:value-type="string" calcext:value-type="string">
            <text:p>no technical information</text:p>
          </table:table-cell>
          <table:table-cell office:value-type="float" office:value="0" calcext:value-type="float">
            <text:p>0</text:p>
          </table:table-cell>
        </table:table-row>
        <table:table-row table:style-name="ro1">
          <table:table-cell office:value-type="string" calcext:value-type="string">
            <text:p>Hanford Mills museum</text:p>
          </table:table-cell>
          <table:table-cell office:value-type="float" office:value="1" calcext:value-type="float">
            <text:p>1</text:p>
          </table:table-cell>
        </table:table-row>
        <table:table-row table:style-name="ro1">
          <table:table-cell office:value-type="string" calcext:value-type="string">
            <text:p>you will not be able to buils a timber frame house</text:p>
          </table:table-cell>
          <table:table-cell office:value-type="float" office:value="0" calcext:value-type="float">
            <text:p>0</text:p>
          </table:table-cell>
        </table:table-row>
        <table:table-row table:style-name="ro1">
          <table:table-cell office:value-type="string" calcext:value-type="string">
            <text:p>Outstanding guidebook for building your own timberframe home</text:p>
          </table:table-cell>
          <table:table-cell office:value-type="float" office:value="1" calcext:value-type="float">
            <text:p>1</text:p>
          </table:table-cell>
        </table:table-row>
        <table:table-row table:style-name="ro1">
          <table:table-cell office:value-type="string" calcext:value-type="string">
            <text:p>My favorite Timber Framing Book</text:p>
          </table:table-cell>
          <table:table-cell office:value-type="float" office:value="1" calcext:value-type="float">
            <text:p>1</text:p>
          </table:table-cell>
        </table:table-row>
        <table:table-row table:style-name="ro1">
          <table:table-cell office:value-type="string" calcext:value-type="string">
            <text:p>Great Book...early work on Timber Framing</text:p>
          </table:table-cell>
          <table:table-cell office:value-type="float" office:value="1" calcext:value-type="float">
            <text:p>1</text:p>
          </table:table-cell>
        </table:table-row>
        <table:table-row table:style-name="ro1">
          <table:table-cell office:value-type="string" calcext:value-type="string">
            <text:p>well written, very informative</text:p>
          </table:table-cell>
          <table:table-cell office:value-type="float" office:value="1" calcext:value-type="float">
            <text:p>1</text:p>
          </table:table-cell>
        </table:table-row>
        <table:table-row table:style-name="ro1">
          <table:table-cell office:value-type="string" calcext:value-type="string">
            <text:p>Excellent</text:p>
          </table:table-cell>
          <table:table-cell office:value-type="float" office:value="1" calcext:value-type="float">
            <text:p>1</text:p>
          </table:table-cell>
        </table:table-row>
        <table:table-row table:style-name="ro1">
          <table:table-cell office:value-type="string" calcext:value-type="string">
            <text:p>Nearly three decades old and more relevant than ever</text:p>
          </table:table-cell>
          <table:table-cell office:value-type="float" office:value="1" calcext:value-type="float">
            <text:p>1</text:p>
          </table:table-cell>
        </table:table-row>
        <table:table-row table:style-name="ro1">
          <table:table-cell office:value-type="string" calcext:value-type="string">
            <text:p>Building the Timber Frame House</text:p>
          </table:table-cell>
          <table:table-cell office:value-type="float" office:value="1" calcext:value-type="float">
            <text:p>1</text:p>
          </table:table-cell>
        </table:table-row>
        <table:table-row table:style-name="ro1">
          <table:table-cell office:value-type="string" calcext:value-type="string">
            <text:p>Excellent book, very poor e-book editing</text:p>
          </table:table-cell>
          <table:table-cell office:value-type="float" office:value="0" calcext:value-type="float">
            <text:p>0</text:p>
          </table:table-cell>
        </table:table-row>
        <table:table-row table:style-name="ro1">
          <table:table-cell office:value-type="string" calcext:value-type="string">
            <text:p>A very good how-to manual.</text:p>
          </table:table-cell>
          <table:table-cell office:value-type="float" office:value="1" calcext:value-type="float">
            <text:p>1</text:p>
          </table:table-cell>
        </table:table-row>
        <table:table-row table:style-name="ro1">
          <table:table-cell office:value-type="string" calcext:value-type="string">
            <text:p>Great book</text:p>
          </table:table-cell>
          <table:table-cell office:value-type="float" office:value="1" calcext:value-type="float">
            <text:p>1</text:p>
          </table:table-cell>
        </table:table-row>
        <table:table-row table:style-name="ro1">
          <table:table-cell office:value-type="string" calcext:value-type="string">
            <text:p>Jaquith History</text:p>
          </table:table-cell>
          <table:table-cell office:value-type="float" office:value="1" calcext:value-type="float">
            <text:p>1</text:p>
          </table:table-cell>
        </table:table-row>
        <table:table-row table:style-name="ro1">
          <table:table-cell office:value-type="string" calcext:value-type="string">
            <text:p>LOVED IT!</text:p>
          </table:table-cell>
          <table:table-cell office:value-type="float" office:value="1" calcext:value-type="float">
            <text:p>1</text:p>
          </table:table-cell>
        </table:table-row>
        <table:table-row table:style-name="ro1">
          <table:table-cell office:value-type="string" calcext:value-type="string">
            <text:p>A Contemporary Fairytale Sure to Delight!</text:p>
          </table:table-cell>
          <table:table-cell office:value-type="float" office:value="1" calcext:value-type="float">
            <text:p>1</text:p>
          </table:table-cell>
        </table:table-row>
        <table:table-row table:style-name="ro1">
          <table:table-cell office:value-type="string" calcext:value-type="string">
            <text:p>Good Overview of Subject</text:p>
          </table:table-cell>
          <table:table-cell office:value-type="float" office:value="1" calcext:value-type="float">
            <text:p>1</text:p>
          </table:table-cell>
        </table:table-row>
        <table:table-row table:style-name="ro1">
          <table:table-cell office:value-type="string" calcext:value-type="string">
            <text:p>Thank You Norma</text:p>
          </table:table-cell>
          <table:table-cell office:value-type="float" office:value="1" calcext:value-type="float">
            <text:p>1</text:p>
          </table:table-cell>
        </table:table-row>
        <table:table-row table:style-name="ro1">
          <table:table-cell office:value-type="string" calcext:value-type="string">
            <text:p>Not Patterns - but Detailed Sketches</text:p>
          </table:table-cell>
          <table:table-cell office:value-type="float" office:value="0" calcext:value-type="float">
            <text:p>0</text:p>
          </table:table-cell>
        </table:table-row>
        <table:table-row table:style-name="ro1">
          <table:table-cell office:value-type="string" calcext:value-type="string">
            <text:p>Pyrography Desings</text:p>
          </table:table-cell>
          <table:table-cell office:value-type="float" office:value="1" calcext:value-type="float">
            <text:p>1</text:p>
          </table:table-cell>
        </table:table-row>
        <table:table-row table:style-name="ro1">
          <table:table-cell office:value-type="string" calcext:value-type="string">
            <text:p>great gift</text:p>
          </table:table-cell>
          <table:table-cell office:value-type="float" office:value="1" calcext:value-type="float">
            <text:p>1</text:p>
          </table:table-cell>
        </table:table-row>
        <table:table-row table:style-name="ro1">
          <table:table-cell office:value-type="string" calcext:value-type="string">
            <text:p>It has some good designs</text:p>
          </table:table-cell>
          <table:table-cell office:value-type="float" office:value="1" calcext:value-type="float">
            <text:p>1</text:p>
          </table:table-cell>
        </table:table-row>
        <table:table-row table:style-name="ro1">
          <table:table-cell office:value-type="string" calcext:value-type="string">
            <text:p>Gift for Grandson</text:p>
          </table:table-cell>
          <table:table-cell office:value-type="float" office:value="1" calcext:value-type="float">
            <text:p>1</text:p>
          </table:table-cell>
        </table:table-row>
        <table:table-row table:style-name="ro1">
          <table:table-cell office:value-type="string" calcext:value-type="string">
            <text:p>pyrography designs</text:p>
          </table:table-cell>
          <table:table-cell office:value-type="float" office:value="1" calcext:value-type="float">
            <text:p>1</text:p>
          </table:table-cell>
        </table:table-row>
        <table:table-row table:style-name="ro1">
          <table:table-cell office:value-type="string" calcext:value-type="string">
            <text:p>Interesting</text:p>
          </table:table-cell>
          <table:table-cell office:value-type="float" office:value="1" calcext:value-type="float">
            <text:p>1</text:p>
          </table:table-cell>
        </table:table-row>
        <table:table-row table:style-name="ro1">
          <table:table-cell office:value-type="string" calcext:value-type="string">
            <text:p>Long and boring</text:p>
          </table:table-cell>
          <table:table-cell office:value-type="float" office:value="0" calcext:value-type="float">
            <text:p>0</text:p>
          </table:table-cell>
        </table:table-row>
        <table:table-row table:style-name="ro1">
          <table:table-cell office:value-type="string" calcext:value-type="string">
            <text:p>Tales of the world I never knew and never will</text:p>
          </table:table-cell>
          <table:table-cell office:value-type="float" office:value="1" calcext:value-type="float">
            <text:p>1</text:p>
          </table:table-cell>
        </table:table-row>
        <table:table-row table:style-name="ro1">
          <table:table-cell office:value-type="string" calcext:value-type="string">
            <text:p>Excellent - as good as it gets!</text:p>
          </table:table-cell>
          <table:table-cell office:value-type="float" office:value="1" calcext:value-type="float">
            <text:p>1</text:p>
          </table:table-cell>
        </table:table-row>
        <table:table-row table:style-name="ro1">
          <table:table-cell office:value-type="string" calcext:value-type="string">
            <text:p>Singer writes scary stories</text:p>
          </table:table-cell>
          <table:table-cell office:value-type="float" office:value="1" calcext:value-type="float">
            <text:p>1</text:p>
          </table:table-cell>
        </table:table-row>
        <table:table-row table:style-name="ro1">
          <table:table-cell office:value-type="string" calcext:value-type="string">
            <text:p>Short stories that use Jewish peasant life to express notions of more universal import</text:p>
          </table:table-cell>
          <table:table-cell office:value-type="float" office:value="1" calcext:value-type="float">
            <text:p>1</text:p>
          </table:table-cell>
        </table:table-row>
        <table:table-row table:style-name="ro1">
          <table:table-cell office:value-type="string" calcext:value-type="string">
            <text:p>Not sure about the title</text:p>
          </table:table-cell>
          <table:table-cell office:value-type="float" office:value="1" calcext:value-type="float">
            <text:p>1</text:p>
          </table:table-cell>
        </table:table-row>
        <table:table-row table:style-name="ro1">
          <table:table-cell office:value-type="string" calcext:value-type="string">
            <text:p>A great informative must read. Not just for open marriage.</text:p>
          </table:table-cell>
          <table:table-cell office:value-type="float" office:value="1" calcext:value-type="float">
            <text:p>1</text:p>
          </table:table-cell>
        </table:table-row>
        <table:table-row table:style-name="ro1">
          <table:table-cell office:value-type="string" calcext:value-type="string">
            <text:p>An Excellent Book about Open Marriage - NOT Swinging!</text:p>
          </table:table-cell>
          <table:table-cell office:value-type="float" office:value="1" calcext:value-type="float">
            <text:p>1</text:p>
          </table:table-cell>
        </table:table-row>
        <table:table-row table:style-name="ro1">
          <table:table-cell office:value-type="string" calcext:value-type="string">
            <text:p>title refers to open communication and self examination, not swinging</text:p>
          </table:table-cell>
          <table:table-cell office:value-type="float" office:value="1" calcext:value-type="float">
            <text:p>1</text:p>
          </table:table-cell>
        </table:table-row>
        <table:table-row table:style-name="ro1">
          <table:table-cell office:value-type="string" calcext:value-type="string">
            <text:p>Outdated &amp; overripe</text:p>
          </table:table-cell>
          <table:table-cell office:value-type="float" office:value="0" calcext:value-type="float">
            <text:p>0</text:p>
          </table:table-cell>
        </table:table-row>
        <table:table-row table:style-name="ro1">
          <table:table-cell office:value-type="string" calcext:value-type="string">
            <text:p>A Must Read for anyone in A Relationship</text:p>
          </table:table-cell>
          <table:table-cell office:value-type="float" office:value="1" calcext:value-type="float">
            <text:p>1</text:p>
          </table:table-cell>
        </table:table-row>
        <table:table-row table:style-name="ro1">
          <table:table-cell office:value-type="string" calcext:value-type="string">
            <text:p>Actually, some decent advice.</text:p>
          </table:table-cell>
          <table:table-cell office:value-type="float" office:value="1" calcext:value-type="float">
            <text:p>1</text:p>
          </table:table-cell>
        </table:table-row>
        <table:table-row table:style-name="ro1">
          <table:table-cell office:value-type="string" calcext:value-type="string">
            <text:p>Hard to get thru, but worth it in the end</text:p>
          </table:table-cell>
          <table:table-cell office:value-type="float" office:value="1" calcext:value-type="float">
            <text:p>1</text:p>
          </table:table-cell>
        </table:table-row>
        <table:table-row table:style-name="ro1">
          <table:table-cell office:value-type="string" calcext:value-type="string">
            <text:p>Open Marriage</text:p>
          </table:table-cell>
          <table:table-cell office:value-type="float" office:value="1" calcext:value-type="float">
            <text:p>1</text:p>
          </table:table-cell>
        </table:table-row>
        <table:table-row table:style-name="ro1">
          <table:table-cell office:value-type="string" calcext:value-type="string">
            <text:p>Good for a laugh</text:p>
          </table:table-cell>
          <table:table-cell office:value-type="float" office:value="0" calcext:value-type="float">
            <text:p>0</text:p>
          </table:table-cell>
        </table:table-row>
        <table:table-row table:style-name="ro1">
          <table:table-cell office:value-type="string" calcext:value-type="string">
            <text:p>one of the last in the series to collect !</text:p>
          </table:table-cell>
          <table:table-cell office:value-type="float" office:value="1" calcext:value-type="float">
            <text:p>1</text:p>
          </table:table-cell>
        </table:table-row>
        <table:table-row table:style-name="ro1">
          <table:table-cell office:value-type="string" calcext:value-type="string">
            <text:p>A step in the right direction!</text:p>
          </table:table-cell>
          <table:table-cell office:value-type="float" office:value="1" calcext:value-type="float">
            <text:p>1</text:p>
          </table:table-cell>
        </table:table-row>
        <table:table-row table:style-name="ro1">
          <table:table-cell office:value-type="string" calcext:value-type="string">
            <text:p>Never gets going</text:p>
          </table:table-cell>
          <table:table-cell office:value-type="float" office:value="0" calcext:value-type="float">
            <text:p>0</text:p>
          </table:table-cell>
        </table:table-row>
        <table:table-row table:style-name="ro1">
          <table:table-cell office:value-type="string" calcext:value-type="string">
            <text:p>Fissure a mile-wide in this thin, confusing novel.</text:p>
          </table:table-cell>
          <table:table-cell office:value-type="float" office:value="0" calcext:value-type="float">
            <text:p>0</text:p>
          </table:table-cell>
        </table:table-row>
        <table:table-row table:style-name="ro1">
          <table:table-cell office:value-type="string" calcext:value-type="string">
            <text:p>Good Stuff</text:p>
          </table:table-cell>
          <table:table-cell office:value-type="float" office:value="1" calcext:value-type="float">
            <text:p>1</text:p>
          </table:table-cell>
        </table:table-row>
        <table:table-row table:style-name="ro1">
          <table:table-cell office:value-type="string" calcext:value-type="string">
            <text:p>Dorie's story of hope and healing</text:p>
          </table:table-cell>
          <table:table-cell office:value-type="float" office:value="1" calcext:value-type="float">
            <text:p>1</text:p>
          </table:table-cell>
        </table:table-row>
        <table:table-row table:style-name="ro1">
          <table:table-cell office:value-type="string" calcext:value-type="string">
            <text:p>Great testamony about God's love and power to heal</text:p>
          </table:table-cell>
          <table:table-cell office:value-type="float" office:value="1" calcext:value-type="float">
            <text:p>1</text:p>
          </table:table-cell>
        </table:table-row>
        <table:table-row table:style-name="ro1">
          <table:table-cell office:value-type="string" calcext:value-type="string">
            <text:p>Wonderful book</text:p>
          </table:table-cell>
          <table:table-cell office:value-type="float" office:value="1" calcext:value-type="float">
            <text:p>1</text:p>
          </table:table-cell>
        </table:table-row>
        <table:table-row table:style-name="ro1">
          <table:table-cell office:value-type="string" calcext:value-type="string">
            <text:p>Now, The Rest of the Story</text:p>
          </table:table-cell>
          <table:table-cell office:value-type="float" office:value="1" calcext:value-type="float">
            <text:p>1</text:p>
          </table:table-cell>
        </table:table-row>
        <table:table-row table:style-name="ro1">
          <table:table-cell office:value-type="string" calcext:value-type="string">
            <text:p>Excellenet Book!</text:p>
          </table:table-cell>
          <table:table-cell office:value-type="float" office:value="1" calcext:value-type="float">
            <text:p>1</text:p>
          </table:table-cell>
        </table:table-row>
        <table:table-row table:style-name="ro1">
          <table:table-cell office:value-type="string" calcext:value-type="string">
            <text:p>Tough subject to deal with</text:p>
          </table:table-cell>
          <table:table-cell office:value-type="float" office:value="1" calcext:value-type="float">
            <text:p>1</text:p>
          </table:table-cell>
        </table:table-row>
        <table:table-row table:style-name="ro1">
          <table:table-cell office:value-type="string" calcext:value-type="string">
            <text:p>This was an intriguing book that influenced my destiny.</text:p>
          </table:table-cell>
          <table:table-cell office:value-type="float" office:value="1" calcext:value-type="float">
            <text:p>1</text:p>
          </table:table-cell>
        </table:table-row>
        <table:table-row table:style-name="ro1">
          <table:table-cell office:value-type="string" calcext:value-type="string">
            <text:p>On reflection, what do you think of it now?</text:p>
          </table:table-cell>
          <table:table-cell office:value-type="float" office:value="1" calcext:value-type="float">
            <text:p>1</text:p>
          </table:table-cell>
        </table:table-row>
        <table:table-row table:style-name="ro1">
          <table:table-cell office:value-type="string" calcext:value-type="string">
            <text:p>Fissure a mile-wide in this thin, confusing novel.</text:p>
          </table:table-cell>
          <table:table-cell office:value-type="float" office:value="1" calcext:value-type="float">
            <text:p>1</text:p>
          </table:table-cell>
        </table:table-row>
        <table:table-row table:style-name="ro1">
          <table:table-cell office:value-type="string" calcext:value-type="string">
            <text:p>This book offers clear, concise information on the grants, fellowships, and contests that are available to writers. They have most of the listings marked with a letter code, such as J for Journalists, which makes skipping inappropriate entries a lot faster!</text:p>
          </table:table-cell>
          <table:table-cell office:value-type="float" office:value="1" calcext:value-type="float">
            <text:p>1</text:p>
          </table:table-cell>
        </table:table-row>
        <table:table-row table:style-name="ro1">
          <table:table-cell office:value-type="string" calcext:value-type="string">
            <text:p>This book is invaluable. It provides contact information for countless sources of funding, it's easy to use, and the range of grants and awards is astounding. Writers of every discipline, and from every step of their career, I think, will find something suited to their needs.</text:p>
          </table:table-cell>
          <table:table-cell office:value-type="float" office:value="1" calcext:value-type="float">
            <text:p>1</text:p>
          </table:table-cell>
        </table:table-row>
        <table:table-row table:style-name="ro1">
          <table:table-cell office:value-type="string" calcext:value-type="string">
            <text:p>I bought this book a few weeks ago from the Pen American Center. I've found over 100 sources of funding that I qualify for right now and about 50 more that I qualify for later. I am really loving this book. It is designed in such a way that it's easy to scan all listings for ones that apply to you and easy to search for specific ones as well. In the back everything is indexed several ways, making things even easier to find.The information they provide you with is comprehensive and extensive. Kudos to the editor and researcher!If you're a writer, be it fiction, plays, journalistic, non-fiction, whatever, this book is a great resource for you.</text:p>
          </table:table-cell>
          <table:table-cell office:value-type="float" office:value="1" calcext:value-type="float">
            <text:p>1</text:p>
          </table:table-cell>
        </table:table-row>
        <table:table-row table:style-name="ro1">
          <table:table-cell office:value-type="string" calcext:value-type="string">
            <text:p>What can I say about this book that hasn't already been said? It's an invaluable resource for both published and non-published writers alike. The only complaint I have is that I would have liked to have seen a CN designation for &amp;quot</text:p>
          </table:table-cell>
          <table:table-cell office:value-type="float" office:value="1" calcext:value-type="float">
            <text:p>1</text:p>
          </table:table-cell>
        </table:table-row>
        <table:table-row table:style-name="ro1">
          <table:table-cell office:value-type="string" calcext:value-type="string">
            <text:p>A bit outdated but full of very useful information, including writing contests, govt grants, overseas residencies, writers colonies and a few other programs.I found 6-12 very good items in this book and there were a choice of about 300 (i.e. about half are for magazine contests).</text:p>
          </table:table-cell>
          <table:table-cell office:value-type="float" office:value="1" calcext:value-type="float">
            <text:p>1</text:p>
          </table:table-cell>
        </table:table-row>
        <table:table-row table:style-name="ro1">
          <table:table-cell office:value-type="string" calcext:value-type="string">
            <text:p>Dear Sirs: I'd like to make my brief sketch of my past career. Whe I was little,I used to make some performances even in my class at a elementary school,such as comical actions,reading a poem with the too-exagerated and help make attractiveness from other cute/smart girl classmates,althoug seemingly,I have only few memories for me to study homeworks after school,but I had stood top groups about the results of regular tests. I feel, I had turned my focuss upon studying when entering a top ranked high-school in Osaka,Japan, the excellent school;each classmates used to be a very brainy/smart with the background before, had a brilliant school histories. Those days,IQ TEST(mental ability test) had been available,and as far as my memory serves, in a few times,informed me of my scores from the teacher, I do not all of them,but a IQ Score of mine was 154 or such,just still in my memory. Masahiro Tamada</text:p>
          </table:table-cell>
          <table:table-cell office:value-type="float" office:value="1" calcext:value-type="float">
            <text:p>1</text:p>
          </table:table-cell>
        </table:table-row>
        <table:table-row table:style-name="ro1">
          <table:table-cell office:value-type="string" calcext:value-type="string">
            <text:p>Whales in the dreams of children, whale spirituality, whale sex and whale governance are all things we'll not likely get from scientific researchers for decades, perhaps a century or two. That is one reason the new book by Mary Getten, a Naturalist specializing in the wildlife of the San Juan Islands and a practicing animal communicator is so brilliant. This is not for folks who think that actual communication with whales (or other critters) is impossible. Those folks are probably the same people who get angry at their dogs for not doing what they are told.Mary herself was once a skeptic, as she relates in "Communicating with Orcas: The Whales' Perspective". At her first animal communication workshop, facilitated by Penelope Smith, Mary was given the task to communicate with Pirouette, Penelope's cockatiel:"I knew nothing about birds. Mammals were my passion, and I had nointerest in delicate little avians. Truthfully, I was a little frightened of them, yet here I was face to face with a cockatiel and it was time for us to talk.I looked into her bright white face, admiring the crest of yellow feathers on her forehead and the orange dot on her cheek. Drinking in her features, I relaxed and thought, this won't be too tough. She seems nice enough. So I began to think about what to say to her.This is where it all went downhill. I didn't have a clue what to say to a bird. You would have though that I'd spent my entire life locked into a closet. Not a single question appeared. Time ticked by and I knew I had to so something, so I kept repeating: "Hello Pirouette. Hello Pirouette. Hello Pirouette."Finally, I stopped for a moment to think of something else to say, and clear as a bell I heard Pirouette say: "Can't you say anything but hello?"Humor, backed with good science and historical tidbits going back to Aristotle and Pliny The Elder balance the presentation for those who are a little reticent to believe in this mode of communication. (This skepticism persists even in the wake of breakthrough research by famed scientist Rupert Sheldrake.) Mary's writing is clear and accessible and the stories of whale sex are quite funny. I mean laugh-out-loud, drool on the PAGE funny.Yet, the skepticism that Mary had when first learning to communicate with animals is the book's biggest weakness, in my view. I was fascinated by the notion of Ruffles, the male elder of the Southern Puget Sound resident community's J Pod, visiting the dreams of schoolchildren who had been on whale-watching cruises. The notion that our species, the lowly Homo sapiens, is at the beginning of a new wave of consciousness that will see remarkable innovations in bodies and senses, or that of the whale councils, the ability to live in past lives (though whales don't call them that) and their description of the universal life force as "The Prime Cause," are all subjects that fascinate me, but the book only teases with these concepts. Perhaps a sequel is called for.However, these are pretty far-out concepts for the average reader and when it comes down to it, Mary has covered the basics in a thorough manner with a wicked wit. If you have the least bit of interest in Orcas, you will be able to read this book in a weekend.May we all be able to live in the moment like these whales have for thousands of years. Their intelligence is much needed in these days when our allegedly more intelligent species, can't get beyond such insanity as war and environmental degradation.Paul Nelson</text:p>
          </table:table-cell>
          <table:table-cell office:value-type="float" office:value="1" calcext:value-type="float">
            <text:p>1</text:p>
          </table:table-cell>
        </table:table-row>
        <table:table-row table:style-name="ro1">
          <table:table-cell office:value-type="string" calcext:value-type="string">
            <text:p>This book is one of the most profound and wonderful books I have ever had the pleasure of reading! It's a beautiful true story that tells of two animal communicators, Mary and her good friend Raphaela, and their conversations with Granny. Granny is a 92 (est.) year-old orca who lives in the Pacific Northwest with her family, J Pod. During Mary and Raphaela's time conversing with Granny, they question her on many aspects of orca life from finding food to orca spirituality. Granny relays a very important message to the human race in this book. A message that MUST NOT be overlooked! This book should be read and emabraced by all. Granny's words certainly opened my eyes and made me see things in a different light. Open your mind and your heart. Read this book!</text:p>
          </table:table-cell>
          <table:table-cell office:value-type="float" office:value="1" calcext:value-type="float">
            <text:p>1</text:p>
          </table:table-cell>
        </table:table-row>
        <table:table-row table:style-name="ro1">
          <table:table-cell office:value-type="string" calcext:value-type="string">
            <text:p>When I first picked up the book, Communicating with Orcas by Mary Getten, I was mildly interested in learning about Orca whales. After reading the first few pages I found that I could not put this book down until I had finished reading it. This book is awesome, entertaining, witty, and written from a totally unique whale's perspective which can not help but captivate you. Communicating with Orcas is skillfully presented to communicate points that Granny wishes to make about the life of whales, her profound observations of the human race, and the essential roll that the whales play in raising the consciousness of the earth. Before reading this book, I would never have entertained the idea that communication with a whale or any other animal for that matter could indeed be possible. One has to be able to accept that things do exist that are not readily proven or explained by Newtonian scientific theories. The insight provided in this book will truly astound you. Many past cultures had a closeness to nature that has been lost in today's world. This book takes a refreshing step back into what was and is still possible if we are open to believing</text:p>
          </table:table-cell>
          <table:table-cell office:value-type="float" office:value="1" calcext:value-type="float">
            <text:p>1</text:p>
          </table:table-cell>
        </table:table-row>
        <table:table-row table:style-name="ro1">
          <table:table-cell office:value-type="string" calcext:value-type="string">
            <text:p>This is well worth the read if only to gain information about the pods of Orcas that are resident around the San Juan Islands. But well beyond that, whether or not one accepts the author's ability to communicate with the orcas, what she relates about the wisdom of whales (primarily Granny, the 90+year old leader of J pod) is a wake-up call for humanity.</text:p>
          </table:table-cell>
          <table:table-cell office:value-type="float" office:value="1" calcext:value-type="float">
            <text:p>1</text:p>
          </table:table-cell>
        </table:table-row>
        <table:table-row table:style-name="ro1">
          <table:table-cell office:value-type="string" calcext:value-type="string">
            <text:p>Whale naturalist and animal communicator Mary Getten goes beyond what other research has achieved in the way of whale study and communication processes: in 1991 she studied the J-Pod, a family of whales off Washington State. Her contention that they use direct telepathic communication between themselves and can do so with humans also makes for fascinating reading.Diane C. DonovanCalifornia Bookwatch</text:p>
          </table:table-cell>
          <table:table-cell office:value-type="float" office:value="1" calcext:value-type="float">
            <text:p>1</text:p>
          </table:table-cell>
        </table:table-row>
        <table:table-row table:style-name="ro1">
          <table:table-cell office:value-type="string" calcext:value-type="string">
            <text:p>I found this book amazing. I'm from Michigan and we "Michiganders" tend to think about lakes not oceans. This book opened my eyes to a new way of thinking about the world. It also made me start to think about the oceans creatures in more than just a "far away" way. If you do believe in animal communiation you will find this book to be a wonderfully different type of perspective. If you think animal communication is a "bunch of nonsense" this book may seem really strange to you, but it also makes you start to think "What if the whales do think, What if other animals think, what would they think of us and our running, running rather than enjoying and loving life" I highly recommend this book to all!!</text:p>
          </table:table-cell>
          <table:table-cell office:value-type="float" office:value="1" calcext:value-type="float">
            <text:p>1</text:p>
          </table:table-cell>
        </table:table-row>
        <table:table-row table:style-name="ro1">
          <table:table-cell office:value-type="string" calcext:value-type="string">
            <text:p>I LOVED Mary Getten's book "Communicating with Orcas". I couldn't put it down. Reading it, my sense of life's inter-connectedness was profoundly deepened. After I read this book I looked at all life with new eyes and a new heart.I was touched by Getten's love and respect for the Orcas and her courage to share this information with the world. I mean, where else are you going to learn about, among other things, whale sex from their perspective!!!? Her conversations with Granny made me laugh at times, cry at others. They changed me.I have given this book as a gift to several friends and find myself lending out my copy frequently. Reading this book fosters a new reverence for life. Sharing this book with others is one way I work to bring healing to the earth.</text:p>
          </table:table-cell>
          <table:table-cell office:value-type="float" office:value="1" calcext:value-type="float">
            <text:p>1</text:p>
          </table:table-cell>
        </table:table-row>
        <table:table-row table:style-name="ro1">
          <table:table-cell office:value-type="string" calcext:value-type="string">
            <text:p>i guess there are still come people out there who feel that telepathic communication with animals is impossible. They must not live with pets! I live with 3 dogs and i KNOW we communicate. One thing that is great about this book is that Mary Getten is a scientist, and brings that objectivity to her studies of the orcas. She enlists another communicator, Raphaela Pope, so that they can confirm each other's information. I found this book to be a very well-rounded piece of scientific journalism, they interviewed their subjects on many different topics to present an in-depth view of life from a whales's perpective. I haven't spent much time with whales but this book was a great introduction, probably the best!!</text:p>
          </table:table-cell>
          <table:table-cell office:value-type="float" office:value="1" calcext:value-type="float">
            <text:p>1</text:p>
          </table:table-cell>
        </table:table-row>
        <table:table-row table:style-name="ro1">
          <table:table-cell office:value-type="string" calcext:value-type="string">
            <text:p>The book came within 5 days Yeah!!! It was in perfect condition. This is a great read!</text:p>
          </table:table-cell>
          <table:table-cell office:value-type="float" office:value="1" calcext:value-type="float">
            <text:p>1</text:p>
          </table:table-cell>
        </table:table-row>
        <table:table-row table:style-name="ro1">
          <table:table-cell office:value-type="string" calcext:value-type="string">
            <text:p>Hearing straight from the whales.. who knew!!How refreshing to hear the whales speak through Mary Getten. This book is informative, funny, insightful and filled with the kind of respect all the sentient beings deserve. Her book is a glimpse of how well Mary "listens"not only to the cetaceans but all her animal clients. It's heartfelt and honest.Mary's encounters had me steeped in the experience.. It was as if I was right there.I could feel the whales on every page and it made me cry.If you love whales this will take you straight into their world!!! What a great ride!!Thank God people are finally waking up to the truth about communicating with animals..It's about time.. they have so much to teach us.. certainly we can't be that arrogant!!!</text:p>
          </table:table-cell>
          <table:table-cell office:value-type="float" office:value="1" calcext:value-type="float">
            <text:p>1</text:p>
          </table:table-cell>
        </table:table-row>
        <table:table-row table:style-name="ro1">
          <table:table-cell office:value-type="string" calcext:value-type="string">
            <text:p>I got this book about 3 years ago, and I was really excited, because I got it for Christmas. Little did I realise I was actually getting a narative about a woman who says she can telepathically communicate with animals.Now, don't get me wrong. I have done research into the telepathic Animal Communication, even as a freshman in college right now I have done more research into it. And even though there seems to be something, I have yet to see a bonified scientific study followed by a scientific peer reviewed paper on these experiences people have. And even as a person going into a minor Psychology I know that Psychological and behavioral studies are very difficult, becuase of the amazing amount of variables that are caused by the extremely complex brain, alone. But even I can not take much of this at face value.I believe her, I don't think she is lying. I question the validity of the actual communication. Is she really linking mentally to this orca, or is this her not fully understanding the duality that many people fall into, and is she thinking that is J2 (or Granny we call her) talking to her?I really want to give her credit and I really wanted to believe her, but I can't. She didn't give me much to really grab onto as a convincing argument for her so called abilities. And she is not the first animal communicator I have done a little research on. There was one woman mentioned in "Freeing Keiko" who said that whales and dolphins were essentially extraterrestrial beings that were guiding the earth through space. Another woman said that Greyhound dogs were also extraterrestrial beings.Just the simple fact that there is glaring inconstancies between different animal communicators should be enough evidence that there really isn't too much, if anything, to Telepathic Animal Communication.It was an entertianing book, I rather enjoyed it. But I am a sceptic. And being a sceptic I would be completely honest about my position. If something really seems to make sense, I will say it does. But this book didn't. And saying that, I would not be talking about this book to my friends or family. If it does turn up in conversation, it will most likely be during our psuedopyschological studies. That is unless someone can show me a real study that is so sound as to prove me wrong. To which, if it did prove me wrong I would say so.</text:p>
          </table:table-cell>
          <table:table-cell office:value-type="float" office:value="0" calcext:value-type="float">
            <text:p>0</text:p>
          </table:table-cell>
        </table:table-row>
        <table:table-row table:style-name="ro1">
          <table:table-cell office:value-type="string" calcext:value-type="string">
            <text:p>This book contains some 25 chapters of a woman and a female Orca communicating telepathically. It changed my entire perspective on animal intelligence, and opened me to greater human possibilities that I had been denying but now know are possible.So dont listen to the nay-sayers. Pick up this book and decide for yourself what you really think about this phenomenon.George Denniston MD</text:p>
          </table:table-cell>
          <table:table-cell office:value-type="float" office:value="1" calcext:value-type="float">
            <text:p>1</text:p>
          </table:table-cell>
        </table:table-row>
        <table:table-row table:style-name="ro1">
          <table:table-cell office:value-type="string" calcext:value-type="string">
            <text:p>Jill Malter gives a terrible review to any book that dares to say, even in the most timid way, that the Palestinians might have the teeniest bit of a point. The pattern suggests that this is her automatic reaction to any book that does not agree with her prejudices. So please disregard her reviews; they are biased in the extreme.</text:p>
          </table:table-cell>
          <table:table-cell office:value-type="float" office:value="1" calcext:value-type="float">
            <text:p>1</text:p>
          </table:table-cell>
        </table:table-row>
        <table:table-row table:style-name="ro1">
          <table:table-cell office:value-type="string" calcext:value-type="string">
            <text:p>I surft on this book out of mild curiosity. But reviews like the three posted here convince me that the book must be well worth reading. So I'm buying it. Thanks, team! (I apologize for the 5 stars, since I haven't read it yet. But the program wouldn't let me post this comment without a rating. I'll get back to y'all when I'm finisht reading the book.)</text:p>
          </table:table-cell>
          <table:table-cell office:value-type="float" office:value="1" calcext:value-type="float">
            <text:p>1</text:p>
          </table:table-cell>
        </table:table-row>
        <table:table-row table:style-name="ro1">
          <table:table-cell office:value-type="string" calcext:value-type="string">
            <text:p>While I believe in discrimination, I certainly can't believe what is in this book. It is an unsubstantiated smear campaign to rally the troups in higher ed to claw again for the preservation of academic freedom- a rally which falls flat.</text:p>
          </table:table-cell>
          <table:table-cell office:value-type="float" office:value="0" calcext:value-type="float">
            <text:p>0</text:p>
          </table:table-cell>
        </table:table-row>
        <table:table-row table:style-name="ro1">
          <table:table-cell office:value-type="string" calcext:value-type="string">
            <text:p>Molly Myers, in her review of "My Name is Rachel Corrie," describes the ISM as "an organization dedicated to non-violence." This is radical left-wing propaganda: ISM offices have regularly been used to hide terrorists and their weapons, ISM "pacifists" regularly throw rocks at IDF soldiers, and they're perfectly willing to use violence in order to sabotage the wall intended to keep "innocent Palestinians" from murdering Israelis.So please disregard Molly's reviews; they are biased in the extreme.</text:p>
          </table:table-cell>
          <table:table-cell office:value-type="float" office:value="0" calcext:value-type="float">
            <text:p>0</text:p>
          </table:table-cell>
        </table:table-row>
        <table:table-row table:style-name="ro1">
          <table:table-cell office:value-type="string" calcext:value-type="string">
            <text:p>Most of the authors of this book say, in effect, that they are accused of being anti-American. By right-wing fanatics! But that in fact, they are merely stating unpopular views, and are in fact simply being honest.Unfortunately, the truth is that these folks are totally dishonest. And, in some cases, they are unpatriotic as well. On top of that, some of them unequivocally support right-wing Islamic fanaticism. What they frequently appear to want is not academic freedom but the right to engage in academic dishonesty, often in a misguided attempt to hurt a few Jews.We start with a spectacularly dishonest article by Beshara Doumani. He moans that "pro-Israel lobbying groups" and others are "policing what can be said about Israel on campus and in public discourse." Obviously, anyone who has been on a few major American campuses can see that the anti-Israeli folks have been far more effective at doing just this. He says that Lawrence Summers "effectively equated criticism of Israel's policies with anti-Semitism." That's a lie. He then defends the infamous anti-Israeli professors at Columbia University, who in real life substitute racist propaganda for scholarship in the classroom. And he dismisses criticism of this attack on academic standards as the work of right-wing groups, pro-Israeli groups, and donors. Even if some criticism of all this dishonesty were from such groups, that would not invalidate it! He tells us to speak and act before it is too late. I suggest we all do just that, and speak out against him.There are a couple of interesting discussions about the extent to which a professor's "extracurricular" work should be protected. My feeling is that it should be. Noam Chomsky is used as an example. I happen to think that Chomsky ought to have a right to tell outright lies as part of his extracurricular activities as long as he does not commit any felonies. Others feel differently about this, and still others feel that even outright academic dishonesty in one's professional work ought to be okay (something I disagree with completely).By the way, speaking of felonies, we do see a reference that Sami al-Arian was "disciplined for a statement concerning terrorism." But no mention is made of the enormous amount of evidence that al-Arian had long been a terrorist leader. In fact, that evidence finally got al-Arian fired. Are we now supposed to excuse felons, dismissing their crimes under the mantle of academic freedom? I hope not.Judith Butler repeats the slander that "any criticism of Israel" is called anti-Semitic by quite a few folks. And she complains about criticism of the notorious International Solidarity Movement. If she wants to make a case for something, I think she ought to be far more honest. Kathleen Frydl attacks the idea of withholding funding from universities if their expenditures promote "violence, terrorism, or the destruction of any state." Now, maybe the wording of such an idea needs some work. But I think it is completely proper to try to stop universities from spending taxpayer money on pro-terrorist propaganda.Amy Newhall is worried about the United States attaching strings to some language programs. But I think she's the problem here. There are programs that the United States government supports to teach, for example, Arabic in universities. The government does so in the hopes that at least a few students in such programs will use their knowledge of the language to work for the government. If the university encourages them not to do so and we wind up without any benefit from those programs, I think there is no reason to continue them: let the universities use their own money to teach Arabic in that case.Perhaps the most vicious article is by Joel Beinin. Beinin seems to attack everyone who opposes the substitution of dishonest propaganda for scholarly work, calling such opposition the work of people he dubs "the American Likud." He says "this is not the first time right-wing fanatics have waged a campaign of vilification, guilt by association, guilt by ethnic or religious affiliation, and delegitimization of dissenting opinions." And in this regard, he mentions HUAC and Joe McCarthy. But in fact, it is Beinin himself who is doing all this, in the service of right-wing fanatics no less. A special target of Beinin is a particularly praiseworthy organization, Campus Watch. This organization exposes some of the disinformation and incitement we see on campus, but Beinin claims that what it reports is "false and brazenly bigoted." It is neither. Once again, Beinin appears to accuse others of what he himself is guilty of.This book pretends to be defending academia. In fact, it is defending academic dishonesty. This dishonesty is a threat to ruin the reputations of plenty of academic departments and possibly discredit entire fields of study. I think we should all encourage the academic community to fight against such violations of academic standards.</text:p>
          </table:table-cell>
          <table:table-cell office:value-type="float" office:value="0" calcext:value-type="float">
            <text:p>0</text:p>
          </table:table-cell>
        </table:table-row>
        <table:table-row table:style-name="ro1">
          <table:table-cell office:value-type="string" calcext:value-type="string">
            <text:p>This is, all-around, a pretty good lawn book. However, there are a few cases where the advice is a little outdated given the latest research on the subject.One is the subject of using a mulching mower; research has shown that using a mulching mower does not contribute significantly to thatch buildup. Finely chopped grass clippings from lawn grasses decompose very rapidly. I guess you might get in trouble if you have lots of aggressive weed grasses that grow extremely rapidly, leaving much larger amounts of grass clippings. It is also possible that using a non-mulching mower could get you in trouble; it sounds like Mr. Baker might be using a reel mower, which doesn't pulverize the leaves. The research that I have seen studied the effects of using a mulching mower on lawn grass only, so if you have loads of tall weed grasses, or are using a non-mulching mower, you might have trouble.Another is the subject of aeration. From what I have read, spike aeration (Mr. Baker recommends the use of those spike aerator sandal things) is not very effective. Core aeration, which is admittedly more difficult and expensive, is what gets the best results, and is actually effective at controlling thatch.Here is one of the many pages on these subjects:[...]</text:p>
          </table:table-cell>
          <table:table-cell office:value-type="float" office:value="1" calcext:value-type="float">
            <text:p>1</text:p>
          </table:table-cell>
        </table:table-row>
        <table:table-row table:style-name="ro1">
          <table:table-cell office:value-type="string" calcext:value-type="string">
            <text:p>I bought this book as a present. They loved it. It was in perfect condiotion. This is one terrific backpack. Trust worthy seller. Will buy from again.</text:p>
          </table:table-cell>
          <table:table-cell office:value-type="float" office:value="1" calcext:value-type="float">
            <text:p>1</text:p>
          </table:table-cell>
        </table:table-row>
        <table:table-row table:style-name="ro1">
          <table:table-cell office:value-type="string" calcext:value-type="string">
            <text:p>This book is a godsend for the layperson. It contains many straight-forward and informative chapters regarding all aspects of lawn care from starting from scratch to rejuvenating a tired lawn and everything in between. Very easily read and understood. I recommend this book highly to anyone interested in a great lawn.</text:p>
          </table:table-cell>
          <table:table-cell office:value-type="float" office:value="1" calcext:value-type="float">
            <text:p>1</text:p>
          </table:table-cell>
        </table:table-row>
        <table:table-row table:style-name="ro1">
          <table:table-cell office:value-type="string" calcext:value-type="string">
            <text:p>Four pages of the book was missing. It just happened to be the formulas that my husband needed. Fortunately he was able to copy our friends book. But I will hesitate to buy another book like this again.</text:p>
          </table:table-cell>
          <table:table-cell office:value-type="float" office:value="0" calcext:value-type="float">
            <text:p>0</text:p>
          </table:table-cell>
        </table:table-row>
        <table:table-row table:style-name="ro1">
          <table:table-cell office:value-type="string" calcext:value-type="string">
            <text:p><text:s/>your lawn will improve.</text:p>
          </table:table-cell>
          <table:table-cell office:value-type="float" office:value="1" calcext:value-type="float">
            <text:p>1</text:p>
          </table:table-cell>
        </table:table-row>
        <table:table-row table:style-name="ro1">
          <table:table-cell office:value-type="string" calcext:value-type="string">
            <text:p>I bought this book for my husband. He follows it faithfully, and you can see the results in our yard. We have the most beautiful, lush grass in the neighborhood - which seems to be a miracle, since our yard was an overgrown field just two years ago. Jerry Baker provides simple ways to establish and maintain your lawn. I also appreciate the fact that we do not have to go to a gardening store to find the items recommended in his book.</text:p>
          </table:table-cell>
          <table:table-cell office:value-type="float" office:value="1" calcext:value-type="float">
            <text:p>1</text:p>
          </table:table-cell>
        </table:table-row>
        <table:table-row table:style-name="ro1">
          <table:table-cell office:value-type="string" calcext:value-type="string">
            <text:p>General information is good. Jerry writes about everything from lawn equipment, watering, home to homemade tonics. However, the book is very disorganized. Jerry did a very poor job of summarizing the steps to a great lawn.</text:p>
          </table:table-cell>
          <table:table-cell office:value-type="float" office:value="1" calcext:value-type="float">
            <text:p>1</text:p>
          </table:table-cell>
        </table:table-row>
        <table:table-row table:style-name="ro1">
          <table:table-cell office:value-type="string" calcext:value-type="string">
            <text:p>I'm sure my fellow gardeners have noticed how a nicely tended strip of grass sets off a garden bed perfectly! Designers say our eyes need a place to rest before we can see all the beauty in front of us. Although most people make their New Years resolutions in December or January, I promise myself every July I am going to do something about my grass.....something other than dig it all up. We've all seen Jerry Baker on television spraying ammonia and dish soap all over his yard...I find it very intriguing. Jerry's book on lawn care has a ton of info to offer..and true enough it is a little hard to follow sometimes, but most people will not do everything anyway. For my poor lawn anything is an improvement, so if you are task-oriented, schedule based and really really care about your lawn this book should be very helpful. There are a lot of chemicals included in the regimen so beware if you like me avoid them. But there is a lot here that will be used on my own little patch of soon to be healthier grass. If you want more details, reviews of other gardening books or simple little garden musings.</text:p>
          </table:table-cell>
          <table:table-cell office:value-type="float" office:value="1" calcext:value-type="float">
            <text:p>1</text:p>
          </table:table-cell>
        </table:table-row>
        <table:table-row table:style-name="ro1">
          <table:table-cell office:value-type="string" calcext:value-type="string">
            <text:p>This book is not a detailed lawn program for lawn care. It is more or less a collection of articles and tips on lawn care. I certainly found many useful tips and helpful advice as I read through the book. However, in reading it front to back you will find that Mr. Baker differs in some small details from one presentation to the next, but his overall conception of what goes into a good lawn remains quite consistent throughout.Mr. Baker offers several of his famous tonics that I look forward to trying. Some of the advice seems a tad dated - he talks about buying things from Brookstone that aren't offered on their website anymore and he doesn't mention his own website www.jerrybaker.com that does offer many of them and more.The book discusses different types of grass and weeds, but doesn't offer much in the way of pictures. There are books that do and I find the pictures of the weeds very helpful in identifying them. But this book does offer state-by-state help on certain things and resources you can tap to get more information - very helpful.This book is certainly worthy the price I paid for it and I like the tips I picked up. It isn't perfect, but deserves a place on your shelf.</text:p>
          </table:table-cell>
          <table:table-cell office:value-type="float" office:value="1" calcext:value-type="float">
            <text:p>1</text:p>
          </table:table-cell>
        </table:table-row>
        <table:table-row table:style-name="ro1">
          <table:table-cell office:value-type="string" calcext:value-type="string">
            <text:p>I have never enjoyed caring for my lawn before. This book makes it fun, the results are gratifying. If you love being outdoors and tinkering in the yard and garden--this is the formula.</text:p>
          </table:table-cell>
          <table:table-cell office:value-type="float" office:value="1" calcext:value-type="float">
            <text:p>1</text:p>
          </table:table-cell>
        </table:table-row>
        <table:table-row table:style-name="ro1">
          <table:table-cell office:value-type="string" calcext:value-type="string">
            <text:p>Jerry shows you very simple and inexpensive ways to improve your lawn and garden. Though some of the items he uses, mostly household products, seem starange at first; the results are OUTSTANDING.... We no have the best looking lawn in the entire neighborhood.I am not letting my neighbors know about this one :)</text:p>
          </table:table-cell>
          <table:table-cell office:value-type="float" office:value="1" calcext:value-type="float">
            <text:p>1</text:p>
          </table:table-cell>
        </table:table-row>
        <table:table-row table:style-name="ro1">
          <table:table-cell office:value-type="string" calcext:value-type="string">
            <text:p>The book gives good tips on lawn care, but must be one of the most disorganized writings I have ever seen. Information is provided in bits and pieces here and there, and is someitmes inconsistent. For example, the beer &amp;amp; amonia tip is given on at least three occaisions, each time with different mixture ratios and &amp;quot;optimal&amp;quot; application dates. Chapter 11 makes a half-baked effort do give a summary of the most important points in one place, only to be followed by a Q&amp;amp;A chapter the muddles the situation. If you have the patience and desire to sort out the mess I think that the book is well worth the price.</text:p>
          </table:table-cell>
          <table:table-cell office:value-type="float" office:value="1" calcext:value-type="float">
            <text:p>1</text:p>
          </table:table-cell>
        </table:table-row>
        <table:table-row table:style-name="ro1">
          <table:table-cell office:value-type="string" calcext:value-type="string">
            <text:p>I've read so many lawn books that beat around the bush (no pun intended!) This book has the simple, and effective techniques clearly spelled-out. And it's entertaining, too. Highly recommended for anyone who has a problem lawn (like mine USED to be).</text:p>
          </table:table-cell>
          <table:table-cell office:value-type="float" office:value="1" calcext:value-type="float">
            <text:p>1</text:p>
          </table:table-cell>
        </table:table-row>
        <table:table-row table:style-name="ro1">
          <table:table-cell office:value-type="string" calcext:value-type="string">
            <text:p>This summer we had a lot of extremely hot days here near Chicago. The book explained how to make the best of the hot days to save my lawn. Got to say they worked. Wish you could see my lawn now, it looks great.</text:p>
          </table:table-cell>
          <table:table-cell office:value-type="float" office:value="1" calcext:value-type="float">
            <text:p>1</text:p>
          </table:table-cell>
        </table:table-row>
        <table:table-row table:style-name="ro1">
          <table:table-cell office:value-type="string" calcext:value-type="string">
            <text:p>What a wonderful book! As an interested layperson with no background in philosophy or ethics, I've been trying to answer the question "What, exactly, does it mean to live a moral (Christian) life?". While this clear and highly readable book isn't meant to give superficially pat answers of the Chicken-Soup-for-the-Soul genre, its thorough explaination and assessment of the dramatic changes of thought of one of the most influential Christian theologians of our time allowed me to understand why Roman Cathohlics currently believe what they (we) beieve and how they got there. This book, while not taking sides, gave me the background to think more productively and clearly about my question.</text:p>
          </table:table-cell>
          <table:table-cell office:value-type="float" office:value="1" calcext:value-type="float">
            <text:p>1</text:p>
          </table:table-cell>
        </table:table-row>
        <table:table-row table:style-name="ro1">
          <table:table-cell office:value-type="string" calcext:value-type="string">
            <text:p>An excellent work on one town's experience in the Holocaust. It contains an excellent array of documents from the time, hidden at great risk by the inhabitants. This book should dissuade any reader of the notion that the Jews of Europe did not fight back.</text:p>
          </table:table-cell>
          <table:table-cell office:value-type="float" office:value="1" calcext:value-type="float">
            <text:p>1</text:p>
          </table:table-cell>
        </table:table-row>
        <table:table-row table:style-name="ro1">
          <table:table-cell office:value-type="string" calcext:value-type="string">
            <text:p>This over-sized 255 page volume is based a November 1991 through October 1999 U.S. Holocaust Memorial Museum exhibit on the experiences of Kovno Ghetto residents during World War II, as they secretly photographed and artistically recorded them.In addition, the volume contains many images of Ghetto work documents and other Nazi-issued papers, and even the luggage tags of Jews transported from Germany and Austria for murder at "Fort IX," a fortification built near Kovno specifically to murder Jews, which executions began on June 24, 25, and 27, 1941, following the Nazi invasion of Lithuania.On October 28, 1941, the Germans separated 30,000 Jews from the square in Kovno, those to the left survived at least temporarily, and those to the right, were immediately marked for brutalization and ultimate death. for the time being, 20,000 remained. Everyone left lost a family member, and mourning set upon the community.Needless to say, their lot was not easy, and most ultimately succumbed.This is a valuable testament to horrors suffered in the Holocaust by one community, horrors that were repeated in every other ghetto across Lithuania, Estonia, Latvia, Poland and so on.Heartbreaking.--Alyssa A. Lappen</text:p>
          </table:table-cell>
          <table:table-cell office:value-type="float" office:value="1" calcext:value-type="float">
            <text:p>1</text:p>
          </table:table-cell>
        </table:table-row>
        <table:table-row table:style-name="ro1">
          <table:table-cell office:value-type="string" calcext:value-type="string">
            <text:p>This book was in my library's Genealogy section, and you're not allowed to take Genealogy books out of the library. But I liked it enough to sit in the library and read it, in two sittings.This a quick read, because it has loads of pictures: photos of the ghetto and its inhabitants, and also pictures of artifacts such as ration cards, work certificates, yellow stars, etc. It's more like a museum exhibit than a simple book. Because of the format I think young people would be able to get something out of the book too, although it is clearly written for adults. Certainly it probably has the most information on the Kovno/Kaunas ghetto all in one place.Both researchers and the ordinary person interested in the Holocaust would enjoy this.Bonus: pages from the diary of Ilya Gerber are printed in this book; you can read extracts from the diary in Alexandra Zapruder'sSalvaged Pages: Young Writers' Diaries of the Holocaust.</text:p>
          </table:table-cell>
          <table:table-cell office:value-type="float" office:value="1" calcext:value-type="float">
            <text:p>1</text:p>
          </table:table-cell>
        </table:table-row>
        <table:table-row table:style-name="ro1">
          <table:table-cell office:value-type="string" calcext:value-type="string">
            <text:p>Over 3000 years old, Chinese medicine is based on the Taoist holistic vision of balancing all the body harmonies. This book is a lavishly illustrated and complete guide to every aspects of this tradition. It is not a self-help book, but a guide explaining the concepts and principles and providing a detailed description of certain therapeutic exercises that everyone can use to optimise health.Part One explores the theories behind the medicine, including basic principles like Yi and Yang, the basic substances like Qi and energy flow, the meridian system, the zangfu system and the causes of disharmony.Part Two considers the Chinese approach to diagnosis, including diagnostic techniques like looking, hearing, questioning and touching, and includes an overview of the patterns of disharmony.Part Three deals with Chinese approaches to treatment, including the principles of treatment and diagnosis and specific modalities like acupuncture, herbalism, qigong and lifestyle factors such as exercise, diet and feng shui.The Further Reading section consists of bibliographies under headings like general, herbal, diet and others. A list of useful addresses in various countries is supplied and the At-A-Glance Directory is an illustrative index to finding treatments. The book concludes with a glossary and index and contains full colour illustrations and photographs.</text:p>
          </table:table-cell>
          <table:table-cell office:value-type="float" office:value="1" calcext:value-type="float">
            <text:p>1</text:p>
          </table:table-cell>
        </table:table-row>
        <table:table-row table:style-name="ro1">
          <table:table-cell office:value-type="string" calcext:value-type="string">
            <text:p>As a physician who is studying and doing acupuncture, I find this a good basic introduction to Traditional Chinese Medicine. It is heavily illustrated, which helps the reader to understand some very difficult concepts, which are alien to the Western mind, especially for medical personnel. I can highly recommend it for someone who is interested in becoming familiar with Acupuncture and other Traditional Chinese Medicine.</text:p>
          </table:table-cell>
          <table:table-cell office:value-type="float" office:value="1" calcext:value-type="float">
            <text:p>1</text:p>
          </table:table-cell>
        </table:table-row>
        <table:table-row table:style-name="ro1">
          <table:table-cell office:value-type="string" calcext:value-type="string">
            <text:p>This book was loaned to me by a fellow physician and I had a hard time giving it back. It's a great resource for information that covers a little of everything in Chinese Medicine. I practice acupuncture and have found much of the information useful for preparing lectures, not only for the general public, but for other physicians as well. It's a versatile book good not only for it's comprehensive content, but also as a coffee table book as the illustrations are great. Would heartily recommend it to anyone interested in understanding the vast offerings of Chinese Medicine.</text:p>
          </table:table-cell>
          <table:table-cell office:value-type="float" office:value="1" calcext:value-type="float">
            <text:p>1</text:p>
          </table:table-cell>
        </table:table-row>
        <table:table-row table:style-name="ro1">
          <table:table-cell office:value-type="string" calcext:value-type="string">
            <text:p>My partner is a Chinese Medicine Acupuncturist and Herbalist. Her basic education took 5 years to complete. Five years later, she still takes many supplementary courses each year to continue her education. Most of her free time is spend with distance learning courses or reaching herbs. Chinese Medicine is vast and deep. A 5 year basic study is not nearly enough time to understand this medicine. In Chinese Medicine, they say even a lifetime is not long enough to understand this medicine. Thankfully for the lay person we have this book!I personally own 2 copies of this book. One I have at home, the other is in our Chinese Medicine office. Many of our patients have purchased their own copy of this book after reading our office copy.The Complete Illustrated Guide to Chinese Medicine is the best book that I have read to understand what my partner practices. I have read other books, likeThe Web That Has No Weaver : Understanding Chinese MedicineandBetween Heaven and Earth: A Guide to Chinese Medicine, although highly recommended, these 2 books are much more technical and can be overwhelming at times (especially The Web 2nd edition). After reading The Complete Illustrated Guide, if you want to learn more then these other two books are worth a read. Far and away the best dietary book on Chinese Medicine is Bob Flaw'sThe Tao of Healthy Eating: Dietary Wisdom According to Traditional Chinese Medicine. Also,The Book of Jook: Chinese Medicinal Porridges--A Healthy Alternative to the Typical Western Breakfastby Bob Flaws is a good helpful for breakfast food and as a total diet longevity practice (similar to Kitchari in Ayurveda).The Complete Illustrated Guide to Chinese Medicine provides a complete overview of all of the modalities included under the largre umbrella of Chinese Medicine. You'll learn about the medicine theory, diagnosis, energetic "anatomy", acupuncture, herbal medicine, diet, exercise, qi gong, tai chi, meditation, and lifestyle theory.The section on diet is lacking, in my opinion, however the author does state that information on diet could fill an entire book itself - which is definitely true. ReadThe Tao of Healthy Eating: Dietary Wisdom According to Traditional Chinese Medicinefor proper Chinese Medicine dietary knowledge.The sections on Qi Gong and Tai Chi are great for a general book. You'll be taught a basic sequence in each. For additional learning, Mantak Chia's books and DVDs are some of the most complete spiritual-style Qi Gong practices practices. Dr. Yang Jwing-Ming has created some of the best martial arts style Qi Gong and Tai Chi books and DVDs.The theory and science sections make up the majority of this book, providing an excellent introduction with much knowledge and no fluff. Someone interesting in attending TCM school would greatly benefit by reading this book first. You'll understand what TCM is and have good preparation for the conceptual basis of Chinese Medicine.The entire book is filled with pictures to support the information. A picture is worth 1,000 words and many times it is only through pictures that proper understanding can be attained (like meridians, tongue diagnosis, etc). The book is very well organized with section titles and concise paragraphs with subtitles. It is clear that the authors spent much time and calculation to create this book.Personally, I can't think of anything missing from this book. Although I would have liked to see another 2-4 pages on dietary theory and practice, it is not strong enough of a complaint to remove a star from my rating. This book is 5 stars all the way!Additional note:It is important to remember that Chinese Medicine is a medicine and should only be practiced by a trained professional. There is a lot that a person can do to improve health and grow spiritually without the help of a Chinese Medicine practitioner/doctor - like diet, exercise, meditation, qi gong, yoga, etc. However when it comes to deeper knowledge and practices like Acupuncture and Herbal Medicine, these are best left to the professionals. My partner is a professional Chinese Medicine Acupuncturist and Herbalist. It is common that people come into her office who are worse off after having self-treated using herbal knowledge from books, magazines, and newscasts. Taking herbs for symptom relief is not anywhere close to the Chinese Medicine herbal understanding. If you are suffering from health problems, please see a professional.After it's complete, an education in Chinese Medicine is a 5 year Ph.D. program (including both Acupuncture and Herbal Medicine). This is an entire year longer than Western Medicine. This is not to say that Chinese Medicine is superior, but rather that both studies are long and difficult. Chinese Medicine should not be looked at to be inferior to modern Western medicine. Rather both are complete forms of medicine and require much more understanding than can be gained by a single text book.The Complete Illustrated Guide to Chinese Medicine is the best place to start to better understand what Chinese Medicine is and how you can live a healthier and happier life.Was my review helpful? Please click "Yes" below.</text:p>
          </table:table-cell>
          <table:table-cell office:value-type="float" office:value="1" calcext:value-type="float">
            <text:p>1</text:p>
          </table:table-cell>
        </table:table-row>
        <table:table-row table:style-name="ro1">
          <table:table-cell office:value-type="string" calcext:value-type="string">
            <text:p>This is an excellent book to have as a reference fo eastern methodologies in medicine and healing. Unfortunately it is long out of print, but if you can get your hands on a copy of this text, you will not be dissappointed. In fact, if you are unhappy with it, I will be happy to purchase it from you as I have many peers that would happily use it.</text:p>
          </table:table-cell>
          <table:table-cell office:value-type="float" office:value="1" calcext:value-type="float">
            <text:p>1</text:p>
          </table:table-cell>
        </table:table-row>
        <table:table-row table:style-name="ro1">
          <table:table-cell office:value-type="string" calcext:value-type="string">
            <text:p>By this I mean that the illustrations are beautiful, sure, but that they show so much. Color illustrations on every page: photos, diagrams, charts, drawings, art.Table of Contents Highlights...ForewordHow to Use This BookIntroductionThe Whole ViewHistorical OverviewThe FutureThe Ideas Behind Chinese Medicine- Basic Principles- Basic Substances- The Meridian System- Zangfu System- Causes of DisharmonyThe Chinese Approach to Diagnosis- Diagnostic Techniques- Patters of DisharmonyThe Chinese Approach to Treatment- Modalities- Accupuncture- Herbalism- Quigong- Lifestyle- Bringing It TogetherNext StepsFurther ReadingGlossaryIndex</text:p>
          </table:table-cell>
          <table:table-cell office:value-type="float" office:value="1" calcext:value-type="float">
            <text:p>1</text:p>
          </table:table-cell>
        </table:table-row>
        <table:table-row table:style-name="ro1">
          <table:table-cell office:value-type="string" calcext:value-type="string">
            <text:p>As someone who has been practicing Chinese Medicine for 16 years in San Diego (www.bodymindwellnesscenter.com), I find this book an excellent resource for anyone who wants and in dept primer into the theoretical basis and practical application of a system of medicine that originates in the Chinese philosophy that emphasizes the natural balance found in Nature and agriculture.</text:p>
          </table:table-cell>
          <table:table-cell office:value-type="float" office:value="1" calcext:value-type="float">
            <text:p>1</text:p>
          </table:table-cell>
        </table:table-row>
        <table:table-row table:style-name="ro1">
          <table:table-cell office:value-type="string" calcext:value-type="string">
            <text:p>This book is great. It is very informative. It is easy to read and understand and has alot of pictures. i would recommend this book for any one wanting to learn about Chinese Medicine.</text:p>
          </table:table-cell>
          <table:table-cell office:value-type="float" office:value="1" calcext:value-type="float">
            <text:p>1</text:p>
          </table:table-cell>
        </table:table-row>
        <table:table-row table:style-name="ro1">
          <table:table-cell office:value-type="string" calcext:value-type="string">
            <text:p>Concise and clear introduction to Chinese Medicine. Easy to read and understand.</text:p>
          </table:table-cell>
          <table:table-cell office:value-type="float" office:value="1" calcext:value-type="float">
            <text:p>1</text:p>
          </table:table-cell>
        </table:table-row>
        <table:table-row table:style-name="ro1">
          <table:table-cell office:value-type="string" calcext:value-type="string">
            <text:p>I wanted a book that could give me a guide to Chinese Medicine that would help me understand what it is and how it linked with the things I have picked up in my life. Thank you for the author and producers of this book for going a long way to helping me achieve a basic and fundamental understanding of the subject.There may well be other books on the topic of equal merit, I simply have read few.In Love and Light</text:p>
          </table:table-cell>
          <table:table-cell office:value-type="float" office:value="1" calcext:value-type="float">
            <text:p>1</text:p>
          </table:table-cell>
        </table:table-row>
        <table:table-row table:style-name="ro1">
          <table:table-cell office:value-type="string" calcext:value-type="string">
            <text:p>emsl this was a great book to have as a reference for a practitioner. with that low price you can't beat it</text:p>
          </table:table-cell>
          <table:table-cell office:value-type="float" office:value="1" calcext:value-type="float">
            <text:p>1</text:p>
          </table:table-cell>
        </table:table-row>
        <table:table-row table:style-name="ro1">
          <table:table-cell office:value-type="string" calcext:value-type="string">
            <text:p>If you are a pilot and or sailor I would reccommend it highly. It was intriguing since the novel was action packed with various twists and turns and a touch of reality. I am a pilot and a sailor and his depiction of both activities was refreshing. Also, if you have travelled the Caribbean as I have you; you will find that the author captures the essence of them and brings back vivid memories. The story covers many areas such as Romance, Mystery, Suspense, Action, and Adventure.</text:p>
          </table:table-cell>
          <table:table-cell office:value-type="float" office:value="1" calcext:value-type="float">
            <text:p>1</text:p>
          </table:table-cell>
        </table:table-row>
        <table:table-row table:style-name="ro1">
          <table:table-cell office:value-type="string" calcext:value-type="string">
            <text:p>How the world has changed since Harvey Cox argued that there is an inevitable and inexorable process of global secularization which is leading to a total separation of the political and religious. Cox's argument was that urbanization and secularization go together, and that they empty the world of mythic and traditional religious power.Today forty years after the publication of his book the world is in the midst of a global struggle in which the forces of Western democratic society are pitted against a radical Islamic revivalist fundamentalism. Moreover within the realms of other religions including Christianity there has been a kind of 'return to religion' which was certainly not dreamnt of in Cox analysis. He did not have a clue in regard to the Evangelical revival in the United States, and the prominent place it would come to play, ( Perhaps unprecedented place) in American politics.This does not make Cox's analysis wrong for his time. Nor was he mistaken in seeing the important trend to secularization. He only made the mistake most of us make of seeing the past and future of what seemed to him the predominant and irreversible trend of his time.But History and the development of Mankind have a way of surprising us all.As a footnote I would say that the one area of the world in which Cox analysis does seem to be largely correct today is Europe. 'Post-Christian Europe' however does not seem the apogee of human enlightentment , the wave of the future. Rather it seems more a declining island already invaded by those kind of 'religious forces it expelled as Christian and is receiving as Muslim'.Irony of ironies, that the very heart of the 'secular city' today seems as if it will in a matter of generations take a great fall into backwardness. But again this is an aside, and I would instead make the more general caveat, that no one should fall so readily into the underlying assumption of Cox's analysis i.e. that there is a predominant historical trend for the future which we can clearly discern.Wisdom and humility would suggest that we rely more on our powers of future observation than of extrapolation from the Past.</text:p>
          </table:table-cell>
          <table:table-cell office:value-type="float" office:value="1" calcext:value-type="float">
            <text:p>1</text:p>
          </table:table-cell>
        </table:table-row>
        <table:table-row table:style-name="ro1">
          <table:table-cell office:value-type="string" calcext:value-type="string">
            <text:p>It was encouraging to find a book dedicated solely to the Audi Quattro in the first place-- but then reading and looking at the photos inside encouraged me to write my brief words of praise here. And just wait until you see some of the older Quattros pictured in this book... The Audi Quattro has finally been given the time in research and documentation that VWs have had for years, and now, hopefully, we will see more interest taken and given within the auto restoration world in these fun-to-drive and collectible cars. Now if Meredith would just turn his talents to the Saab 900...(or has he and I simply don't know!?!)</text:p>
          </table:table-cell>
          <table:table-cell office:value-type="float" office:value="1" calcext:value-type="float">
            <text:p>1</text:p>
          </table:table-cell>
        </table:table-row>
        <table:table-row table:style-name="ro1">
          <table:table-cell office:value-type="string" calcext:value-type="string">
            <text:p>A good book for Audi owners, and fans in general.The book dosen't just focus on the quattro itself, but the surrounding models as well.Not too much of a technical book, but more of an enthusiasts read.</text:p>
          </table:table-cell>
          <table:table-cell office:value-type="float" office:value="1" calcext:value-type="float">
            <text:p>1</text:p>
          </table:table-cell>
        </table:table-row>
        <table:table-row table:style-name="ro1">
          <table:table-cell office:value-type="string" calcext:value-type="string">
            <text:p>Kerri is a genius at her craft, not only am I getting an informative overview of the world's natural wonders, but I'm also learning how to use metrics! The design of this book is great as well. Love, love, love it!</text:p>
          </table:table-cell>
          <table:table-cell office:value-type="float" office:value="1" calcext:value-type="float">
            <text:p>1</text:p>
          </table:table-cell>
        </table:table-row>
        <table:table-row table:style-name="ro1">
          <table:table-cell office:value-type="string" calcext:value-type="string">
            <text:p>A strange and enigmatic book...</text:p>
          </table:table-cell>
          <table:table-cell office:value-type="float" office:value="1" calcext:value-type="float">
            <text:p>1</text:p>
          </table:table-cell>
        </table:table-row>
        <table:table-row table:style-name="ro1">
          <table:table-cell office:value-type="string" calcext:value-type="string">
            <text:p>Challenging but rewarding</text:p>
          </table:table-cell>
          <table:table-cell office:value-type="float" office:value="0" calcext:value-type="float">
            <text:p>0</text:p>
          </table:table-cell>
        </table:table-row>
        <table:table-row table:style-name="ro1">
          <table:table-cell office:value-type="string" calcext:value-type="string">
            <text:p>This is 1 of da bst books dat i have EVER read! @ my school, we are doing a play on this &amp; im playin Mary-Lynette. i cant wait 2 get to the last chapters when they finally give in 2 each other! Gr8 books!</text:p>
          </table:table-cell>
          <table:table-cell office:value-type="float" office:value="1" calcext:value-type="float">
            <text:p>1</text:p>
          </table:table-cell>
        </table:table-row>
        <table:table-row table:style-name="ro1">
          <table:table-cell office:value-type="string" calcext:value-type="string">
            <text:p>first of all i thought that this was one of lj smith's best books she has written adn also the funniest. i love all the characters but my fave one in the book is Ash. he's really a hottie and a babe i just love him 4 trying 2 be real. so far ash and thierry are my 2 most fave male characters in the night world series. anyways this book is about 3 sisters who are fugitives from the night world trying to live normal lives with humans but finding out that theyre brother Ash wants them back home. and meets up with mary- lynnette who turns out to be his soulmate but doesnt want it as much as she doesnt want it either. anyways i thought Ash was a much better character in daughters of darkness than in secret vampire i thought he acted like a jerk in the 1st night wortld book. it tells me that he has gotten better and that not all humans are bad to live by. i would love to have a guy like Ash for a bf. he's a total babe. funny 2. well g2g also if anyone is waiting for strange fate 2 come out it wont be coming out til 2004.</text:p>
          </table:table-cell>
          <table:table-cell office:value-type="float" office:value="1" calcext:value-type="float">
            <text:p>1</text:p>
          </table:table-cell>
        </table:table-row>
        <table:table-row table:style-name="ro1">
          <table:table-cell office:value-type="string" calcext:value-type="string">
            <text:p>Once started I couldn't put it down, literally. I didn't stop til I'd read it through.Three sisters on the run from the Night Worlds patriachal society, they visit Oregon. Their brother finds out where they are and tries to drag them back, except for a few minor details he has it all figured out. 1. someone else knows where the girls are and if Ash doesn't bring them back, Quinn will bring in the authorities. 2. Ash has found his soulmate Mary-Lynette who also knows their secret identity. 3. someone killed their aunt and they don't know who, is it a vampire hunter or someone who knows the truth.The vampires are in danger and Ash and Mary-Lynette have fallen in love. END</text:p>
          </table:table-cell>
          <table:table-cell office:value-type="float" office:value="1" calcext:value-type="float">
            <text:p>1</text:p>
          </table:table-cell>
        </table:table-row>
        <table:table-row table:style-name="ro1">
          <table:table-cell office:value-type="string" calcext:value-type="string">
            <text:p>This book is probably, in my opinion, one of (if not THE) worst in the Night World Series. It is Ash's story this time, who's soulmate just happens to be a human. (which Ironically was shadowed upon in the first book, 'Secret Vampire'.) Ash's character was cool, charismatic....and totally wasted in this book. Mary Lynnette was too self riteous, too...I don't know. To me, she didn't come off as the strong female lead she was supposed to. Instead, I found myself annoyed at her several times throughout the book. She was presumptuous, she was always assuming things, and she was rather stereotypic if you ask me. I think someone like Maggy from 'Black Dawn', or even someone like Hanna or Gillian from 'Soulmate' and 'Dark Angel' would have been a better match for Ash, not this smart alec, holier than thou woman named Mary Lynnette.The book itself was lacking as well. We pretty much learn nothing about the nightworld, it doesn't much progress the series except to mention a few characters that appear in future books. All in all, a disappointment. Ash's first appearance in 'Secret Vampire' stole the show, so when this book was released, I was ecstatic. 'Finally', I thought. 'Something that touches on Ash's past and personality. We will finally get to read his story.' Well, as it turned out, he was poorly underwritten. Or perhaps this particular book would have worked better if it had been a little later in the series, if Mary Lynnette wasn't so sharp tongued, if there weren't so many CHARACTERS to concentrate on. This wasn't so much Ash and M.L's story as it was all the sisters. Too many people to concentrate on. The three sisters should have been given their own book for character developement if that was the case. I would suggest this book only to those who wish to further their Night World series collection, or just their L.J Smith collection, in general. As for the enjoyment factor?...Nadda.</text:p>
          </table:table-cell>
          <table:table-cell office:value-type="float" office:value="0" calcext:value-type="float">
            <text:p>0</text:p>
          </table:table-cell>
        </table:table-row>
        <table:table-row table:style-name="ro1">
          <table:table-cell office:value-type="string" calcext:value-type="string">
            <text:p>The plot and characters are incredible. Everyone that likes the supernatural should read this book, and all the other Night World books. I think I'm in love with Ash!</text:p>
          </table:table-cell>
          <table:table-cell office:value-type="float" office:value="1" calcext:value-type="float">
            <text:p>1</text:p>
          </table:table-cell>
        </table:table-row>
        <table:table-row table:style-name="ro1">
          <table:table-cell office:value-type="string" calcext:value-type="string">
            <text:p>This book is O.K ,even though it doesn't match The Chosen. Ash is so much better than he was in #1 , even though you can tell he hasn't really had a personality makeover . I loved the bit where Mary-Lynette is taking STRIPS off him for patronizing Jeremy , and he suddenly screams &amp;quot; For G-d's sake,don't patronize me !&amp;quot; G-d , he's cute ( Quinn's cuter though, thank G-d she mentions him ! ) Please E-mail me - honestly - if you want to talk about Lisa's ADORABLE characters (male or female ) . By now , Natalya</text:p>
          </table:table-cell>
          <table:table-cell office:value-type="float" office:value="1" calcext:value-type="float">
            <text:p>1</text:p>
          </table:table-cell>
        </table:table-row>
        <table:table-row table:style-name="ro1">
          <table:table-cell office:value-type="string" calcext:value-type="string">
            <text:p>The plot, setting, mood and atmosphere in Daughters of Darkness was very potential. Ms. Smith developed the characters very well. The only improvement for this book should be the style and wording of the text. Even though L.J. Smith describes her characters well, she tends to repeat things more than necessary. It is good to remind the readers what a charater looks and acts like, but it seems that every other page she repeated the same thing or switched the characters in the content like she could not think of anything else to say.</text:p>
          </table:table-cell>
          <table:table-cell office:value-type="float" office:value="1" calcext:value-type="float">
            <text:p>1</text:p>
          </table:table-cell>
        </table:table-row>
        <table:table-row table:style-name="ro1">
          <table:table-cell office:value-type="string" calcext:value-type="string">
            <text:p>This book is the best book I've ever read(and I've read ALOT of books!)in my entire life. It's so real. If I had one wish, it'd be to meet these people. Ash is...amazing, and I really admire Mary Lynnette's strength. It'd be interesting (if scary) if the Night World were real.</text:p>
          </table:table-cell>
          <table:table-cell office:value-type="float" office:value="1" calcext:value-type="float">
            <text:p>1</text:p>
          </table:table-cell>
        </table:table-row>
        <table:table-row table:style-name="ro1">
          <table:table-cell office:value-type="string" calcext:value-type="string">
            <text:p>This is the second book of hers I have read,and I didnt want it to end!! Ash is a well written character, so is Jeremy!! Like the others I have read I think this would make a pretty fair movie!! This is an absolute must read!!</text:p>
          </table:table-cell>
          <table:table-cell office:value-type="float" office:value="1" calcext:value-type="float">
            <text:p>1</text:p>
          </table:table-cell>
        </table:table-row>
        <table:table-row table:style-name="ro1">
          <table:table-cell office:value-type="string" calcext:value-type="string">
            <text:p>Hey every one how did you like this book. It was the best book I have ever read of the L.J Smith.</text:p>
          </table:table-cell>
          <table:table-cell office:value-type="float" office:value="1" calcext:value-type="float">
            <text:p>1</text:p>
          </table:table-cell>
        </table:table-row>
        <table:table-row table:style-name="ro1">
          <table:table-cell office:value-type="string" calcext:value-type="string">
            <text:p>This is my favorite out of all the Night World books I love how Mary-Lynnette and Ash didn't get along at first i thought it was funny and cute. I recommend this bok to anyone It is really a must reader. Ciao All, Sky</text:p>
          </table:table-cell>
          <table:table-cell office:value-type="float" office:value="1" calcext:value-type="float">
            <text:p>1</text:p>
          </table:table-cell>
        </table:table-row>
        <table:table-row table:style-name="ro1">
          <table:table-cell office:value-type="string" calcext:value-type="string">
            <text:p>Though the plot is much like that of Pride and Prejudice, this book has a real feeling and flow that the rest of the Night World books can't compare with. There is a depth of character in both Mary-Lynnette, Ash, his sisters and Mark that L.J. Smith can usually only spin in the three books of her earlier trilogies. The departure of Ash at the end of the book has left me, now more than a year later, still anticipating his return, and the furthering of the relationship between him and Mary-Lynnette. The characters seemed more down-to-earth and more easy to identify with, as the author didn't go into the somewhat fascinating but still pointless and shallow descriptions of every physical characteristic of the characters. Mary-Lynnette seemed a truly real girl, with dreams of her career in astronomy and her share of problems. Ash, although made a spectacle of with his good looks in the first novel of the Night World, was intelligent and portrayed well. I wish that Ms. Smith had chosen to chronicle this book into an entire trilogy as she has in the past; I would have found Mary-Lynnette and Ash even more enthralling if we had seen their development over the course of a longer period.</text:p>
          </table:table-cell>
          <table:table-cell office:value-type="float" office:value="1" calcext:value-type="float">
            <text:p>1</text:p>
          </table:table-cell>
        </table:table-row>
        <table:table-row table:style-name="ro1">
          <table:table-cell office:value-type="string" calcext:value-type="string">
            <text:p>This is the all time best book. She mentoins in the book how anyone can be a vampire, who knows. Well anyway I like the idea of having one soulmate and one crazed werewolf crush. P.S I think that it is a good twist on the story about how anone can be part of the night world.</text:p>
          </table:table-cell>
          <table:table-cell office:value-type="float" office:value="1" calcext:value-type="float">
            <text:p>1</text:p>
          </table:table-cell>
        </table:table-row>
        <table:table-row table:style-name="ro1">
          <table:table-cell office:value-type="string" calcext:value-type="string">
            <text:p>I trust every girl is now inlove with Ash?? We ll I sure am cause he is gorgeous and his eyes......????? Heaven. Ok now this book was well written I like that it included love springing between other characters(Mark and Jade) The part I LOVED was when Ash was leaving and was saying he wanted to become human and everything that was so...romantic.he wanted to become something he has always hated in order to be with her......(email for chats)Who has irc?? Cause we have to make a channel for all us soulmate wanters!!!</text:p>
          </table:table-cell>
          <table:table-cell office:value-type="float" office:value="1" calcext:value-type="float">
            <text:p>1</text:p>
          </table:table-cell>
        </table:table-row>
        <table:table-row table:style-name="ro1">
          <table:table-cell office:value-type="string" calcext:value-type="string">
            <text:p>I have read just about everything L.J. Smith has ever written. It all started when a friend of mine gave me The Strange Power- Vol. 1 of my favorate L.J. trilogy entitled Dark Visions and I loved it! I read everything I could get my hands on by her!! Before I discovered these books I never read anything due to sheer boredom. Now I feel that these books have helped me immensly! Anyway, I really should get on to my comments concerning the book. Daughters Of Darkness is really one of the best Night World books of all. It is sweet, suspenseful, and well written all in one great package. Unfortunetly, though these book literally melt my heart, I am afriad I will never find a man worthy of my all time favorate L.J. Smith badboys such as Ash(Daughters of Darkness), Gabriel(mmm.. oh! um Dark Visions), Nick(Secret Circle), and Quinn(short but sweet... from The Chosen). Oh well!! Anyhow read the books, people!! Then you'll know what I'm talking about!! OK!!???</text:p>
          </table:table-cell>
          <table:table-cell office:value-type="float" office:value="1" calcext:value-type="float">
            <text:p>1</text:p>
          </table:table-cell>
        </table:table-row>
        <table:table-row table:style-name="ro1">
          <table:table-cell office:value-type="string" calcext:value-type="string">
            <text:p>This is the best book L.J. has written, and I've read all seven (they're all good). I'm still waiting for Black Dawn to come out. Mary-Lynnette and Ash are so realistic, besides that he's a vampire. My favorite part is when Mare keeps kicking him in the shins. It's funny, because it also tells us (this is what I interpreted) that it doesn't matter what race you are, it matters whats on the inside. Afterall, like Jade says, &amp;quot;You can't be soulmates with vermin!&amp;quot</text:p>
          </table:table-cell>
          <table:table-cell office:value-type="float" office:value="1" calcext:value-type="float">
            <text:p>1</text:p>
          </table:table-cell>
        </table:table-row>
        <table:table-row table:style-name="ro1">
          <table:table-cell office:value-type="string" calcext:value-type="string">
            <text:p>Second Book in the Night World Series</text:p>
          </table:table-cell>
          <table:table-cell office:value-type="float" office:value="1" calcext:value-type="float">
            <text:p>1</text:p>
          </table:table-cell>
        </table:table-row>
        <table:table-row table:style-name="ro1">
          <table:table-cell office:value-type="string" calcext:value-type="string">
            <text:p>This book had me giggling</text:p>
          </table:table-cell>
          <table:table-cell office:value-type="float" office:value="1" calcext:value-type="float">
            <text:p>1</text:p>
          </table:table-cell>
        </table:table-row>
        <table:table-row table:style-name="ro1">
          <table:table-cell office:value-type="string" calcext:value-type="string">
            <text:p>Another awesome book from LJ Smith!</text:p>
          </table:table-cell>
          <table:table-cell office:value-type="float" office:value="1" calcext:value-type="float">
            <text:p>1</text:p>
          </table:table-cell>
        </table:table-row>
        <table:table-row table:style-name="ro1">
          <table:table-cell office:value-type="string" calcext:value-type="string">
            <text:p>THIS IS MY FAV BOOK IN THE SERIES!!!!</text:p>
          </table:table-cell>
          <table:table-cell office:value-type="float" office:value="1" calcext:value-type="float">
            <text:p>1</text:p>
          </table:table-cell>
        </table:table-row>
        <table:table-row table:style-name="ro1">
          <table:table-cell office:value-type="string" calcext:value-type="string">
            <text:p>Mary Ash</text:p>
          </table:table-cell>
          <table:table-cell office:value-type="float" office:value="1" calcext:value-type="float">
            <text:p>1</text:p>
          </table:table-cell>
        </table:table-row>
        <table:table-row table:style-name="ro1">
          <table:table-cell office:value-type="string" calcext:value-type="string">
            <text:p>Quick and Fun</text:p>
          </table:table-cell>
          <table:table-cell office:value-type="float" office:value="1" calcext:value-type="float">
            <text:p>1</text:p>
          </table:table-cell>
        </table:table-row>
        <table:table-row table:style-name="ro1">
          <table:table-cell office:value-type="string" calcext:value-type="string">
            <text:p>Night World 2: Daughters of Darkness</text:p>
          </table:table-cell>
          <table:table-cell office:value-type="float" office:value="0" calcext:value-type="float">
            <text:p>0</text:p>
          </table:table-cell>
        </table:table-row>
        <table:table-row table:style-name="ro1">
          <table:table-cell office:value-type="string" calcext:value-type="string">
            <text:p>a good read</text:p>
          </table:table-cell>
          <table:table-cell office:value-type="float" office:value="1" calcext:value-type="float">
            <text:p>1</text:p>
          </table:table-cell>
        </table:table-row>
        <table:table-row table:style-name="ro1">
          <table:table-cell office:value-type="string" calcext:value-type="string">
            <text:p>This was a great book!</text:p>
          </table:table-cell>
          <table:table-cell office:value-type="float" office:value="1" calcext:value-type="float">
            <text:p>1</text:p>
          </table:table-cell>
        </table:table-row>
        <table:table-row table:style-name="ro1">
          <table:table-cell office:value-type="string" calcext:value-type="string">
            <text:p>An amazing story.</text:p>
          </table:table-cell>
          <table:table-cell office:value-type="float" office:value="1" calcext:value-type="float">
            <text:p>1</text:p>
          </table:table-cell>
        </table:table-row>
        <table:table-row table:style-name="ro1">
          <table:table-cell office:value-type="string" calcext:value-type="string">
            <text:p>The best Night World book - definately</text:p>
          </table:table-cell>
          <table:table-cell office:value-type="float" office:value="1" calcext:value-type="float">
            <text:p>1</text:p>
          </table:table-cell>
        </table:table-row>
        <table:table-row table:style-name="ro1">
          <table:table-cell office:value-type="string" calcext:value-type="string">
            <text:p>Wow! L.J. Smith is definitely my new favorite author!</text:p>
          </table:table-cell>
          <table:table-cell office:value-type="float" office:value="1" calcext:value-type="float">
            <text:p>1</text:p>
          </table:table-cell>
        </table:table-row>
        <table:table-row table:style-name="ro1">
          <table:table-cell office:value-type="string" calcext:value-type="string">
            <text:p>Cameo Appearances</text:p>
          </table:table-cell>
          <table:table-cell office:value-type="float" office:value="1" calcext:value-type="float">
            <text:p>1</text:p>
          </table:table-cell>
        </table:table-row>
        <table:table-row table:style-name="ro1">
          <table:table-cell office:value-type="string" calcext:value-type="string">
            <text:p>This is the book to remember</text:p>
          </table:table-cell>
          <table:table-cell office:value-type="float" office:value="1" calcext:value-type="float">
            <text:p>1</text:p>
          </table:table-cell>
        </table:table-row>
        <table:table-row table:style-name="ro1">
          <table:table-cell office:value-type="string" calcext:value-type="string">
            <text:p>Beautiful Love Story</text:p>
          </table:table-cell>
          <table:table-cell office:value-type="float" office:value="1" calcext:value-type="float">
            <text:p>1</text:p>
          </table:table-cell>
        </table:table-row>
        <table:table-row table:style-name="ro1">
          <table:table-cell office:value-type="string" calcext:value-type="string">
            <text:p>EXCELLENT!!!!!!!!!!!</text:p>
          </table:table-cell>
          <table:table-cell office:value-type="float" office:value="1" calcext:value-type="float">
            <text:p>1</text:p>
          </table:table-cell>
        </table:table-row>
        <table:table-row table:style-name="ro1">
          <table:table-cell office:value-type="string" calcext:value-type="string">
            <text:p>EXCELLENT!!!!!!!!!!!</text:p>
          </table:table-cell>
          <table:table-cell office:value-type="float" office:value="1" calcext:value-type="float">
            <text:p>1</text:p>
          </table:table-cell>
        </table:table-row>
        <table:table-row table:style-name="ro1">
          <table:table-cell office:value-type="string" calcext:value-type="string">
            <text:p>The best so far</text:p>
          </table:table-cell>
          <table:table-cell office:value-type="float" office:value="1" calcext:value-type="float">
            <text:p>1</text:p>
          </table:table-cell>
        </table:table-row>
        <table:table-row table:style-name="ro1">
          <table:table-cell office:value-type="string" calcext:value-type="string">
            <text:p>This was one of L.J's best!!</text:p>
          </table:table-cell>
          <table:table-cell office:value-type="float" office:value="1" calcext:value-type="float">
            <text:p>1</text:p>
          </table:table-cell>
        </table:table-row>
        <table:table-row table:style-name="ro1">
          <table:table-cell office:value-type="string" calcext:value-type="string">
            <text:p>Night World</text:p>
          </table:table-cell>
          <table:table-cell office:value-type="float" office:value="1" calcext:value-type="float">
            <text:p>1</text:p>
          </table:table-cell>
        </table:table-row>
        <table:table-row table:style-name="ro1">
          <table:table-cell office:value-type="string" calcext:value-type="string">
            <text:p>the BEST nightworld ever!</text:p>
          </table:table-cell>
          <table:table-cell office:value-type="float" office:value="1" calcext:value-type="float">
            <text:p>1</text:p>
          </table:table-cell>
        </table:table-row>
        <table:table-row table:style-name="ro1">
          <table:table-cell office:value-type="string" calcext:value-type="string">
            <text:p>One of my Favorites</text:p>
          </table:table-cell>
          <table:table-cell office:value-type="float" office:value="1" calcext:value-type="float">
            <text:p>1</text:p>
          </table:table-cell>
        </table:table-row>
        <table:table-row table:style-name="ro1">
          <table:table-cell office:value-type="string" calcext:value-type="string">
            <text:p>One of my Favorites</text:p>
          </table:table-cell>
          <table:table-cell office:value-type="float" office:value="1" calcext:value-type="float">
            <text:p>1</text:p>
          </table:table-cell>
        </table:table-row>
        <table:table-row table:style-name="ro1">
          <table:table-cell office:value-type="string" calcext:value-type="string">
            <text:p>The Best Yet!!!</text:p>
          </table:table-cell>
          <table:table-cell office:value-type="float" office:value="1" calcext:value-type="float">
            <text:p>1</text:p>
          </table:table-cell>
        </table:table-row>
        <table:table-row table:style-name="ro1">
          <table:table-cell office:value-type="string" calcext:value-type="string">
            <text:p>Loved it</text:p>
          </table:table-cell>
          <table:table-cell office:value-type="float" office:value="1" calcext:value-type="float">
            <text:p>1</text:p>
          </table:table-cell>
        </table:table-row>
        <table:table-row table:style-name="ro1">
          <table:table-cell office:value-type="string" calcext:value-type="string">
            <text:p>BEST!</text:p>
          </table:table-cell>
          <table:table-cell office:value-type="float" office:value="1" calcext:value-type="float">
            <text:p>1</text:p>
          </table:table-cell>
        </table:table-row>
        <table:table-row table:style-name="ro1">
          <table:table-cell office:value-type="string" calcext:value-type="string">
            <text:p>The Best</text:p>
          </table:table-cell>
          <table:table-cell office:value-type="float" office:value="1" calcext:value-type="float">
            <text:p>1</text:p>
          </table:table-cell>
        </table:table-row>
        <table:table-row table:style-name="ro1">
          <table:table-cell office:value-type="string" calcext:value-type="string">
            <text:p>It's got me hooked.</text:p>
          </table:table-cell>
          <table:table-cell office:value-type="float" office:value="1" calcext:value-type="float">
            <text:p>1</text:p>
          </table:table-cell>
        </table:table-row>
        <table:table-row table:style-name="ro1">
          <table:table-cell office:value-type="string" calcext:value-type="string">
            <text:p>Read it for ASH</text:p>
          </table:table-cell>
          <table:table-cell office:value-type="float" office:value="1" calcext:value-type="float">
            <text:p>1</text:p>
          </table:table-cell>
        </table:table-row>
        <table:table-row table:style-name="ro1">
          <table:table-cell office:value-type="string" calcext:value-type="string">
            <text:p>great book though not the very best!!! =</text:p>
          </table:table-cell>
          <table:table-cell office:value-type="float" office:value="1" calcext:value-type="float">
            <text:p>1</text:p>
          </table:table-cell>
        </table:table-row>
        <table:table-row table:style-name="ro1">
          <table:table-cell office:value-type="string" calcext:value-type="string">
            <text:p>Perfect</text:p>
          </table:table-cell>
          <table:table-cell office:value-type="float" office:value="1" calcext:value-type="float">
            <text:p>1</text:p>
          </table:table-cell>
        </table:table-row>
        <table:table-row table:style-name="ro1">
          <table:table-cell office:value-type="string" calcext:value-type="string">
            <text:p>Ash....can I say WOW!!!?</text:p>
          </table:table-cell>
          <table:table-cell office:value-type="float" office:value="1" calcext:value-type="float">
            <text:p>1</text:p>
          </table:table-cell>
        </table:table-row>
        <table:table-row table:style-name="ro1">
          <table:table-cell office:value-type="string" calcext:value-type="string">
            <text:p>Fantastic</text:p>
          </table:table-cell>
          <table:table-cell office:value-type="float" office:value="1" calcext:value-type="float">
            <text:p>1</text:p>
          </table:table-cell>
        </table:table-row>
        <table:table-row table:style-name="ro1">
          <table:table-cell office:value-type="string" calcext:value-type="string">
            <text:p>Best book in the Series!!!</text:p>
          </table:table-cell>
          <table:table-cell office:value-type="float" office:value="1" calcext:value-type="float">
            <text:p>1</text:p>
          </table:table-cell>
        </table:table-row>
        <table:table-row table:style-name="ro1">
          <table:table-cell office:value-type="string" calcext:value-type="string">
            <text:p>I loved this book!</text:p>
          </table:table-cell>
          <table:table-cell office:value-type="float" office:value="1" calcext:value-type="float">
            <text:p>1</text:p>
          </table:table-cell>
        </table:table-row>
        <table:table-row table:style-name="ro1">
          <table:table-cell office:value-type="string" calcext:value-type="string">
            <text:p>My Favorite So Far</text:p>
          </table:table-cell>
          <table:table-cell office:value-type="float" office:value="1" calcext:value-type="float">
            <text:p>1</text:p>
          </table:table-cell>
        </table:table-row>
        <table:table-row table:style-name="ro1">
          <table:table-cell office:value-type="string" calcext:value-type="string">
            <text:p>The best of the &amp;quot</text:p>
          </table:table-cell>
          <table:table-cell office:value-type="float" office:value="1" calcext:value-type="float">
            <text:p>1</text:p>
          </table:table-cell>
        </table:table-row>
        <table:table-row table:style-name="ro1">
          <table:table-cell office:value-type="string" calcext:value-type="string">
            <text:p>weird!</text:p>
          </table:table-cell>
          <table:table-cell office:value-type="float" office:value="1" calcext:value-type="float">
            <text:p>1</text:p>
          </table:table-cell>
        </table:table-row>
        <table:table-row table:style-name="ro1">
          <table:table-cell office:value-type="string" calcext:value-type="string">
            <text:p>Remarkable.</text:p>
          </table:table-cell>
          <table:table-cell office:value-type="float" office:value="1" calcext:value-type="float">
            <text:p>1</text:p>
          </table:table-cell>
        </table:table-row>
        <table:table-row table:style-name="ro1">
          <table:table-cell office:value-type="string" calcext:value-type="string">
            <text:p>Night World - Book Two</text:p>
          </table:table-cell>
          <table:table-cell office:value-type="float" office:value="1" calcext:value-type="float">
            <text:p>1</text:p>
          </table:table-cell>
        </table:table-row>
        <table:table-row table:style-name="ro1">
          <table:table-cell office:value-type="string" calcext:value-type="string">
            <text:p>Soul-mates</text:p>
          </table:table-cell>
          <table:table-cell office:value-type="float" office:value="1" calcext:value-type="float">
            <text:p>1</text:p>
          </table:table-cell>
        </table:table-row>
        <table:table-row table:style-name="ro1">
          <table:table-cell office:value-type="string" calcext:value-type="string">
            <text:p>Possibly the Best out of this series!</text:p>
          </table:table-cell>
          <table:table-cell office:value-type="float" office:value="1" calcext:value-type="float">
            <text:p>1</text:p>
          </table:table-cell>
        </table:table-row>
        <table:table-row table:style-name="ro1">
          <table:table-cell office:value-type="string" calcext:value-type="string">
            <text:p>Amazing!</text:p>
          </table:table-cell>
          <table:table-cell office:value-type="float" office:value="1" calcext:value-type="float">
            <text:p>1</text:p>
          </table:table-cell>
        </table:table-row>
        <table:table-row table:style-name="ro1">
          <table:table-cell office:value-type="string" calcext:value-type="string">
            <text:p>Ash rules!</text:p>
          </table:table-cell>
          <table:table-cell office:value-type="float" office:value="1" calcext:value-type="float">
            <text:p>1</text:p>
          </table:table-cell>
        </table:table-row>
        <table:table-row table:style-name="ro1">
          <table:table-cell office:value-type="string" calcext:value-type="string">
            <text:p>Daughters of Darkness is great!</text:p>
          </table:table-cell>
          <table:table-cell office:value-type="float" office:value="1" calcext:value-type="float">
            <text:p>1</text:p>
          </table:table-cell>
        </table:table-row>
        <table:table-row table:style-name="ro1">
          <table:table-cell office:value-type="string" calcext:value-type="string">
            <text:p>This book is the best of all times!</text:p>
          </table:table-cell>
          <table:table-cell office:value-type="float" office:value="1" calcext:value-type="float">
            <text:p>1</text:p>
          </table:table-cell>
        </table:table-row>
        <table:table-row table:style-name="ro1">
          <table:table-cell office:value-type="string" calcext:value-type="string">
            <text:p>*one of the best!*</text:p>
          </table:table-cell>
          <table:table-cell office:value-type="float" office:value="1" calcext:value-type="float">
            <text:p>1</text:p>
          </table:table-cell>
        </table:table-row>
        <table:table-row table:style-name="ro1">
          <table:table-cell office:value-type="string" calcext:value-type="string">
            <text:p>Daughters of darkness the best of night world</text:p>
          </table:table-cell>
          <table:table-cell office:value-type="float" office:value="1" calcext:value-type="float">
            <text:p>1</text:p>
          </table:table-cell>
        </table:table-row>
        <table:table-row table:style-name="ro1">
          <table:table-cell office:value-type="string" calcext:value-type="string">
            <text:p>One of the best books I've ever read!</text:p>
          </table:table-cell>
          <table:table-cell office:value-type="float" office:value="1" calcext:value-type="float">
            <text:p>1</text:p>
          </table:table-cell>
        </table:table-row>
        <table:table-row table:style-name="ro1">
          <table:table-cell office:value-type="string" calcext:value-type="string">
            <text:p>The BEST book of the Night World series!!!!!</text:p>
          </table:table-cell>
          <table:table-cell office:value-type="float" office:value="1" calcext:value-type="float">
            <text:p>1</text:p>
          </table:table-cell>
        </table:table-row>
        <table:table-row table:style-name="ro1">
          <table:table-cell office:value-type="string" calcext:value-type="string">
            <text:p>best of the Night World books</text:p>
          </table:table-cell>
          <table:table-cell office:value-type="float" office:value="1" calcext:value-type="float">
            <text:p>1</text:p>
          </table:table-cell>
        </table:table-row>
        <table:table-row table:style-name="ro1">
          <table:table-cell office:value-type="string" calcext:value-type="string">
            <text:p>Daughters of Darkness, a love story in a supernatural series</text:p>
          </table:table-cell>
          <table:table-cell office:value-type="float" office:value="1" calcext:value-type="float">
            <text:p>1</text:p>
          </table:table-cell>
        </table:table-row>
        <table:table-row table:style-name="ro1">
          <table:table-cell office:value-type="string" calcext:value-type="string">
            <text:p>Murder, mystery, werewolves, vampire and soulmates</text:p>
          </table:table-cell>
          <table:table-cell office:value-type="float" office:value="1" calcext:value-type="float">
            <text:p>1</text:p>
          </table:table-cell>
        </table:table-row>
        <table:table-row table:style-name="ro1">
          <table:table-cell office:value-type="string" calcext:value-type="string">
            <text:p>Worth a read</text:p>
          </table:table-cell>
          <table:table-cell office:value-type="float" office:value="1" calcext:value-type="float">
            <text:p>1</text:p>
          </table:table-cell>
        </table:table-row>
        <table:table-row table:style-name="ro1">
          <table:table-cell office:value-type="string" calcext:value-type="string">
            <text:p>Vampires And Mystery? You'd Be Surprised</text:p>
          </table:table-cell>
          <table:table-cell office:value-type="float" office:value="1" calcext:value-type="float">
            <text:p>1</text:p>
          </table:table-cell>
        </table:table-row>
        <table:table-row table:style-name="ro1">
          <table:table-cell office:value-type="string" calcext:value-type="string">
            <text:p>Excellent, one of the best</text:p>
          </table:table-cell>
          <table:table-cell office:value-type="float" office:value="1" calcext:value-type="float">
            <text:p>1</text:p>
          </table:table-cell>
        </table:table-row>
        <table:table-row table:style-name="ro1">
          <table:table-cell office:value-type="string" calcext:value-type="string">
            <text:p>My favorite Night World book!</text:p>
          </table:table-cell>
          <table:table-cell office:value-type="float" office:value="1" calcext:value-type="float">
            <text:p>1</text:p>
          </table:table-cell>
        </table:table-row>
        <table:table-row table:style-name="ro1">
          <table:table-cell office:value-type="string" calcext:value-type="string">
            <text:p>One of my favourites</text:p>
          </table:table-cell>
          <table:table-cell office:value-type="float" office:value="1" calcext:value-type="float">
            <text:p>1</text:p>
          </table:table-cell>
        </table:table-row>
        <table:table-row table:style-name="ro1">
          <table:table-cell office:value-type="string" calcext:value-type="string">
            <text:p>Daughters of Darkness-THE BEST</text:p>
          </table:table-cell>
          <table:table-cell office:value-type="float" office:value="1" calcext:value-type="float">
            <text:p>1</text:p>
          </table:table-cell>
        </table:table-row>
        <table:table-row table:style-name="ro1">
          <table:table-cell office:value-type="string" calcext:value-type="string">
            <text:p>The best book in the &amp;quot</text:p>
          </table:table-cell>
          <table:table-cell office:value-type="float" office:value="1" calcext:value-type="float">
            <text:p>1</text:p>
          </table:table-cell>
        </table:table-row>
        <table:table-row table:style-name="ro1">
          <table:table-cell office:value-type="string" calcext:value-type="string">
            <text:p>Daughters of Darkness: A must read</text:p>
          </table:table-cell>
          <table:table-cell office:value-type="float" office:value="1" calcext:value-type="float">
            <text:p>1</text:p>
          </table:table-cell>
        </table:table-row>
        <table:table-row table:style-name="ro1">
          <table:table-cell office:value-type="string" calcext:value-type="string">
            <text:p>Another Triumph</text:p>
          </table:table-cell>
          <table:table-cell office:value-type="float" office:value="1" calcext:value-type="float">
            <text:p>1</text:p>
          </table:table-cell>
        </table:table-row>
        <table:table-row table:style-name="ro1">
          <table:table-cell office:value-type="string" calcext:value-type="string">
            <text:p>One of her best in the Night World series!</text:p>
          </table:table-cell>
          <table:table-cell office:value-type="float" office:value="1" calcext:value-type="float">
            <text:p>1</text:p>
          </table:table-cell>
        </table:table-row>
        <table:table-row table:style-name="ro1">
          <table:table-cell office:value-type="string" calcext:value-type="string">
            <text:p>Greatgreatgreatgreatgreat</text:p>
          </table:table-cell>
          <table:table-cell office:value-type="float" office:value="1" calcext:value-type="float">
            <text:p>1</text:p>
          </table:table-cell>
        </table:table-row>
        <table:table-row table:style-name="ro1">
          <table:table-cell office:value-type="string" calcext:value-type="string">
            <text:p>It is the best book in the series.</text:p>
          </table:table-cell>
          <table:table-cell office:value-type="float" office:value="1" calcext:value-type="float">
            <text:p>1</text:p>
          </table:table-cell>
        </table:table-row>
        <table:table-row table:style-name="ro1">
          <table:table-cell office:value-type="string" calcext:value-type="string">
            <text:p>If you're into vampire and romance you should read this book</text:p>
          </table:table-cell>
          <table:table-cell office:value-type="float" office:value="1" calcext:value-type="float">
            <text:p>1</text:p>
          </table:table-cell>
        </table:table-row>
        <table:table-row table:style-name="ro1">
          <table:table-cell office:value-type="string" calcext:value-type="string">
            <text:p>great</text:p>
          </table:table-cell>
          <table:table-cell office:value-type="float" office:value="1" calcext:value-type="float">
            <text:p>1</text:p>
          </table:table-cell>
        </table:table-row>
        <table:table-row table:style-name="ro1">
          <table:table-cell office:value-type="string" calcext:value-type="string">
            <text:p>It was ok</text:p>
          </table:table-cell>
          <table:table-cell office:value-type="float" office:value="1" calcext:value-type="float">
            <text:p>1</text:p>
          </table:table-cell>
        </table:table-row>
        <table:table-row table:style-name="ro1">
          <table:table-cell office:value-type="string" calcext:value-type="string">
            <text:p>I thought this book was excellant and would recommend it.</text:p>
          </table:table-cell>
          <table:table-cell office:value-type="float" office:value="1" calcext:value-type="float">
            <text:p>1</text:p>
          </table:table-cell>
        </table:table-row>
        <table:table-row table:style-name="ro1">
          <table:table-cell office:value-type="string" calcext:value-type="string">
            <text:p>Ash is soooooo fine!!!!!!!!!!!1</text:p>
          </table:table-cell>
          <table:table-cell office:value-type="float" office:value="1" calcext:value-type="float">
            <text:p>1</text:p>
          </table:table-cell>
        </table:table-row>
        <table:table-row table:style-name="ro1">
          <table:table-cell office:value-type="string" calcext:value-type="string">
            <text:p>READ IT READ IT READ IT!</text:p>
          </table:table-cell>
          <table:table-cell office:value-type="float" office:value="1" calcext:value-type="float">
            <text:p>1</text:p>
          </table:table-cell>
        </table:table-row>
        <table:table-row table:style-name="ro1">
          <table:table-cell office:value-type="string" calcext:value-type="string">
            <text:p>This book was d'bom</text:p>
          </table:table-cell>
          <table:table-cell office:value-type="float" office:value="1" calcext:value-type="float">
            <text:p>1</text:p>
          </table:table-cell>
        </table:table-row>
        <table:table-row table:style-name="ro1">
          <table:table-cell office:value-type="string" calcext:value-type="string">
            <text:p>Awesome</text:p>
          </table:table-cell>
          <table:table-cell office:value-type="float" office:value="1" calcext:value-type="float">
            <text:p>1</text:p>
          </table:table-cell>
        </table:table-row>
        <table:table-row table:style-name="ro1">
          <table:table-cell office:value-type="string" calcext:value-type="string">
            <text:p>Awsome!</text:p>
          </table:table-cell>
          <table:table-cell office:value-type="float" office:value="1" calcext:value-type="float">
            <text:p>1</text:p>
          </table:table-cell>
        </table:table-row>
        <table:table-row table:style-name="ro1">
          <table:table-cell office:value-type="string" calcext:value-type="string">
            <text:p>Ash rocks my world!</text:p>
          </table:table-cell>
          <table:table-cell office:value-type="float" office:value="1" calcext:value-type="float">
            <text:p>1</text:p>
          </table:table-cell>
        </table:table-row>
        <table:table-row table:style-name="ro1">
          <table:table-cell office:value-type="string" calcext:value-type="string">
            <text:p>I absolutely LOOOOOOOOOOOOOOOVE this book!!!!!!!!!!!!!!!!!!!</text:p>
          </table:table-cell>
          <table:table-cell office:value-type="float" office:value="1" calcext:value-type="float">
            <text:p>1</text:p>
          </table:table-cell>
        </table:table-row>
        <table:table-row table:style-name="ro1">
          <table:table-cell office:value-type="string" calcext:value-type="string">
            <text:p>Very Funny heeheehee</text:p>
          </table:table-cell>
          <table:table-cell office:value-type="float" office:value="1" calcext:value-type="float">
            <text:p>1</text:p>
          </table:table-cell>
        </table:table-row>
        <table:table-row table:style-name="ro1">
          <table:table-cell office:value-type="string" calcext:value-type="string">
            <text:p>2 Humans and 3 vampires after a vampire slayer</text:p>
          </table:table-cell>
          <table:table-cell office:value-type="float" office:value="1" calcext:value-type="float">
            <text:p>1</text:p>
          </table:table-cell>
        </table:table-row>
        <table:table-row table:style-name="ro1">
          <table:table-cell office:value-type="string" calcext:value-type="string">
            <text:p>the best!</text:p>
          </table:table-cell>
          <table:table-cell office:value-type="float" office:value="1" calcext:value-type="float">
            <text:p>1</text:p>
          </table:table-cell>
        </table:table-row>
        <table:table-row table:style-name="ro1">
          <table:table-cell office:value-type="string" calcext:value-type="string">
            <text:p>A love story for haters of love and romance</text:p>
          </table:table-cell>
          <table:table-cell office:value-type="float" office:value="1" calcext:value-type="float">
            <text:p>1</text:p>
          </table:table-cell>
        </table:table-row>
        <table:table-row table:style-name="ro1">
          <table:table-cell office:value-type="string" calcext:value-type="string">
            <text:p>THE ABSOUITE BEST BOOK EVER!!!!!!!!!!!!!!!!!!!!!!!!!!!!!!!!!</text:p>
          </table:table-cell>
          <table:table-cell office:value-type="float" office:value="1" calcext:value-type="float">
            <text:p>1</text:p>
          </table:table-cell>
        </table:table-row>
        <table:table-row table:style-name="ro1">
          <table:table-cell office:value-type="string" calcext:value-type="string">
            <text:p>THERE HAS TO BE A SEQUEL</text:p>
          </table:table-cell>
          <table:table-cell office:value-type="float" office:value="1" calcext:value-type="float">
            <text:p>1</text:p>
          </table:table-cell>
        </table:table-row>
        <table:table-row table:style-name="ro1">
          <table:table-cell office:value-type="string" calcext:value-type="string">
            <text:p>Ok I admit it</text:p>
          </table:table-cell>
          <table:table-cell office:value-type="float" office:value="1" calcext:value-type="float">
            <text:p>1</text:p>
          </table:table-cell>
        </table:table-row>
        <table:table-row table:style-name="ro1">
          <table:table-cell office:value-type="string" calcext:value-type="string">
            <text:p>L.J Smith is the BEST EVER!</text:p>
          </table:table-cell>
          <table:table-cell office:value-type="float" office:value="1" calcext:value-type="float">
            <text:p>1</text:p>
          </table:table-cell>
        </table:table-row>
        <table:table-row table:style-name="ro1">
          <table:table-cell office:value-type="string" calcext:value-type="string">
            <text:p>These are the most amazing characters!</text:p>
          </table:table-cell>
          <table:table-cell office:value-type="float" office:value="1" calcext:value-type="float">
            <text:p>1</text:p>
          </table:table-cell>
        </table:table-row>
        <table:table-row table:style-name="ro1">
          <table:table-cell office:value-type="string" calcext:value-type="string">
            <text:p>The best of the Night World books</text:p>
          </table:table-cell>
          <table:table-cell office:value-type="float" office:value="1" calcext:value-type="float">
            <text:p>1</text:p>
          </table:table-cell>
        </table:table-row>
        <table:table-row table:style-name="ro1">
          <table:table-cell office:value-type="string" calcext:value-type="string">
            <text:p>Tha BOMB of a book!!</text:p>
          </table:table-cell>
          <table:table-cell office:value-type="float" office:value="1" calcext:value-type="float">
            <text:p>1</text:p>
          </table:table-cell>
        </table:table-row>
        <table:table-row table:style-name="ro1">
          <table:table-cell office:value-type="string" calcext:value-type="string">
            <text:p>I'm hooked and I want some more ...</text:p>
          </table:table-cell>
          <table:table-cell office:value-type="float" office:value="1" calcext:value-type="float">
            <text:p>1</text:p>
          </table:table-cell>
        </table:table-row>
        <table:table-row table:style-name="ro1">
          <table:table-cell office:value-type="string" calcext:value-type="string">
            <text:p>L.J. Smith has so many correct details....</text:p>
          </table:table-cell>
          <table:table-cell office:value-type="float" office:value="1" calcext:value-type="float">
            <text:p>1</text:p>
          </table:table-cell>
        </table:table-row>
        <table:table-row table:style-name="ro1">
          <table:table-cell office:value-type="string" calcext:value-type="string">
            <text:p>To cool</text:p>
          </table:table-cell>
          <table:table-cell office:value-type="float" office:value="1" calcext:value-type="float">
            <text:p>1</text:p>
          </table:table-cell>
        </table:table-row>
        <table:table-row table:style-name="ro1">
          <table:table-cell office:value-type="string" calcext:value-type="string">
            <text:p>Lisa Jane Smith does it again! (YEAH!)</text:p>
          </table:table-cell>
          <table:table-cell office:value-type="float" office:value="1" calcext:value-type="float">
            <text:p>1</text:p>
          </table:table-cell>
        </table:table-row>
        <table:table-row table:style-name="ro1">
          <table:table-cell office:value-type="string" calcext:value-type="string">
            <text:p>WOW!!!!!!!!</text:p>
          </table:table-cell>
          <table:table-cell office:value-type="float" office:value="1" calcext:value-type="float">
            <text:p>1</text:p>
          </table:table-cell>
        </table:table-row>
        <table:table-row table:style-name="ro1">
          <table:table-cell office:value-type="string" calcext:value-type="string">
            <text:p>Three vampire sisters run away and fall in love.</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8">00.00.0000</text:date>, <text:time style:data-style-name="N2" text:time-value="18:20:06.177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7:25:07.256000000</meta:creation-date>
    <dc:date>2023-12-08T19:16:40.693000000</dc:date>
    <meta:editing-duration>PT59M55S</meta:editing-duration>
    <meta:editing-cycles>6</meta:editing-cycles>
    <meta:generator>LibreOffice/7.5.3.2$Windows_X86_64 LibreOffice_project/9f56dff12ba03b9acd7730a5a481eea045e468f3</meta:generator>
    <meta:document-statistic meta:table-count="1" meta:cell-count="1000" meta:object-count="0"/>
  </office:meta>
</office:document-meta>
</file>